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margin-left="0cm" fo:margin-right="0cm" fo:text-indent="0.635cm" style:auto-text-indent="false"/>
    </style:style>
    <style:style style:name="P4" style:family="paragraph" style:parent-style-name="Normal">
      <style:paragraph-properties fo:margin-left="0.635cm" fo:margin-right="0cm" fo:text-indent="-0.635cm" style:auto-text-indent="false">
        <style:tab-stops>
          <style:tab-stop style:position="4.094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09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2.29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7.19cm"/>
        </style:tab-stops>
      </style:paragraph-properties>
    </style:style>
    <style:style style:name="P9" style:family="paragraph" style:parent-style-name="Normal">
      <style:paragraph-properties fo:margin-left="0.635cm" fo:margin-right="0cm" fo:text-indent="-0.635cm" style:auto-text-indent="false">
        <style:tab-stops>
          <style:tab-stop style:position="5.322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129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3.771cm"/>
          <style:tab-stop style:position="4.957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3.394cm"/>
          <style:tab-stop style:position="5.188cm"/>
          <style:tab-stop style:position="8.151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6.211cm"/>
        </style:tab-stops>
      </style:paragraph-properties>
    </style:style>
    <style:style style:name="P14" style:family="paragraph" style:parent-style-name="Heading_20_1" style:master-page-name="MP0">
      <style:paragraph-properties style:page-number="auto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/>
    <style:style style:name="P18" style:family="paragraph" style:parent-style-name="Normal">
      <style:text-properties officeooo:paragraph-rsid="001bce7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8314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4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" style:family="text">
      <style:text-properties style:language-asian="el" style:country-asian="GR" style:language-complex="el" style:country-complex="G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fr" fo:country="FR" style:language-asian="el" style:country-asian="GR" style:language-complex="el" style:country-complex="GR"/>
    </style:style>
    <style:style style:name="T11" style:family="text">
      <style:text-properties fo:language="it" fo:country="IT" style:language-asian="el" style:country-asian="GR" style:language-complex="el" style:country-complex="GR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fo:color="#000000" loext:opacity="100%" fo:font-style="italic" officeooo:rsid="001c8314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bookmark-start text:name="bookmark0"/>DE HUMERO IIS MODIS PROLA-<text:line-break/>PSO QUOS HIPPOCRATES NON<text:line-break/>VIDIT.<text:bookmark-end text:name="bookmark0"/></text:h>
      <text:p text:style-name="Normal">Teffatur quidem Hippocrates humeri caput prolapsum in<text:line-break/>alam dumtaxat fe vidisse; quidam vero ex recentioribus<text:line-break/>medicis scribunt in alias quoque partes excidere, ut in<text:line-break/>quas etiam prolabi possit. Nos autem quinquies hactenus<text:line-break/>ejusmodi casum nacti <text:span text:style-name="Default_20_Paragraph_20_Font"><text:span text:style-name="T1">t</text:span></text:span>onans, semel in Asia, Romae qua-<text:line-break/>ter, nec saepius arbitror Romae accidisse, quoniam medici<text:line-break/>omnes ut me consulerent quae praeter opinionem eveni-</text:p>
      <text:p text:style-name="P1">rent mihi ostendebant. Quater igitur procidit ac semper<text:line-break/>in prio<text:span text:style-name="Default_20_Paragraph_20_Font"><text:span text:style-name="T1">r</text:span></text:span>em partem. Erat autem dfcrimen eo qsiod nunc<text:line-break/>ab ipsa magis ad commissuram accedebat, nunc ab ipsa<text:line-break/>magis diducebatur in longitudinem vel latitudinem mem-.<text:line-break/>bri. Mirabar autem quodammodo, qui fieret ut Hippo-<text:line-break/>oratos hoc nunquam viderit; ex recentioribus vero unus<text:line-break/>dicat semel se vidisse, alter bis. Nemo autem ita faece<text:line-break/>sicut nos hactenus conspeximus et ferie rursus etiam con-<text:line-break/>fpiciemus. Existimamus autem non ca<text:span text:style-name="Default_20_Paragraph_20_Font"><text:span text:style-name="T1">t</text:span></text:span>o, fed ratione id<text:line-break/>nobis accidisse, ut deinceps ostendemus. Tu -Asia nostra<text:line-break/>primum inspeximus humerum ita prolapsum quum Smyr-<text:line-break/>nae adhuc a praeceptoribus erudiremur. Est autem haec<text:line-break/>urbs multo major illa cujus ubique meminit Hippocrates,<text:line-break/>ut qui ibi plurimum essemus. Post trigesimum et sccun-<text:line-break/>dum annum Romae degimus, quam urbem tot homines<text:line-break/>habitant, ut Polemo rhetor eam celebrans dixerit terrae<text:line-break/>habitatae compendium. Quod autem quater hactenus ejus-<text:line-break/>modi casus evenerit patere plane potest eo quod omnes</text:p>
      <text:p text:style-name="P1">medici, ut posui, mecum communicarent, quaecunque prae-<text:line-break/>ter opinionem nacti essent, ac non modo Romae nihil<text:line-break/>latere hujusmodi potuit, sed neque in portu atque in pro-<text:line-break/>xima urbe quam ostiam nominant; quum omnibus amicis<text:line-break/>uterer quicunque illis locis medicinam exercerent, quae<text:line-break/>et ipsa frequentissima furit. At urbes quarum meminit<text:line-break/>Hippocrates, ubi diutius egit, non plures incolunt quam<text:line-break/>Romae vicum unum. Nihil ergo mirum , si in frequen-<text:line-break/>tissima urbe plures incidunt in idem malum. lllud prae-<text:line-break/>terea experientia discens ductus <text:span text:style-name="Default_20_Paragraph_20_Font"><text:span text:style-name="T1">t</text:span></text:span>um ad cautam invenien-<text:line-break/>dant; nonnullis enim palaestra, nonnullis medicorum opera<text:line-break/>vifus est articulus eo modo excidere. Nam duo quidem<text:line-break/>ex iis quos vidi articulum in alam venisse mihi retule-<text:line-break/>runt ; medicis autem imperite urgentibus musculorum com-<text:line-break/>plexu arcte contentum fuisse focus ac principio apparui<text:span text:style-name="Default_20_Paragraph_20_Font"><text:span text:style-name="T1">t-<text:line-break/></text:span></text:span>ret. Quocirca si Romae has duas causas praeter hominum<text:line-break/>frequentiam adjicias, requires non quidem cur tot nactus</text:p>
      <text:p text:style-name="P1">sim, quibus humeri articulus ita prociderit , sed cur non<text:line-break/>plures. Hippocratis enim saeculo medici optime artis<text:line-break/>praecepta discebant, atque ea praesertim quae ad hujus-<text:line-break/>modi manus operam pertinent. Ea nunc a medicis vel<text:line-break/>nullo modo addiscuntur, vel certe exiguo temporis spatio;<text:line-break/>deinde palaestrae usus mirum in modum increvit, ubi<text:line-break/>ejus magistri membra variis modis contorquent atque per-<text:line-break/>vertuut. Requires igitur; ut dixi, non cur tot, sied cui in<text:line-break/>tot hominum millibus non plures viderim quos magistro-<text:line-break/>rum numerus in palaestra et inscitia medicorum in hujus-<text:line-break/>modi noxam compulerit. - Restituuntur autem luxata haec<text:line-break/>iisdem consiliis scilicet extendendo, impellendo et collo—<text:line-break/>cando. Non convenit autem ita impellere in hoc casu,<text:line-break/>sicut quando in aliam articulus eruperat. Ibi enim opus<text:line-break/>erat articulum primo in priorem partem , deinde surfum<text:line-break/>adducere, dum collocaretur e regione fui cavi. Nunc<text:line-break/>autem quum penitus.in priori parte commissurae sit, sive<text:line-break/>in interiorem sive in exteriorem partem adstrictus a mu-</text:p>
      <text:p text:style-name="P2">fontis inclinetur, impellere ipsum . oportet ad contrariam.<text:line-break/>regionem. In qua faciendo periculum est ne .ipse . deoec<text:line-break/><text:span text:style-name="Default_20_Paragraph_20_Font"><text:span text:style-name="T1">t</text:span></text:span>um lapsus a musculis in alam trahatur,. quam reman<text:line-break/>diversa extendentes praecipue vitamus. Non est autem<text:line-break/>abs re, dum in diversa contenditur, locum sepire qui sub<text:line-break/>ala est, quod nos Smyrnae fecimus ad articulum in palo-<text:line-break/>rem partem elapsum. . Accidit autem in palaestra, quum<text:line-break/>, brachium cuidam a luctante duplicaretur, sub quo modo<text:line-break/>potissimum articulus in priorem partem prorumpit; nos<text:line-break/>vero homine resupinato intensionem in contrarias partes<text:line-break/>adhibuimus similem illi quae per calcem fit, quodam a<text:line-break/>posteriori parte sedente ac loro lato fub ala iniecto , sinu<text:line-break/>aliqua re prius completo.. Nos, ut.. diximus, articulum e<text:line-break/>musculis quibus adstringebatur expellentes, dein remissa<text:line-break/>intensione sinimus attractum a musculis in se ipsos recur-<text:line-break/>rentibus in suum locum reponi. Hic. igitur prompte re—<text:line-break/>stitutus est, in palaestra enim protinus curationem ag-<text:line-break/>gressi fumus, satisque fuit affectum brachium a nobis. ipsis.</text:p>
      <text:p text:style-name="P2">extendi, non siccus atque in eo reponendi modo, ubi calce<text:line-break/>utimur, interdum etiam extendendi causa laqueum rnjici-<text:line-break/>mus. Sit autem laqueus ex iis qur facultatem habent<text:line-break/>extendendi aequaliter, qualis est duplex carchesius; qui<text:line-break/>ex duabus habenis conficitur. Sed ubi jam diu procidit,<text:line-break/>opus fuit scamno Hippocratis quod ipfe in .sequentibus<text:line-break/>tradet. Haec de articulo promp<text:span text:style-name="Default_20_Paragraph_20_Font"><text:span text:style-name="T1">t</text:span></text:span>o. Pergamus jam ad ea<text:line-break/>quae tractat de corporum varietate, quibus magis aut mi-<text:line-break/>nus humeri caput elabitur.</text:p>
      <text:h text:style-name="Heading_20_2" text:outline-level="2">XXIII.</text:h>
      <text:p text:style-name="P4">I<text:span text:style-name="Default_20_Paragraph_20_Font"><text:span text:style-name="T1">llud au</text:span></text:span>t<text:span text:style-name="Default_20_Paragraph_20_Font"><text:span text:style-name="T1">em</text:span></text:span> i<text:span text:style-name="Default_20_Paragraph_20_Font"><text:span text:style-name="T1">gnorare non oportet, quod in luxati</text:span></text:span>s <text:span text:style-name="Default_20_Paragraph_20_Font"><text:span text:style-name="T1">fac</text:span></text:span>i<text:span text:style-name="Default_20_Paragraph_20_Font"><text:span text:style-name="T1">le<text:line-break/>rest</text:span></text:span>i<text:span text:style-name="Default_20_Paragraph_20_Font"><text:span text:style-name="T1">tuend</text:span></text:span>is <text:span text:style-name="Default_20_Paragraph_20_Font"><text:span text:style-name="T1">naturae a naturis plurimum d</text:span></text:span>isse<text:span text:style-name="Default_20_Paragraph_20_Font"><text:span text:style-name="T1">runt et<text:line-break/>mul</text:span></text:span>t<text:span text:style-name="Default_20_Paragraph_20_Font"><text:span text:style-name="T1">um cavum a cavo d</text:span></text:span>i<text:span text:style-name="Default_20_Paragraph_20_Font"><text:span text:style-name="T1">stat: na</text:span></text:span>m <text:span text:style-name="Default_20_Paragraph_20_Font"><text:span text:style-name="T1">h</text:span></text:span>o<text:span text:style-name="Default_20_Paragraph_20_Font"><text:span text:style-name="T1">c qu</text:span></text:span>i<text:span text:style-name="Default_20_Paragraph_20_Font"><text:span text:style-name="T1">dem fac</text:span></text:span>i<text:span text:style-name="Default_20_Paragraph_20_Font"><text:span text:style-name="T1">l</text:span></text:span>i<text:span text:style-name="Default_20_Paragraph_20_Font"><text:span text:style-name="T1">u</text:span></text:span>s,<text:line-break/>i<text:span text:style-name="Default_20_Paragraph_20_Font"><text:span text:style-name="T1">llud vero m</text:span></text:span>i<text:span text:style-name="Default_20_Paragraph_20_Font"><text:span text:style-name="T1">nu</text:span></text:span>s <text:span text:style-name="Default_20_Paragraph_20_Font"><text:span text:style-name="T1">fac</text:span></text:span>il<text:span text:style-name="Default_20_Paragraph_20_Font"><text:span text:style-name="T1">e superatur; mul</text:span></text:span>t<text:span text:style-name="Default_20_Paragraph_20_Font"><text:span text:style-name="T1">um etiam d</text:span></text:span>i<text:span text:style-name="Default_20_Paragraph_20_Font"><text:span text:style-name="T1">sar</text:span></text:span>i-<text:line-break/>mi<text:span text:style-name="Default_20_Paragraph_20_Font"><text:span text:style-name="T1">n</text:span></text:span>is <text:span text:style-name="Default_20_Paragraph_20_Font"><text:span text:style-name="T1">est</text:span></text:span> i<text:span text:style-name="Default_20_Paragraph_20_Font"><text:span text:style-name="T1">nter eo</text:span></text:span>s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nervorum consu</text:span></text:span>mti<text:span text:style-name="Default_20_Paragraph_20_Font"><text:span text:style-name="T1">o laxa est<text:line-break/>et quibu</text:span></text:span>s <text:span text:style-name="Default_20_Paragraph_20_Font"><text:span text:style-name="T1">tensa.<text:tab/></text:span></text:span><text:span text:style-name="Default_20_Paragraph_20_Font"><text:span text:style-name="T3">.</text:span></text:span></text:p>
      <text:p text:style-name="P2">Quum fermonem de restituendo absolverit, causam<text:line-break/>docere incipit . quamobrem nonnullis facile quivis articu-<text:line-break/>Ius. excidit ac sine magno negotio reponitur, nonnullis<text:line-break/>contra raro accidit; sed magno negotio <text:span text:style-name="Default_20_Paragraph_20_Font"><text:span text:style-name="T1">r</text:span></text:span>estituitur. Qua<text:line-break/>in re nos supra et . ossium commissuras can<text:span text:style-name="Default_20_Paragraph_20_Font"><text:span text:style-name="T1">t</text:span></text:span>ati sumus et<text:line-break/>fuperinjectos musculos valentes aut laxos.; i</text:p>
      <text:h text:style-name="Heading_20_2" text:outline-level="2">XXIV.</text:h>
      <text:p text:style-name="P5"><text:span text:style-name="Default_20_Paragraph_20_Font"><text:span text:style-name="T1">Qu</text:span></text:span>i<text:span text:style-name="Default_20_Paragraph_20_Font"><text:span text:style-name="T1">busdam enim h</text:span></text:span>om<text:span text:style-name="Default_20_Paragraph_20_Font"><text:span text:style-name="T1">inibus hum</text:span></text:span>o<text:span text:style-name="Default_20_Paragraph_20_Font"><text:span text:style-name="T1">r in ar</text:span></text:span>t<text:span text:style-name="Default_20_Paragraph_20_Font"><text:span text:style-name="T1">icul</text:span></text:span>is <text:span text:style-name="Default_20_Paragraph_20_Font"><text:span text:style-name="T1">est pr</text:span></text:span>o<text:span text:style-name="Default_20_Paragraph_20_Font"><text:span text:style-name="T1">pter<text:line-break/>ad</text:span></text:span>i<text:span text:style-name="Default_20_Paragraph_20_Font"><text:span text:style-name="T1">unctos nervo</text:span></text:span>s, <text:span text:style-name="Default_20_Paragraph_20_Font"><text:span text:style-name="T1">si natura lax</text:span></text:span>i <text:span text:style-name="Default_20_Paragraph_20_Font"><text:span text:style-name="T1">fuer</text:span></text:span>i<text:span text:style-name="Default_20_Paragraph_20_Font"><text:span text:style-name="T1">nt et ex</text:span></text:span>t<text:span text:style-name="Default_20_Paragraph_20_Font"><text:span text:style-name="T1">end</text:span></text:span>i <text:span text:style-name="Default_20_Paragraph_20_Font"><text:span text:style-name="T1">fac</text:span></text:span>i<text:span text:style-name="Default_20_Paragraph_20_Font"><text:span text:style-name="T1">le<text:line-break/>pa</text:span></text:span>ti<text:span text:style-name="Default_20_Paragraph_20_Font"><text:span text:style-name="T1">an</text:span></text:span>t<text:span text:style-name="Default_20_Paragraph_20_Font"><text:span text:style-name="T1">ur. co</text:span></text:span>m<text:span text:style-name="Default_20_Paragraph_20_Font"><text:span text:style-name="T1">plure</text:span></text:span>s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v</text:span></text:span>i<text:span text:style-name="Default_20_Paragraph_20_Font"><text:span text:style-name="T1">dere l</text:span></text:span>i<text:span text:style-name="Default_20_Paragraph_20_Font"><text:span text:style-name="T1">cet</text:span></text:span> it<text:span text:style-name="Default_20_Paragraph_20_Font"><text:span text:style-name="T1">a hu</text:span></text:span>mi<text:span text:style-name="Default_20_Paragraph_20_Font"><text:span text:style-name="T1">da</text:span></text:span>s,<text:line-break/><text:span text:style-name="Default_20_Paragraph_20_Font"><text:span text:style-name="T1">ut ub</text:span></text:span>i <text:span text:style-name="Default_20_Paragraph_20_Font"><text:span text:style-name="T1">vel</text:span></text:span>i<text:span text:style-name="Default_20_Paragraph_20_Font"><text:span text:style-name="T1">nt sine dolore . ar</text:span></text:span>ti<text:span text:style-name="Default_20_Paragraph_20_Font"><text:span text:style-name="T1">cul</text:span></text:span>os <text:span text:style-name="Default_20_Paragraph_20_Font"><text:span text:style-name="T1">sua sude m</text:span></text:span>o<text:span text:style-name="Default_20_Paragraph_20_Font"><text:span text:style-name="T1">veant a</text:span></text:span>t-<text:line-break/><text:span text:style-name="Default_20_Paragraph_20_Font"><text:span text:style-name="T1">que</text:span></text:span> it<text:span text:style-name="Default_20_Paragraph_20_Font"><text:span text:style-name="T1">em sine d</text:span></text:span>o<text:span text:style-name="Default_20_Paragraph_20_Font"><text:span text:style-name="T1">lore rest</text:span></text:span>it<text:span text:style-name="Default_20_Paragraph_20_Font"><text:span text:style-name="T1">uant.</text:span></text:span></text:p>
      <text:p text:style-name="P3">Commutasse mihi sermonem videtur, quum nervosis<text:line-break/>corpora laxiora fiant ob humorem hominis naturalem; at</text:p>
      <text:p text:style-name="P1">non propterea quod laxiora sint, idcirco humor sit in ar-<text:line-break/>ficulis, cujus oppositum- indicant Hippocratis verba. . Vi-<text:line-break/>detur autem mihi voluisse. nervosa corpora propter humo-<text:line-break/>rem hominis facile plurimum extendi, non tamen hoc<text:line-break/>sua oratione assequitur, .. fed particula propter abusus<text:line-break/>lectorem adducit ad, intelligendam causam.</text:p>
      <text:h text:style-name="Heading_20_2" text:outline-level="2">XXU</text:h>
      <text:p text:style-name="P5">Di<text:span text:style-name="Default_20_Paragraph_20_Font"><text:span text:style-name="T1">sserunt e</text:span></text:span>t<text:span text:style-name="Default_20_Paragraph_20_Font"><text:span text:style-name="T1">iam</text:span></text:span> i<text:span text:style-name="Default_20_Paragraph_20_Font"><text:span text:style-name="T1">nter su</text:span></text:span> co<text:span text:style-name="Default_20_Paragraph_20_Font"><text:span text:style-name="T1">rporis hab</text:span></text:span>it<text:span text:style-name="Default_20_Paragraph_20_Font"><text:span text:style-name="T1">u</text:span></text:span>s: <text:span text:style-name="Default_20_Paragraph_20_Font"><text:span text:style-name="T1">qu</text:span></text:span>i<text:span text:style-name="Default_20_Paragraph_20_Font"><text:span text:style-name="T1">bus enim<text:line-break/>membrum. bon</text:span></text:span>i <text:span text:style-name="Default_20_Paragraph_20_Font"><text:span text:style-name="T1">hab</text:span></text:span>i<text:span text:style-name="Default_20_Paragraph_20_Font"><text:span text:style-name="T1">t</text:span></text:span>a<text:span text:style-name="Default_20_Paragraph_20_Font"><text:span text:style-name="T1">s..est e</text:span></text:span>t <text:span text:style-name="Default_20_Paragraph_20_Font"><text:span text:style-name="T1">carn</text:span></text:span>o<text:span text:style-name="Default_20_Paragraph_20_Font"><text:span text:style-name="T1">sum, art</text:span></text:span>ic<text:span text:style-name="Default_20_Paragraph_20_Font"><text:span text:style-name="T1">ulu</text:span></text:span>s <text:span text:style-name="Default_20_Paragraph_20_Font"><text:span text:style-name="T1">m</text:span></text:span>i<text:span text:style-name="Default_20_Paragraph_20_Font"><text:span text:style-name="T1">nu</text:span></text:span>s<text:line-break/><text:span text:style-name="Default_20_Paragraph_20_Font"><text:span text:style-name="T1">exc</text:span></text:span>i<text:span text:style-name="Default_20_Paragraph_20_Font"><text:span text:style-name="T1">d</text:span></text:span>i<text:span text:style-name="Default_20_Paragraph_20_Font"><text:span text:style-name="T1">t et aegr</text:span></text:span>i<text:span text:style-name="Default_20_Paragraph_20_Font"><text:span text:style-name="T1">u</text:span></text:span>s <text:span text:style-name="Default_20_Paragraph_20_Font"><text:span text:style-name="T1">rep</text:span></text:span>o<text:span text:style-name="Default_20_Paragraph_20_Font"><text:span text:style-name="T1">n</text:span></text:span>i<text:span text:style-name="Default_20_Paragraph_20_Font"><text:span text:style-name="T1">tur; qu</text:span></text:span>i<text:span text:style-name="Default_20_Paragraph_20_Font"><text:span text:style-name="T1">bu</text:span></text:span>s <text:span text:style-name="Default_20_Paragraph_20_Font"><text:span text:style-name="T1">quam soleat</text:span></text:span> t<text:span text:style-name="Default_20_Paragraph_20_Font"><text:span text:style-name="T1">enu</text:span></text:span>i<text:span text:style-name="Default_20_Paragraph_20_Font"><text:span text:style-name="T1">u</text:span></text:span>s<text:line-break/><text:span text:style-name="Default_20_Paragraph_20_Font"><text:span text:style-name="T1">est e</text:span></text:span>t <text:span text:style-name="Default_20_Paragraph_20_Font"><text:span text:style-name="T1">minu</text:span></text:span>s <text:span text:style-name="Default_20_Paragraph_20_Font"><text:span text:style-name="T1">ca</text:span></text:span>n<text:span text:style-name="Default_20_Paragraph_20_Font"><text:span text:style-name="T1">nosu</text:span></text:span>m, , <text:span text:style-name="Default_20_Paragraph_20_Font"><text:span text:style-name="T1">mag</text:span></text:span>is <text:span text:style-name="Default_20_Paragraph_20_Font"><text:span text:style-name="T1">elabitur et fac</text:span></text:span>i<text:span text:style-name="Default_20_Paragraph_20_Font"><text:span text:style-name="T1">l</text:span></text:span>i<text:span text:style-name="Default_20_Paragraph_20_Font"><text:span text:style-name="T1">u</text:span></text:span>s <text:span text:style-name="Default_20_Paragraph_20_Font"><text:span text:style-name="T1">rest</text:span></text:span>i-<text:line-break/>l<text:span text:style-name="Default_20_Paragraph_20_Font"><text:span text:style-name="T1">u</text:span></text:span>it<text:span text:style-name="Default_20_Paragraph_20_Font"><text:span text:style-name="T1">ur. Cu</text:span></text:span>j<text:span text:style-name="Default_20_Paragraph_20_Font"><text:span text:style-name="T1">u</text:span></text:span>s <text:span text:style-name="Default_20_Paragraph_20_Font"><text:span text:style-name="T1">re</text:span></text:span>i i<text:span text:style-name="Default_20_Paragraph_20_Font"><text:span text:style-name="T1">nd</text:span></text:span>i<text:span text:style-name="Default_20_Paragraph_20_Font"><text:span text:style-name="T1">c</text:span></text:span>io <text:span text:style-name="Default_20_Paragraph_20_Font"><text:span text:style-name="T1">sun</text:span></text:span>t <text:span text:style-name="Default_20_Paragraph_20_Font"><text:span text:style-name="T1">bove</text:span></text:span>s,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femur su</text:span></text:span>o<text:line-break/><text:span text:style-name="Default_20_Paragraph_20_Font"><text:span text:style-name="T1">cavo mag</text:span></text:span>i<text:span text:style-name="Default_20_Paragraph_20_Font"><text:span text:style-name="T1">s eru</text:span></text:span>m<text:span text:style-name="Default_20_Paragraph_20_Font"><text:span text:style-name="T1">p</text:span></text:span>it , t<text:span text:style-name="Default_20_Paragraph_20_Font"><text:span text:style-name="T1">unc quu</text:span></text:span>m i<text:span text:style-name="Default_20_Paragraph_20_Font"><text:span text:style-name="T1">psi emacrescunt. E</text:span></text:span>m<text:span text:style-name="Default_20_Paragraph_20_Font"><text:span text:style-name="T1">a-<text:line-break/>crescun</text:span></text:span>t <text:span text:style-name="Default_20_Paragraph_20_Font"><text:span text:style-name="T1">aute</text:span></text:span>m. <text:span text:style-name="Default_20_Paragraph_20_Font"><text:span text:style-name="T1">b</text:span></text:span>o<text:span text:style-name="Default_20_Paragraph_20_Font"><text:span text:style-name="T1">ve</text:span></text:span>s <text:span text:style-name="Default_20_Paragraph_20_Font"><text:span text:style-name="T1">max</text:span></text:span>im<text:span text:style-name="Default_20_Paragraph_20_Font"><text:span text:style-name="T1">e ul</text:span></text:span>tim<text:span text:style-name="Default_20_Paragraph_20_Font"><text:span text:style-name="T1">a hieme. </text:span></text:span>T<text:span text:style-name="Default_20_Paragraph_20_Font"><text:span text:style-name="T1">unc igi-<text:line-break/></text:span></text:span>t<text:span text:style-name="Default_20_Paragraph_20_Font"><text:span text:style-name="T1">ur maxime h</text:span></text:span>is <text:span text:style-name="Default_20_Paragraph_20_Font"><text:span text:style-name="T1">articul</text:span></text:span>i <text:span text:style-name="Default_20_Paragraph_20_Font"><text:span text:style-name="T1">luxantur, modo tale quid in<text:line-break/>med</text:span></text:span>i<text:span text:style-name="Default_20_Paragraph_20_Font"><text:span text:style-name="T1">c</text:span></text:span>i<text:span text:style-name="Default_20_Paragraph_20_Font"><text:span text:style-name="T1">na scribere conven</text:span></text:span>i<text:span text:style-name="Default_20_Paragraph_20_Font"><text:span text:style-name="T1">at, sed certe conven</text:span></text:span>it.</text:p>
      <text:p text:style-name="P2">Naturae atque articulorum differe<text:span text:style-name="Default_20_Paragraph_20_Font"><text:span text:style-name="T1">n</text:span></text:span>tiae , fissi quibus<text:line-break/>ipsi seu prompte feu vix procidunt et revertuntur , duae<text:line-break/>su<text:span text:style-name="Default_20_Paragraph_20_Font"><text:span text:style-name="T1">n</text:span></text:span>t, quas saepius recensui, quum -ru superioribus habeam.<text:line-break/>tur. lllis non<text:span text:style-name="Default_20_Paragraph_20_Font"><text:span text:style-name="T1">n</text:span></text:span>u<text:span text:style-name="Default_20_Paragraph_20_Font"><text:span text:style-name="T1">n</text:span></text:span>quam tertia accedit quam <text:span text:style-name="Default_20_Paragraph_20_Font"><text:span text:style-name="T1">n</text:span></text:span>unc exfequi-<text:line-break/>tur a crassitudine vel macie corporis -orta, quam <text:span text:style-name="Default_20_Paragraph_20_Font"><text:span text:style-name="T6">σχἐσιν</text:span></text:span><text:span text:style-name="Default_20_Paragraph_20_Font"><text:span text:style-name="T8">,<text:line-break/></text:span></text:span>id est habitum, dicunt. Hominibus enim quo habiliores<text:line-break/>efficiuntur eo articuli aegrius excidunt ac reponuntur, quo-<text:line-break/>niam currus copia undique constringu<text:span text:style-name="Default_20_Paragraph_20_Font"><text:span text:style-name="T1">n</text:span></text:span>tur; contra iis qui<text:line-break/>emacrescunt relaxatur cutis ejus carnis quae commissuram<text:line-break/>complectitur, parumque prohibet quominus articulus ex-<text:line-break/>cidat et revertatur. Nec quidquam deterius agitur cum<text:line-break/>his qui <text:span text:style-name="Default_20_Paragraph_20_Font"><text:span text:style-name="T1">n</text:span></text:span>atura graciliores sunt : quam cum his qui ple-<text:line-break/>niores. offe<text:span text:style-name="Default_20_Paragraph_20_Font"><text:span text:style-name="T1">n</text:span></text:span>dimus enim in libro de temperamentis gra-<text:line-break/>citiorem esse- naturae siccioris, pleniorem magis madere.<text:line-break/>Quocirca musculi quum gracilibus robustiores si<text:span text:style-name="Default_20_Paragraph_20_Font"><text:span text:style-name="T1">n</text:span></text:span>t, com-<text:line-break/>missuram coarctant, plenioribus cario, quatenus magis<text:line-break/>abundat, adstri<text:span text:style-name="Default_20_Paragraph_20_Font"><text:span text:style-name="T1">n</text:span></text:span>git id quod articulum ambit; quatenus</text:p>
      <text:p text:style-name="P2">autem mollis est, facile pervertitur;. quum orotu udorum<text:line-break/>ossium quae sua fede moventur capita admittat,. sicut utri-<text:line-break/>que quod ad. articulos .excidentes attinet,.. aequales . sinti<text:line-break/>Si quis tamen habitior aliquando emacrescit, facilius huic<text:line-break/>articuli elabuntur ac rursus reconduntur tunc quam antea.<text:line-break/>Non secus .etiam si quis natura. gracilis- carne .impleatur,<text:line-break/>ei vsp procidit atque-aegre revertitur. Quam rem com-<text:line-break/>probat per. ea quae in bobus apparant, ita aperte loquu-<text:line-break/>tus, .ut nulla explanatione opus sit., nisi. alicubi in uno<text:line-break/>vel altero- vocabulo quae a me notabuntur... .</text:p>
      <text:h text:style-name="Heading_20_2" text:outline-level="2">XXVI.</text:h>
      <text:p text:style-name="P5"><text:span text:style-name="Default_20_Paragraph_20_Font"><text:span text:style-name="T1">Rec</text:span></text:span>t<text:span text:style-name="Default_20_Paragraph_20_Font"><text:span text:style-name="T1">e en</text:span></text:span>i<text:span text:style-name="Default_20_Paragraph_20_Font"><text:span text:style-name="T1">m scripsit</text:span></text:span> no <text:span text:style-name="Default_20_Paragraph_20_Font"><text:span text:style-name="T1">meru</text:span></text:span>s <text:span text:style-name="Default_20_Paragraph_20_Font"><text:span text:style-name="T1">ex o</text:span></text:span>m<text:span text:style-name="Default_20_Paragraph_20_Font"><text:span text:style-name="T1">ni pecore bove</text:span></text:span>s t<text:span text:style-name="Default_20_Paragraph_20_Font"><text:span text:style-name="T1">e</text:span></text:span>m-<text:line-break/><text:span text:style-name="Default_20_Paragraph_20_Font"><text:span text:style-name="T1">p</text:span></text:span>u<text:span text:style-name="Default_20_Paragraph_20_Font"><text:span text:style-name="T1">re hoc</text:span></text:span> m<text:span text:style-name="Default_20_Paragraph_20_Font"><text:span text:style-name="T1">ax</text:span></text:span>i<text:span text:style-name="Default_20_Paragraph_20_Font"><text:span text:style-name="T1">me pat</text:span></text:span>i, .<text:span text:style-name="Default_20_Paragraph_20_Font"><text:span text:style-name="T1">atque</text:span></text:span> i<text:span text:style-name="Default_20_Paragraph_20_Font"><text:span text:style-name="T1">nter bove</text:span></text:span>s <text:span text:style-name="Default_20_Paragraph_20_Font"><text:span text:style-name="T1">qu</text:span></text:span>i <text:span text:style-name="Default_20_Paragraph_20_Font"><text:span text:style-name="T1">arant, quum<text:line-break/>h</text:span></text:span>i<text:span text:style-name="Default_20_Paragraph_20_Font"><text:span text:style-name="T1">eme lab</text:span></text:span>o<text:span text:style-name="Default_20_Paragraph_20_Font"><text:span text:style-name="T1">rent : h</text:span></text:span>is i<text:span text:style-name="Default_20_Paragraph_20_Font"><text:span text:style-name="T1">g</text:span></text:span>it<text:span text:style-name="Default_20_Paragraph_20_Font"><text:span text:style-name="T1">ur</text:span></text:span> m<text:span text:style-name="Default_20_Paragraph_20_Font"><text:span text:style-name="T1">ax</text:span></text:span>i<text:span text:style-name="Default_20_Paragraph_20_Font"><text:span text:style-name="T1">me ar</text:span></text:span>ti<text:span text:style-name="Default_20_Paragraph_20_Font"><text:span text:style-name="T1">culu</text:span></text:span>s <text:span text:style-name="Default_20_Paragraph_20_Font"><text:span text:style-name="T1">exc</text:span></text:span>i<text:span text:style-name="Default_20_Paragraph_20_Font"><text:span text:style-name="T1">d</text:span></text:span>i<text:span text:style-name="Default_20_Paragraph_20_Font"><text:span text:style-name="T1">t,<text:line-break/>qu</text:span></text:span>o<text:span text:style-name="Default_20_Paragraph_20_Font"><text:span text:style-name="T1">n</text:span></text:span>i<text:span text:style-name="Default_20_Paragraph_20_Font"><text:span text:style-name="T1">am max</text:span></text:span>i<text:span text:style-name="Default_20_Paragraph_20_Font"><text:span text:style-name="T1">me extenuantur^ </text:span></text:span>N<text:span text:style-name="Default_20_Paragraph_20_Font"><text:span text:style-name="T1">amque aliud pecu</text:span></text:span>s<text:line-break/><text:span text:style-name="Default_20_Paragraph_20_Font"><text:span text:style-name="T1">pascere .ex</text:span></text:span>i<text:span text:style-name="Default_20_Paragraph_20_Font"><text:span text:style-name="T1">guas herbas potest., bo</text:span></text:span>s <text:span text:style-name="Default_20_Paragraph_20_Font"><text:span text:style-name="T1">non. item, priusquam</text:span></text:span></text:p>
      <text:p text:style-name="P6"><text:span text:style-name="Default_20_Paragraph_20_Font"><text:span text:style-name="T1">grandiores stant. Aliud en</text:span></text:span>i<text:span text:style-name="Default_20_Paragraph_20_Font"><text:span text:style-name="T1">m pecu</text:span></text:span>s <text:span text:style-name="Default_20_Paragraph_20_Font"><text:span text:style-name="T1">tenue</text:span></text:span>m <text:span text:style-name="Default_20_Paragraph_20_Font"><text:span text:style-name="T1">habe</text:span></text:span>t <text:span text:style-name="Default_20_Paragraph_20_Font"><text:span text:style-name="T1">la-<text:line-break/>br</text:span></text:span>o<text:span text:style-name="Default_20_Paragraph_20_Font"><text:span text:style-name="T1">rum pr</text:span></text:span>o<text:span text:style-name="Default_20_Paragraph_20_Font"><text:span text:style-name="T1">m</text:span></text:span>i<text:span text:style-name="Default_20_Paragraph_20_Font"><text:span text:style-name="T1">nen</text:span></text:span>ti<text:span text:style-name="Default_20_Paragraph_20_Font"><text:span text:style-name="T1">a</text:span></text:span>m, <text:span text:style-name="Default_20_Paragraph_20_Font"><text:span text:style-name="T1">tenue</text:span></text:span>s i<text:span text:style-name="Default_20_Paragraph_20_Font"><text:span text:style-name="T1">tem mala</text:span></text:span>s; <text:span text:style-name="Default_20_Paragraph_20_Font"><text:span text:style-name="T1">b</text:span></text:span>o<text:span text:style-name="Default_20_Paragraph_20_Font"><text:span text:style-name="T1">bu</text:span></text:span>s <text:span text:style-name="Default_20_Paragraph_20_Font"><text:span text:style-name="T1">c</text:span></text:span>o<text:span text:style-name="Default_20_Paragraph_20_Font"><text:span text:style-name="T1">ntra<text:line-break/>labrorum pr</text:span></text:span>o<text:span text:style-name="Default_20_Paragraph_20_Font"><text:span text:style-name="T1">m</text:span></text:span>i<text:span text:style-name="Default_20_Paragraph_20_Font"><text:span text:style-name="T1">nen</text:span></text:span>ti<text:span text:style-name="Default_20_Paragraph_20_Font"><text:span text:style-name="T1">a crasse est, malae aute</text:span></text:span>m <text:span text:style-name="Default_20_Paragraph_20_Font"><text:span text:style-name="T1">hebete</text:span></text:span>s <text:span text:style-name="Default_20_Paragraph_20_Font"><text:span text:style-name="T1">et<text:line-break/>crustae atque</text:span></text:span> i<text:span text:style-name="Default_20_Paragraph_20_Font"><text:span text:style-name="T1">dc</text:span></text:span>i<text:span text:style-name="Default_20_Paragraph_20_Font"><text:span text:style-name="T1">rc</text:span></text:span>o <text:span text:style-name="Default_20_Paragraph_20_Font"><text:span text:style-name="T1">ex</text:span></text:span>i<text:span text:style-name="Default_20_Paragraph_20_Font"><text:span text:style-name="T1">gui</text:span></text:span>s <text:span text:style-name="Default_20_Paragraph_20_Font"><text:span text:style-name="T1">herbi</text:span></text:span>s <text:span text:style-name="Default_20_Paragraph_20_Font"><text:span text:style-name="T1">non possent eas<text:line-break/>sub</text:span></text:span>iic<text:span text:style-name="Default_20_Paragraph_20_Font"><text:span text:style-name="T1">ere.</text:span></text:span></text:p>
      <text:p text:style-name="P3">Pecus <text:span text:style-name="Default_20_Paragraph_20_Font"><text:span text:style-name="T6">πρόβατα</text:span></text:span><text:span text:style-name="Default_20_Paragraph_20_Font"><text:span text:style-name="T8"> </text:span></text:span>nunc dixit significare volens universum<text:line-break/>pecus, quemadmodum et in libro de morbo comitiali, ubi<text:line-break/>ad verbum legitur : <text:span text:style-name="Default_20_Paragraph_20_Font"><text:span text:style-name="T6">ούκ</text:span></text:span><text:span text:style-name="Default_20_Paragraph_20_Font"><text:span text:style-name="T8"> </text:span></text:span><text:span text:style-name="Default_20_Paragraph_20_Font"><text:span text:style-name="T6">ἔστιν</text:span></text:span><text:span text:style-name="Default_20_Paragraph_20_Font"><text:span text:style-name="T8"> </text:span></text:span><text:span text:style-name="Default_20_Paragraph_20_Font"><text:span text:style-name="T6">ἄλλο</text:span></text:span><text:span text:style-name="Default_20_Paragraph_20_Font"><text:span text:style-name="T8"> </text:span></text:span><text:span text:style-name="Default_20_Paragraph_20_Font"><text:span text:style-name="T6">πρόβατ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 </text:span></text:span><text:span text:style-name="Default_20_Paragraph_20_Font"><text:span text:style-name="T7">ο</text:span></text:span><text:span text:style-name="Default_20_Paragraph_20_Font"><text:span text:style-name="T6">ίδὲ</text:span></text:span><text:span text:style-name="Default_20_Paragraph_20_Font"><text:span text:style-name="T7">ν</text:span></text:span><text:span text:style-name="Default_20_Paragraph_20_Font"><text:span text:style-name="T8"> </text:span></text:span><text:span text:style-name="Default_20_Paragraph_20_Font"><text:span text:style-name="T6">ἡ</text:span></text:span><text:span text:style-name="Default_20_Paragraph_20_Font"><text:span text:style-name="T8"> </text:span></text:span><text:span text:style-name="Default_20_Paragraph_20_Font"><text:span text:style-name="T6">βόες</text:span></text:span><text:span text:style-name="Default_20_Paragraph_20_Font"><text:span text:style-name="T8"><text:line-break/></text:span></text:span><text:span text:style-name="Default_20_Paragraph_20_Font"><text:span text:style-name="T6">καὶ</text:span></text:span><text:span text:style-name="Default_20_Paragraph_20_Font"><text:span text:style-name="T8"> </text:span></text:span><text:span text:style-name="Default_20_Paragraph_20_Font"><text:span text:style-name="T6">αὶγες</text:span></text:span><text:span text:style-name="Default_20_Paragraph_20_Font"><text:span text:style-name="T8">. </text:span></text:span>Simile quid apud poetam legitur ubi ait: <text:span text:style-name="Default_20_Paragraph_20_Font"><text:span text:style-name="T1">i</text:span></text:span></text:p>
      <text:p text:style-name="P3"><text:span text:style-name="Default_20_Paragraph_20_Font"><text:span text:style-name="T6">Είολλα</text:span></text:span><text:span text:style-name="Default_20_Paragraph_20_Font"><text:span text:style-name="T8"> </text:span></text:span><text:span text:style-name="Default_20_Paragraph_20_Font"><text:span text:style-name="T6">τε</text:span></text:span><text:span text:style-name="Default_20_Paragraph_20_Font"><text:span text:style-name="T8"> </text:span></text:span><text:span text:style-name="Default_20_Paragraph_20_Font"><text:span text:style-name="T6">οἱ</text:span></text:span><text:span text:style-name="Default_20_Paragraph_20_Font"><text:span text:style-name="T8"> </text:span></text:span><text:span text:style-name="Default_20_Paragraph_20_Font"><text:span text:style-name="T6">πρόβαἀ</text:span></text:span><text:span text:style-name="Default_20_Paragraph_20_Font"><text:span text:style-name="T8"> </text:span></text:span><text:span text:style-name="Default_20_Paragraph_20_Font"><text:span text:style-name="T6">ἐστι</text:span></text:span><text:span text:style-name="Default_20_Paragraph_20_Font"><text:span text:style-name="T8">.</text:span></text:span></text:p>
      <text:p text:style-name="P3">Vult enim significare gregem pecudum armentumque, quam<text:line-break/>vocem e majoribus multi similiter usurparunt.</text:p>
      <text:h text:style-name="Heading_20_2" text:outline-level="2">XXVII.</text:h>
      <text:p text:style-name="P5">F<text:span text:style-name="Default_20_Paragraph_20_Font"><text:span text:style-name="T1">eru</text:span></text:span>m <text:span text:style-name="Default_20_Paragraph_20_Font"><text:span text:style-name="T1">ani</text:span></text:span>m<text:span text:style-name="Default_20_Paragraph_20_Font"><text:span text:style-name="T1">al</text:span></text:span>i<text:span text:style-name="Default_20_Paragraph_20_Font"><text:span text:style-name="T1">a quae sol</text:span></text:span>i<text:span text:style-name="Default_20_Paragraph_20_Font"><text:span text:style-name="T1">d</text:span></text:span>i <text:span text:style-name="Default_20_Paragraph_20_Font"><text:span text:style-name="T1">ped</text:span></text:span>is <text:span text:style-name="Default_20_Paragraph_20_Font"><text:span text:style-name="T1">sunt, utpote quae u</text:span></text:span>t<text:span text:style-name="Default_20_Paragraph_20_Font"><text:span text:style-name="T1">r</text:span></text:span>u<text:span text:style-name="Default_20_Paragraph_20_Font"><text:span text:style-name="T1">m-<text:line-break/>que sint den</text:span></text:span>t<text:span text:style-name="Default_20_Paragraph_20_Font"><text:span text:style-name="T1">ata, vellere poscunt et ex</text:span></text:span>i<text:span text:style-name="Default_20_Paragraph_20_Font"><text:span text:style-name="T1">gu</text:span></text:span>is <text:span text:style-name="Default_20_Paragraph_20_Font"><text:span text:style-name="T1">herb</text:span></text:span>is <text:span text:style-name="Default_20_Paragraph_20_Font"><text:span text:style-name="T1">den-</text:span></text:span></text:p>
      <text:p text:style-name="P2">t<text:span text:style-name="Default_20_Paragraph_20_Font"><text:span text:style-name="T1">es subsuere gaudentque</text:span></text:span> e<text:span text:style-name="Default_20_Paragraph_20_Font"><text:span text:style-name="T1">jusmodi herba magis quam<text:line-break/>grand</text:span></text:span>i<text:span text:style-name="Default_20_Paragraph_20_Font"><text:span text:style-name="T1">or</text:span></text:span>i. <text:span text:style-name="Default_20_Paragraph_20_Font"><text:span text:style-name="T1">omn</text:span></text:span>i<text:span text:style-name="Default_20_Paragraph_20_Font"><text:span text:style-name="T1">no en</text:span></text:span>i<text:span text:style-name="Default_20_Paragraph_20_Font"><text:span text:style-name="T1">m me</text:span></text:span>li<text:span text:style-name="Default_20_Paragraph_20_Font"><text:span text:style-name="T1">or est ac sa</text:span></text:span>nio<text:span text:style-name="Default_20_Paragraph_20_Font"><text:span text:style-name="T1">r ex</text:span></text:span>i<text:span text:style-name="Default_20_Paragraph_20_Font"><text:span text:style-name="T1">gua<text:line-break/>herba quam quae grand</text:span></text:span>i<text:span text:style-name="Default_20_Paragraph_20_Font"><text:span text:style-name="T1">s est, ante</text:span></text:span>q<text:span text:style-name="Default_20_Paragraph_20_Font"><text:span text:style-name="T1">ua</text:span></text:span>m <text:span text:style-name="Default_20_Paragraph_20_Font"><text:span text:style-name="T1">ad matu</text:span></text:span>rat<text:span text:style-name="Default_20_Paragraph_20_Font"><text:span text:style-name="T1">a-<text:line-break/></text:span></text:span>t<text:span text:style-name="Default_20_Paragraph_20_Font"><text:span text:style-name="T1">em ven</text:span></text:span>i<text:span text:style-name="Default_20_Paragraph_20_Font"><text:span text:style-name="T1">at; ac propterea scr</text:span></text:span>i<text:span text:style-name="Default_20_Paragraph_20_Font"><text:span text:style-name="T1">psit:</text:span></text:span></text:p>
      <text:p text:style-name="P3"><text:span text:style-name="Default_20_Paragraph_20_Font"><text:span text:style-name="T1">s</text:span></text:span>i<text:span text:style-name="Default_20_Paragraph_20_Font"><text:span text:style-name="T1">cu</text:span></text:span>t <text:span text:style-name="Default_20_Paragraph_20_Font"><text:span text:style-name="T1">quand</text:span></text:span>o <text:span text:style-name="Default_20_Paragraph_20_Font"><text:span text:style-name="T1">redit gratum ver bobus in orbem,<text:line-break/>Crura qu</text:span></text:span>i<text:span text:style-name="Default_20_Paragraph_20_Font"><text:span text:style-name="T1">bu</text:span></text:span>s <text:span text:style-name="Default_20_Paragraph_20_Font"><text:span text:style-name="T1">vertuntur,</text:span></text:span></text:p>
      <text:p text:style-name="P3"><text:span text:style-name="Default_20_Paragraph_20_Font"><text:span text:style-name="T1">quoniam grand</text:span></text:span>i<text:span text:style-name="Default_20_Paragraph_20_Font"><text:span text:style-name="T1">or herba</text:span></text:span> j<text:span text:style-name="Default_20_Paragraph_20_Font"><text:span text:style-name="T1">ucund</text:span></text:span>i/<text:span text:style-name="Default_20_Paragraph_20_Font"><text:span text:style-name="T1">stma ill</text:span></text:span>is <text:span text:style-name="Default_20_Paragraph_20_Font"><text:span text:style-name="T1">v</text:span></text:span>i<text:span text:style-name="Default_20_Paragraph_20_Font"><text:span text:style-name="T1">detur. sed<text:line-break/>et bos natura hunc. art</text:span></text:span>i<text:span text:style-name="Default_20_Paragraph_20_Font"><text:span text:style-name="T1">culum</text:span></text:span> l<text:span text:style-name="Default_20_Paragraph_20_Font"><text:span text:style-name="T1">ax</text:span></text:span>i<text:span text:style-name="Default_20_Paragraph_20_Font"><text:span text:style-name="T1">orem reliqu</text:span></text:span>is . <text:span text:style-name="Default_20_Paragraph_20_Font"><text:span text:style-name="T1">habet,<text:line-break/>atque ea de causa pede</text:span></text:span>m <text:span text:style-name="Default_20_Paragraph_20_Font"><text:span text:style-name="T1">c</text:span></text:span>i<text:span text:style-name="Default_20_Paragraph_20_Font"><text:span text:style-name="T1">rcu</text:span></text:span>m<text:span text:style-name="Default_20_Paragraph_20_Font"><text:span text:style-name="T1">v</text:span></text:span>o<text:span text:style-name="Default_20_Paragraph_20_Font"><text:span text:style-name="T1">lv</text:span></text:span>i<text:span text:style-name="Default_20_Paragraph_20_Font"><text:span text:style-name="T1">t mag</text:span></text:span>is <text:span text:style-name="Default_20_Paragraph_20_Font"><text:span text:style-name="T1">qua</text:span></text:span>m <text:span text:style-name="Default_20_Paragraph_20_Font"><text:span text:style-name="T1">ce-<text:line-break/>tera an</text:span></text:span>i<text:span text:style-name="Default_20_Paragraph_20_Font"><text:span text:style-name="T1">mal</text:span></text:span>i<text:span text:style-name="Default_20_Paragraph_20_Font"><text:span text:style-name="T1">a , praeser</text:span></text:span>t<text:span text:style-name="Default_20_Paragraph_20_Font"><text:span text:style-name="T1">im ubi</text:span></text:span> m<text:span text:style-name="Default_20_Paragraph_20_Font"><text:span text:style-name="T1">ac</text:span></text:span>i<text:span text:style-name="Default_20_Paragraph_20_Font"><text:span text:style-name="T1">e sienioque confec</text:span></text:span>t<text:span text:style-name="Default_20_Paragraph_20_Font"><text:span text:style-name="T1">u</text:span></text:span>s<text:line-break/><text:span text:style-name="Default_20_Paragraph_20_Font"><text:span text:style-name="T1">sit; qua</text:span></text:span>s <text:span text:style-name="Default_20_Paragraph_20_Font"><text:span text:style-name="T1">ob re</text:span></text:span>s <text:span text:style-name="Default_20_Paragraph_20_Font"><text:span text:style-name="T1">omne</text:span></text:span>s <text:span text:style-name="Default_20_Paragraph_20_Font"><text:span text:style-name="T1">bovi</text:span></text:span> m<text:span text:style-name="Default_20_Paragraph_20_Font"><text:span text:style-name="T1">ax</text:span></text:span>im<text:span text:style-name="Default_20_Paragraph_20_Font"><text:span text:style-name="T1">e prolab</text:span></text:span>i<text:span text:style-name="Default_20_Paragraph_20_Font"><text:span text:style-name="T1">tur. </text:span></text:span>P<text:span text:style-name="Default_20_Paragraph_20_Font"><text:span text:style-name="T1">lu-<text:line-break/>r</text:span></text:span>im<text:span text:style-name="Default_20_Paragraph_20_Font"><text:span text:style-name="T1">a de ipsa scripta sunt, quon</text:span></text:span>i<text:span text:style-name="Default_20_Paragraph_20_Font"><text:span text:style-name="T1">a</text:span></text:span>m <text:span text:style-name="Default_20_Paragraph_20_Font"><text:span text:style-name="T1">haec stdem fe</text:span></text:span>ri<text:span text:style-name="Default_20_Paragraph_20_Font"><text:span text:style-name="T1">unt<text:line-break/>eorum omn</text:span></text:span>i<text:span text:style-name="Default_20_Paragraph_20_Font"><text:span text:style-name="T1">um quae proposi</text:span></text:span>t<text:span text:style-name="Default_20_Paragraph_20_Font"><text:span text:style-name="T1">a sun</text:span></text:span>t. <text:span text:style-name="Default_20_Paragraph_20_Font"><text:span text:style-name="T1">sed u</text:span></text:span>t <text:span text:style-name="Default_20_Paragraph_20_Font"><text:span text:style-name="T1">eo rever-<text:line-break/>tatur orat</text:span></text:span>io <text:span text:style-name="Default_20_Paragraph_20_Font"><text:span text:style-name="T1">unde d</text:span></text:span>i<text:span text:style-name="Default_20_Paragraph_20_Font"><text:span text:style-name="T1">gressi</text:span></text:span>s <text:span text:style-name="Default_20_Paragraph_20_Font"><text:span text:style-name="T1">est, grac</text:span></text:span>i<text:span text:style-name="Default_20_Paragraph_20_Font"><text:span text:style-name="T1">l</text:span></text:span>i<text:span text:style-name="Default_20_Paragraph_20_Font"><text:span text:style-name="T1">bus</text:span></text:span> m<text:span text:style-name="Default_20_Paragraph_20_Font"><text:span text:style-name="T1">ag</text:span></text:span>i<text:span text:style-name="Default_20_Paragraph_20_Font"><text:span text:style-name="T1">s prola-<text:line-break/>b</text:span></text:span>i<text:span text:style-name="Default_20_Paragraph_20_Font"><text:span text:style-name="T1">tur ar</text:span></text:span>ti<text:span text:style-name="Default_20_Paragraph_20_Font"><text:span text:style-name="T1">culus ac c</text:span></text:span>i<text:span text:style-name="Default_20_Paragraph_20_Font"><text:span text:style-name="T1">t</text:span></text:span>i<text:span text:style-name="Default_20_Paragraph_20_Font"><text:span text:style-name="T1">u</text:span></text:span>s <text:span text:style-name="Default_20_Paragraph_20_Font"><text:span text:style-name="T1">rep</text:span></text:span>o<text:span text:style-name="Default_20_Paragraph_20_Font"><text:span text:style-name="T1">n</text:span></text:span>it<text:span text:style-name="Default_20_Paragraph_20_Font"><text:span text:style-name="T1">ur quam iis qui bono<text:line-break/>hab</text:span></text:span>i<text:span text:style-name="Default_20_Paragraph_20_Font"><text:span text:style-name="T1">tu sun</text:span></text:span>t ; mi<text:span text:style-name="Default_20_Paragraph_20_Font"><text:span text:style-name="T1">nusque</text:span></text:span> i<text:span text:style-name="Default_20_Paragraph_20_Font"><text:span text:style-name="T1">nstamma</text:span></text:span>ti<text:span text:style-name="Default_20_Paragraph_20_Font"><text:span text:style-name="T1">one. ten</text:span></text:span>t<text:span text:style-name="Default_20_Paragraph_20_Font"><text:span text:style-name="T1">antur</text:span></text:span> m<text:span text:style-name="Default_20_Paragraph_20_Font"><text:span text:style-name="T1">aden-<text:line-break/></text:span></text:span>t<text:span text:style-name="Default_20_Paragraph_20_Font"><text:span text:style-name="T1">es ac graciles qua</text:span></text:span>m <text:span text:style-name="Default_20_Paragraph_20_Font"><text:span text:style-name="T1">sicc</text:span></text:span>i <text:span text:style-name="Default_20_Paragraph_20_Font"><text:span text:style-name="T1">e</text:span></text:span>t <text:span text:style-name="Default_20_Paragraph_20_Font"><text:span text:style-name="T1">carnosi.</text:span></text:span></text:p>
      <text:p text:style-name="P2">Vellere Hippocrates <text:span text:style-name="Default_20_Paragraph_20_Font"><text:span text:style-name="T6">σαρκάζειν</text:span></text:span><text:span text:style-name="Default_20_Paragraph_20_Font"><text:span text:style-name="T8"> </text:span></text:span>dixit, quo vocabulo<text:line-break/>nonnulli significari volunt labra vehementer inter fe con-<text:line-break/>pangere, sicut herbae partem avellant; alii in<text:span text:style-name="Default_20_Paragraph_20_Font"><text:span text:style-name="T1">t</text:span></text:span>erioribus<text:line-break/>dentibus cum superiori labro idem efficere: nam qui deri-<text:line-break/>dent, <text:span text:style-name="Default_20_Paragraph_20_Font"><text:span text:style-name="T6">σαρκάζοντες</text:span></text:span><text:span text:style-name="Default_20_Paragraph_20_Font"><text:span text:style-name="T8"> </text:span></text:span>Graece dicuntur, dentibus labrum mor-<text:line-break/>dent.- Uerum illi quidem superioribus dentibus mordent<text:line-break/>labrum inferius; animalia vero quae ruminant, quum in-<text:line-break/>feriorem tantum dentium ordinem habeant, eo ad mor-<text:line-break/>densium utuntur, ac propterea accipiunt alli vocabulum<text:line-break/><text:span text:style-name="Default_20_Paragraph_20_Font"><text:span text:style-name="T6">σαρκάζειν</text:span></text:span><text:span text:style-name="Default_20_Paragraph_20_Font"><text:span text:style-name="T8"> </text:span></text:span>in illis quae dentes inter fe committunt, quo-<text:line-break/>niam. quae carnem vorant <text:span text:style-name="Default_20_Paragraph_20_Font"><text:span text:style-name="T6">σαρκ</text:span></text:span><text:span text:style-name="Default_20_Paragraph_20_Font"><text:span text:style-name="T7">ο</text:span></text:span><text:span text:style-name="Default_20_Paragraph_20_Font"><text:span text:style-name="T6">φαγ</text:span></text:span><text:span text:style-name="Default_20_Paragraph_20_Font"><text:span text:style-name="T7">ο</text:span></text:span><text:span text:style-name="Default_20_Paragraph_20_Font"><text:span text:style-name="T6">ύντα</text:span></text:span><text:span text:style-name="Default_20_Paragraph_20_Font"><text:span text:style-name="T8"> </text:span></text:span>vocantur, tam<text:line-break/>superioribus quam inferioribus dentibus utuntur,. atque<text:line-break/>his videntur- favere verba Hippocratis, quum <text:span text:style-name="Default_20_Paragraph_20_Font"><text:span text:style-name="T6">σαρκάζειν</text:span></text:span><text:span text:style-name="Default_20_Paragraph_20_Font"><text:span text:style-name="T8"><text:line-break/></text:span></text:span>dixerit non de .lis quae ruminant, fed de iis quae utrim-<text:line-break/>que dentes habent,. quae <text:span text:style-name="Default_20_Paragraph_20_Font"><text:span text:style-name="T6">ἀμφόδοι</text:span></text:span><text:span text:style-name="Default_20_Paragraph_20_Font"><text:span text:style-name="T8">,</text:span></text:span><text:span text:style-name="Default_20_Paragraph_20_Font"><text:span text:style-name="T6">τα</text:span></text:span><text:span text:style-name="Default_20_Paragraph_20_Font"><text:span text:style-name="T8"> </text:span></text:span>Graece nuncupantur.<text:line-break/>Haec quidem pascere exiguas herbas possunt, cuiusmodi<text:line-break/>funt equi, asini,. muli; at ex iis quae ab una parte tan-<text:line-break/>tum sunt dentata illa dumtaxat, quibus labri prominentis<text:line-break/>tenuis est, atque idcirco inter animalia quae herbis ve-</text:p>
      <text:p text:style-name="P2">fcuntur foli boves hieme pastu indigent , quoniam ne-<text:line-break/>queunt exiguam herbam aut <text:span text:style-name="Default_20_Paragraph_20_Font"><text:span text:style-name="T6">σαρκάζει</text:span></text:span><text:span text:style-name="Default_20_Paragraph_20_Font"><text:span text:style-name="T7">ν</text:span></text:span><text:span text:style-name="Default_20_Paragraph_20_Font"><text:span text:style-name="T4">, </text:span></text:span>id est dentibus.<text:line-break/>abscindere aut labris prehendere. Boves enim non habent<text:line-break/>labra ita tenuia, ut exiguam herbam cfrcumplicare atque<text:line-break/>comprehendere possint , quemadmodum et caprae et oves.<text:line-break/>Haec tria animalium genera multifidos pedes habent, sed<text:line-break/>solidi pedis sunt quae utrimque sunt dentata. Appellan-<text:line-break/>tur autem Graece <text:span text:style-name="Default_20_Paragraph_20_Font"><text:span text:style-name="T6">μών</text:span></text:span><text:span text:style-name="Default_20_Paragraph_20_Font"><text:span text:style-name="T7">ν</text:span></text:span><text:span text:style-name="Default_20_Paragraph_20_Font"><text:span text:style-name="T6">χα</text:span></text:span><text:span text:style-name="Default_20_Paragraph_20_Font"><text:span text:style-name="T8"> </text:span></text:span>contracto vocabulo, ut asserunt<text:line-break/>qui nominum interpretationem excolunt, a dictione <text:span text:style-name="Default_20_Paragraph_20_Font"><text:span text:style-name="T6">μο</text:span></text:span><text:span text:style-name="Default_20_Paragraph_20_Font"><text:span text:style-name="T8">-<text:line-break/></text:span></text:span><text:span text:style-name="Default_20_Paragraph_20_Font"><text:span text:style-name="T6">νώνυχα</text:span></text:span><text:span text:style-name="Default_20_Paragraph_20_Font"><text:span text:style-name="T8"> </text:span></text:span>, eo quod unum unguem habeant Graeci <text:span text:style-name="Default_20_Paragraph_20_Font"><text:span text:style-name="T6">μόν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<text:line-break/></text:span></text:span><text:span text:style-name="Default_20_Paragraph_20_Font"><text:span text:style-name="T6">δνυχα</text:span></text:span><text:span text:style-name="Default_20_Paragraph_20_Font"><text:span text:style-name="T8"> </text:span></text:span>dicunt; solidipedum enim pedes extremi unguibus<text:line-break/>hominis respondent,- minusque inflammatione tentantur<text:line-break/>quum facilius articulus excidat, sequitur ut similiter re-<text:line-break/>condatur; quo fit ut nulla vel certe quam minima in-<text:line-break/>flammatio superveniat. Namque ubi magna vi procidat<text:line-break/>ac revertatur, musculi dolore vexantur, quem subsequitur<text:line-break/>inflammatio.</text:p>
      <text:h text:style-name="P15" text:outline-level="2">XXVHI.<text:tab/>.. g</text:h>
      <text:p text:style-name="P5"><text:span text:style-name="Default_20_Paragraph_20_Font"><text:span text:style-name="T1">.l</text:span></text:span>t<text:span text:style-name="Default_20_Paragraph_20_Font"><text:span text:style-name="T1">linusque</text:span></text:span> i<text:span text:style-name="Default_20_Paragraph_20_Font"><text:span text:style-name="T1">n posteru</text:span></text:span>m <text:span text:style-name="Default_20_Paragraph_20_Font"><text:span text:style-name="T1">ar</text:span></text:span>t<text:span text:style-name="Default_20_Paragraph_20_Font"><text:span text:style-name="T1">icu</text:span></text:span>lus <text:span text:style-name="Default_20_Paragraph_20_Font"><text:span text:style-name="T1">alligatur. Atqui si citra<text:line-break/></text:span></text:span>i<text:span text:style-name="Default_20_Paragraph_20_Font"><text:span text:style-name="T1">nsia</text:span></text:span>mm<text:span text:style-name="Default_20_Paragraph_20_Font"><text:span text:style-name="T1">a</text:span></text:span>ti<text:span text:style-name="Default_20_Paragraph_20_Font"><text:span text:style-name="T1">onem</text:span></text:span> m<text:span text:style-name="Default_20_Paragraph_20_Font"><text:span text:style-name="T1">uc</text:span></text:span>i /<text:span text:style-name="Default_20_Paragraph_20_Font"><text:span text:style-name="T1">usio plure</text:span></text:span>s <text:span text:style-name="Default_20_Paragraph_20_Font"><text:span text:style-name="T1">suer</text:span></text:span>i<text:span text:style-name="Default_20_Paragraph_20_Font"><text:span text:style-name="T1">n</text:span></text:span>t, i<text:span text:style-name="Default_20_Paragraph_20_Font"><text:span text:style-name="T1">dc</text:span></text:span>i<text:span text:style-name="Default_20_Paragraph_20_Font"><text:span text:style-name="T1">rc</text:span></text:span>o <text:span text:style-name="Default_20_Paragraph_20_Font"><text:span text:style-name="T1">et</text:span></text:span>i<text:span text:style-name="Default_20_Paragraph_20_Font"><text:span text:style-name="T1">a</text:span></text:span>m<text:line-break/><text:span text:style-name="Default_20_Paragraph_20_Font"><text:span text:style-name="T1">fac</text:span></text:span>i<text:span text:style-name="Default_20_Paragraph_20_Font"><text:span text:style-name="T1">le proc</text:span></text:span>i<text:span text:style-name="Default_20_Paragraph_20_Font"><text:span text:style-name="T1">det. Rere aute</text:span></text:span>m <text:span text:style-name="Default_20_Paragraph_20_Font"><text:span text:style-name="T1">c</text:span></text:span>i<text:span text:style-name="Default_20_Paragraph_20_Font"><text:span text:style-name="T1">rca ar</text:span></text:span>ti<text:span text:style-name="Default_20_Paragraph_20_Font"><text:span text:style-name="T1">cul</text:span></text:span>os <text:span text:style-name="Default_20_Paragraph_20_Font"><text:span text:style-name="T1">muc</text:span></text:span>i <text:span text:style-name="Default_20_Paragraph_20_Font"><text:span text:style-name="T1">redun-<text:line-break/>dant</text:span></text:span> m<text:span text:style-name="Default_20_Paragraph_20_Font"><text:span text:style-name="T1">ag</text:span></text:span>is i<text:span text:style-name="Default_20_Paragraph_20_Font"><text:span text:style-name="T1">n grac</text:span></text:span>i<text:span text:style-name="Default_20_Paragraph_20_Font"><text:span text:style-name="T1">l</text:span></text:span>i <text:span text:style-name="Default_20_Paragraph_20_Font"><text:span text:style-name="T1">qua</text:span></text:span>m <text:span text:style-name="Default_20_Paragraph_20_Font"><text:span text:style-name="T1">in plen</text:span></text:span>o.</text:p>
      <text:p text:style-name="P3">Quod inquit in posterum,. referri potest ad duo. tem-<text:line-break/>pora et ad id quod reposito articulo proximum est, quum<text:line-break/>inflammatae partes curantur. et ad id. quod deinceps citra<text:line-break/>molestiam insequitur, eo. quidem tempore quod reposito<text:line-break/>articulo proximum est, ubiinflammatio sit, articulus ab.<text:line-break/>ipsa constringitur, quod ipse etiam narravit. Post curatio-<text:line-break/>nem a validis ejusmodi hominum musculis et a quadam<text:line-break/>duritie; quam musculis ingens inflammatio relinquit, arti-<text:line-break/>culus quasi vinculo coarctatur..</text:p>
      <text:h text:style-name="P16" text:outline-level="2"><text:bookmark-start text:name="bookmark2"/><text:span text:style-name="Default_20_Paragraph_20_Font">XXIX.</text:span><text:bookmark-end text:name="bookmark2"/></text:h>
      <text:p text:style-name="P7"><text:span text:style-name="Default_20_Paragraph_20_Font"><text:span text:style-name="T1">sed et caro quoque grac</text:span></text:span>ili<text:span text:style-name="Default_20_Paragraph_20_Font"><text:span text:style-name="T1">um, qu</text:span></text:span>i <text:span text:style-name="Default_20_Paragraph_20_Font"><text:span text:style-name="T1">arte non suerint recte<text:line-break/>extenua</text:span></text:span>ti, <text:span text:style-name="Default_20_Paragraph_20_Font"><text:span text:style-name="T1">mucosa mag</text:span></text:span>is <text:span text:style-name="Default_20_Paragraph_20_Font"><text:span text:style-name="T1">est qua</text:span></text:span>m <text:span text:style-name="Default_20_Paragraph_20_Font"><text:span text:style-name="T1">eorum qu</text:span></text:span>i <text:span text:style-name="Default_20_Paragraph_20_Font"><text:span text:style-name="T1">plen</text:span></text:span>i <text:span text:style-name="Default_20_Paragraph_20_Font"><text:span text:style-name="T1">sunt.<text:line-break/></text:span></text:span>U<text:span text:style-name="Default_20_Paragraph_20_Font"><text:span text:style-name="T1">bicunque autem muc</text:span></text:span>i <text:span text:style-name="Default_20_Paragraph_20_Font"><text:span text:style-name="T1">cum</text:span></text:span> i<text:span text:style-name="Default_20_Paragraph_20_Font"><text:span text:style-name="T1">nsiamma</text:span></text:span>ti<text:span text:style-name="Default_20_Paragraph_20_Font"><text:span text:style-name="T1">one sunt, </text:span></text:span>a<text:span text:style-name="Default_20_Paragraph_20_Font"><text:span text:style-name="T1">sum-<text:line-break/></text:span></text:span>m<text:span text:style-name="Default_20_Paragraph_20_Font"><text:span text:style-name="T1">u</text:span></text:span>ti<text:span text:style-name="Default_20_Paragraph_20_Font"><text:span text:style-name="T1">o ar</text:span></text:span>ti<text:span text:style-name="Default_20_Paragraph_20_Font"><text:span text:style-name="T1">culu</text:span></text:span>m i<text:span text:style-name="Default_20_Paragraph_20_Font"><text:span text:style-name="T1">ll</text:span></text:span>i<text:span text:style-name="Default_20_Paragraph_20_Font"><text:span text:style-name="T1">gat, ac prop</text:span></text:span>t<text:span text:style-name="Default_20_Paragraph_20_Font"><text:span text:style-name="T1">erea n</text:span></text:span>o<text:span text:style-name="Default_20_Paragraph_20_Font"><text:span text:style-name="T1">n admodum<text:line-break/>elab</text:span></text:span>i<text:span text:style-name="Default_20_Paragraph_20_Font"><text:span text:style-name="T1">tur ub</text:span></text:span>i <text:span text:style-name="Default_20_Paragraph_20_Font"><text:span text:style-name="T1">muc</text:span></text:span>i <text:span text:style-name="Default_20_Paragraph_20_Font"><text:span text:style-name="T1">redundant. Qui lapsuru</text:span></text:span>s <text:span text:style-name="Default_20_Paragraph_20_Font"><text:span text:style-name="T1">ut</text:span></text:span>i<text:span text:style-name="Default_20_Paragraph_20_Font"><text:span text:style-name="T1">que fa</text:span></text:span>isu<text:line-break/><text:span text:style-name="Default_20_Paragraph_20_Font"><text:span text:style-name="T1">sut , n</text:span></text:span>i<text:span text:style-name="Default_20_Paragraph_20_Font"><text:span text:style-name="T1">si locum vel ampl</text:span></text:span>i<text:span text:style-name="Default_20_Paragraph_20_Font"><text:span text:style-name="T1">u</text:span></text:span>s <text:span text:style-name="Default_20_Paragraph_20_Font"><text:span text:style-name="T1">vel</text:span></text:span> mi<text:span text:style-name="Default_20_Paragraph_20_Font"><text:span text:style-name="T1">nu</text:span></text:span>s i<text:span text:style-name="Default_20_Paragraph_20_Font"><text:span text:style-name="T1">nstamma</text:span></text:span>ti<text:span text:style-name="Default_20_Paragraph_20_Font"><text:span text:style-name="T1">o oc-<text:line-break/>cupaste</text:span></text:span>t.<text:tab/><text:span text:style-name="Default_20_Paragraph_20_Font"><text:span text:style-name="T1">Qu</text:span></text:span>i <text:span text:style-name="Default_20_Paragraph_20_Font"><text:span text:style-name="T1">reposito art</text:span></text:span>i<text:span text:style-name="Default_20_Paragraph_20_Font"><text:span text:style-name="T1">cul</text:span></text:span>o <text:span text:style-name="Default_20_Paragraph_20_Font"><text:span text:style-name="T1">partibu</text:span></text:span>s <text:span text:style-name="Default_20_Paragraph_20_Font"><text:span text:style-name="T1">quae</text:span></text:span> ju<text:span text:style-name="Default_20_Paragraph_20_Font"><text:span text:style-name="T1">xta</text:span></text:span></text:p>
      <text:p text:style-name="P3"><text:span text:style-name="Default_20_Paragraph_20_Font"><text:span text:style-name="T1">sun</text:span></text:span>t <text:span text:style-name="Default_20_Paragraph_20_Font"><text:span text:style-name="T1">nulla</text:span></text:span> i<text:span text:style-name="Default_20_Paragraph_20_Font"><text:span text:style-name="T1">nsiam</text:span></text:span>m<text:span text:style-name="Default_20_Paragraph_20_Font"><text:span text:style-name="T1">ati</text:span></text:span>o<text:span text:style-name="Default_20_Paragraph_20_Font"><text:span text:style-name="T1">ne affecti</text:span></text:span>s <text:span text:style-name="Default_20_Paragraph_20_Font"><text:span text:style-name="T1">prot</text:span></text:span>i<text:span text:style-name="Default_20_Paragraph_20_Font"><text:span text:style-name="T1">nu</text:span></text:span>s <text:span text:style-name="Default_20_Paragraph_20_Font"><text:span text:style-name="T1">humero uti<text:line-break/>sine dolore poscunt, h</text:span></text:span>i <text:span text:style-name="Default_20_Paragraph_20_Font"><text:span text:style-name="T1">nulla cura sibi opu</text:span></text:span>s <text:span text:style-name="Default_20_Paragraph_20_Font"><text:span text:style-name="T1">este arb</text:span></text:span>i-<text:line-break/>t<text:span text:style-name="Default_20_Paragraph_20_Font"><text:span text:style-name="T1">rantur; sed med</text:span></text:span>ici <text:span text:style-name="Default_20_Paragraph_20_Font"><text:span text:style-name="T1">ospc</text:span></text:span>i<text:span text:style-name="Default_20_Paragraph_20_Font"><text:span text:style-name="T1">um est p</text:span></text:span>r<text:span text:style-name="Default_20_Paragraph_20_Font"><text:span text:style-name="T1">aesag</text:span></text:span>i<text:span text:style-name="Default_20_Paragraph_20_Font"><text:span text:style-name="T1">re con</text:span></text:span>t<text:span text:style-name="Default_20_Paragraph_20_Font"><text:span text:style-name="T1">ra eo-<text:line-break/>rum op</text:span></text:span>i<text:span text:style-name="Default_20_Paragraph_20_Font"><text:span text:style-name="T1">n</text:span></text:span>i<text:span text:style-name="Default_20_Paragraph_20_Font"><text:span text:style-name="T1">onem, siquidem hi</text:span></text:span>s <text:span text:style-name="Default_20_Paragraph_20_Font"><text:span text:style-name="T1">rursu</text:span></text:span>s <text:span text:style-name="Default_20_Paragraph_20_Font"><text:span text:style-name="T1">prolabitur, mag</text:span></text:span>is<text:line-break/><text:span text:style-name="Default_20_Paragraph_20_Font"><text:span text:style-name="T1">quam qu</text:span></text:span>i<text:span text:style-name="Default_20_Paragraph_20_Font"><text:span text:style-name="T1">bu</text:span></text:span>s <text:span text:style-name="Default_20_Paragraph_20_Font"><text:span text:style-name="T1">nerv</text:span></text:span>i <text:span text:style-name="Default_20_Paragraph_20_Font"><text:span text:style-name="T1">insiam</text:span></text:span>m<text:span text:style-name="Default_20_Paragraph_20_Font"><text:span text:style-name="T1">a</text:span></text:span>t<text:span text:style-name="Default_20_Paragraph_20_Font"><text:span text:style-name="T1">i</text:span></text:span>o<text:span text:style-name="Default_20_Paragraph_20_Font"><text:span text:style-name="T1">ne tentantur. Hoc in<text:line-break/>o</text:span></text:span>m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art</text:span></text:span>i<text:span text:style-name="Default_20_Paragraph_20_Font"><text:span text:style-name="T1">cul</text:span></text:span>is it<text:span text:style-name="Default_20_Paragraph_20_Font"><text:span text:style-name="T1">a habet et praec</text:span></text:span>i<text:span text:style-name="Default_20_Paragraph_20_Font"><text:span text:style-name="T1">pue in com</text:span></text:span>mi/<text:span text:style-name="Default_20_Paragraph_20_Font"><text:span text:style-name="T1">sura<text:line-break/>hu</text:span></text:span>m<text:span text:style-name="Default_20_Paragraph_20_Font"><text:span text:style-name="T1">er</text:span></text:span>i <text:span text:style-name="Default_20_Paragraph_20_Font"><text:span text:style-name="T1">cum. lat</text:span></text:span>o <text:span text:style-name="Default_20_Paragraph_20_Font"><text:span text:style-name="T1">scapularum oste ac</text:span></text:span> i<text:span text:style-name="Default_20_Paragraph_20_Font"><text:span text:style-name="T1">n genu; namque<text:line-break/>h</text:span></text:span>i <text:span text:style-name="Default_20_Paragraph_20_Font"><text:span text:style-name="T1">praec</text:span></text:span>i<text:span text:style-name="Default_20_Paragraph_20_Font"><text:span text:style-name="T1">pu</text:span></text:span>e <text:span text:style-name="Default_20_Paragraph_20_Font"><text:span text:style-name="T1">laxan</text:span></text:span>t<text:span text:style-name="Default_20_Paragraph_20_Font"><text:span text:style-name="T1">ur. At qu</text:span></text:span>i<text:span text:style-name="Default_20_Paragraph_20_Font"><text:span text:style-name="T1">bu</text:span></text:span>s <text:span text:style-name="Default_20_Paragraph_20_Font"><text:span text:style-name="T1">nerv</text:span></text:span>i i<text:span text:style-name="Default_20_Paragraph_20_Font"><text:span text:style-name="T1">nsiammat</text:span></text:span>i<text:span text:style-name="Default_20_Paragraph_20_Font"><text:span text:style-name="T1">one<text:line-break/>vexan</text:span></text:span>t<text:span text:style-name="Default_20_Paragraph_20_Font"><text:span text:style-name="T1">ur, humero ut</text:span></text:span>i <text:span text:style-name="Default_20_Paragraph_20_Font"><text:span text:style-name="T1">non p</text:span></text:span>osse<text:span text:style-name="Default_20_Paragraph_20_Font"><text:span text:style-name="T1">nt, . d</text:span></text:span>o<text:span text:style-name="Default_20_Paragraph_20_Font"><text:span text:style-name="T1">l</text:span></text:span>o<text:span text:style-name="Default_20_Paragraph_20_Font"><text:span text:style-name="T1">re en</text:span></text:span>i<text:span text:style-name="Default_20_Paragraph_20_Font"><text:span text:style-name="T1">m pr</text:span></text:span>o<text:span text:style-name="Default_20_Paragraph_20_Font"><text:span text:style-name="T1">hi-<text:line-break/>bea</text:span></text:span>t<text:span text:style-name="Default_20_Paragraph_20_Font"><text:span text:style-name="T1">ur atque insia</text:span></text:span>mm<text:span text:style-name="Default_20_Paragraph_20_Font"><text:span text:style-name="T1">at</text:span></text:span>i<text:span text:style-name="Default_20_Paragraph_20_Font"><text:span text:style-name="T1">one ex</text:span></text:span>t<text:span text:style-name="Default_20_Paragraph_20_Font"><text:span text:style-name="T1">endente. H</text:span></text:span>is it<text:span text:style-name="Default_20_Paragraph_20_Font"><text:span text:style-name="T1">aque</text:span></text:span> m<text:span text:style-name="Default_20_Paragraph_20_Font"><text:span text:style-name="T1">e-</text:span></text:span></text:p>
      <text:p text:style-name="P2"><text:span text:style-name="Default_20_Paragraph_20_Font"><text:span text:style-name="T1">deri op</text:span></text:span>o<text:span text:style-name="Default_20_Paragraph_20_Font"><text:span text:style-name="T1">rtet cerato pann</text:span></text:span>is<text:span text:style-name="Default_20_Paragraph_20_Font"><text:span text:style-name="T1">que et</text:span></text:span> m<text:span text:style-name="Default_20_Paragraph_20_Font"><text:span text:style-name="T1">ul</text:span></text:span>t<text:span text:style-name="Default_20_Paragraph_20_Font"><text:span text:style-name="T1">a</text:span></text:span>s <text:span text:style-name="Default_20_Paragraph_20_Font"><text:span text:style-name="T1">fascia</text:span></text:span>s <text:span text:style-name="Default_20_Paragraph_20_Font"><text:span text:style-name="T1">c</text:span></text:span>i<text:span text:style-name="Default_20_Paragraph_20_Font"><text:span text:style-name="T1">rcu</text:span></text:span>m-<text:line-break/><text:span text:style-name="Default_20_Paragraph_20_Font"><text:span text:style-name="T1">dare;</text:span></text:span> t<text:span text:style-name="Default_20_Paragraph_20_Font"><text:span text:style-name="T1">um lanam molle</text:span></text:span>m <text:span text:style-name="Default_20_Paragraph_20_Font"><text:span text:style-name="T1">ac mundam</text:span></text:span> i<text:span text:style-name="Default_20_Paragraph_20_Font"><text:span text:style-name="T1">n alam sab</text:span></text:span>ji-<text:line-break/><text:span text:style-name="Default_20_Paragraph_20_Font"><text:span text:style-name="T1">cere, donec id cavum complea</text:span></text:span>t<text:span text:style-name="Default_20_Paragraph_20_Font"><text:span text:style-name="T1">ur, u</text:span></text:span>t <text:span text:style-name="Default_20_Paragraph_20_Font"><text:span text:style-name="T1">v</text:span></text:span>i<text:span text:style-name="Default_20_Paragraph_20_Font"><text:span text:style-name="T1">nculu</text:span></text:span>m <text:span text:style-name="Default_20_Paragraph_20_Font"><text:span text:style-name="T1">fulc</text:span></text:span>i<text:span text:style-name="Default_20_Paragraph_20_Font"><text:span text:style-name="T1">at<text:line-break/>e</text:span></text:span>t <text:span text:style-name="Default_20_Paragraph_20_Font"><text:span text:style-name="T1">ar</text:span></text:span>ti<text:span text:style-name="Default_20_Paragraph_20_Font"><text:span text:style-name="T1">culu</text:span></text:span>m susti<text:span text:style-name="Default_20_Paragraph_20_Font"><text:span text:style-name="T1">nea</text:span></text:span>t. <text:span text:style-name="Default_20_Paragraph_20_Font"><text:span text:style-name="T1">Con</text:span></text:span>ti<text:span text:style-name="Default_20_Paragraph_20_Font"><text:span text:style-name="T1">nere au</text:span></text:span>t<text:span text:style-name="Default_20_Paragraph_20_Font"><text:span text:style-name="T1">em humeru</text:span></text:span>m <text:span text:style-name="Default_20_Paragraph_20_Font"><text:span text:style-name="T1">opor-<text:line-break/>te</text:span></text:span>t <text:span text:style-name="Default_20_Paragraph_20_Font"><text:span text:style-name="T1">pleru</text:span></text:span>m<text:span text:style-name="Default_20_Paragraph_20_Font"><text:span text:style-name="T1">que</text:span></text:span> i<text:span text:style-name="Default_20_Paragraph_20_Font"><text:span text:style-name="T1">n supe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m conversu</text:span></text:span>m <text:span text:style-name="Default_20_Paragraph_20_Font"><text:span text:style-name="T1">: sic eni</text:span></text:span>m<text:line-break/><text:span text:style-name="Default_20_Paragraph_20_Font"><text:span text:style-name="T1">ste</text:span></text:span>t <text:span text:style-name="Default_20_Paragraph_20_Font"><text:span text:style-name="T1">u</text:span></text:span>t <text:span text:style-name="Default_20_Paragraph_20_Font"><text:span text:style-name="T1">hu</text:span></text:span>m<text:span text:style-name="Default_20_Paragraph_20_Font"><text:span text:style-name="T1">er</text:span></text:span>i <text:span text:style-name="Default_20_Paragraph_20_Font"><text:span text:style-name="T1">caput l</text:span></text:span>o<text:span text:style-name="Default_20_Paragraph_20_Font"><text:span text:style-name="T1">nge . collocetur a loco in quem<text:line-break/>proruperat. C</text:span></text:span>o<text:span text:style-name="Default_20_Paragraph_20_Font"><text:span text:style-name="T1">nven</text:span></text:span>i<text:span text:style-name="Default_20_Paragraph_20_Font"><text:span text:style-name="T1">t au</text:span></text:span>t<text:span text:style-name="Default_20_Paragraph_20_Font"><text:span text:style-name="T1">em humer</text:span></text:span>i <text:span text:style-name="Default_20_Paragraph_20_Font"><text:span text:style-name="T1">articulo. del</text:span></text:span>i<text:span text:style-name="Default_20_Paragraph_20_Font"><text:span text:style-name="T1">ga</text:span></text:span>t<text:span text:style-name="Default_20_Paragraph_20_Font"><text:span text:style-name="T1">o<text:line-break/>humeru</text:span></text:span>m i<text:span text:style-name="Default_20_Paragraph_20_Font"><text:span text:style-name="T1">psu</text:span></text:span>m <text:span text:style-name="Default_20_Paragraph_20_Font"><text:span text:style-name="T1">ad latu</text:span></text:span>s <text:span text:style-name="Default_20_Paragraph_20_Font"><text:span text:style-name="T1">dev</text:span></text:span>i<text:span text:style-name="Default_20_Paragraph_20_Font"><text:span text:style-name="T1">nc</text:span></text:span>i<text:span text:style-name="Default_20_Paragraph_20_Font"><text:span text:style-name="T1">re, fasc</text:span></text:span>i<text:span text:style-name="Default_20_Paragraph_20_Font"><text:span text:style-name="T1">a</text:span></text:span> i<text:span text:style-name="Default_20_Paragraph_20_Font"><text:span text:style-name="T1">n orbem<text:line-break/>c</text:span></text:span>i<text:span text:style-name="Default_20_Paragraph_20_Font"><text:span text:style-name="T1">rca corpu</text:span></text:span>s <text:span text:style-name="Default_20_Paragraph_20_Font"><text:span text:style-name="T1">porrecta.</text:span></text:span></text:p>
      <text:p text:style-name="P3">Quicunque feu fame, ren obsidione, ren luctu, seu<text:line-break/>moerore, sive etiam cibi fastidio alimenti non fatis sumeu.-<text:line-break/>tes extenuati sunt , caro non statim siccescit , sicut illis<text:line-break/>qui arte recte fun<text:span text:style-name="Default_20_Paragraph_20_Font"><text:span text:style-name="T1">i</text:span></text:span> extenuati ; fed fere in omnibus propo-<text:line-break/>sitis casibus madentior efficitur quibusdam tunc ob inopiam<text:line-break/>liquatis. Magis adhuc. tabescunt qui in moerore sunt,</text:p>
      <text:p text:style-name="P1">quem Graeci poetae <text:span text:style-name="Default_20_Paragraph_20_Font"><text:span text:style-name="T6">μελεδῶ</text:span></text:span><text:span text:style-name="Default_20_Paragraph_20_Font"><text:span text:style-name="T7">ν</text:span></text:span><text:span text:style-name="Default_20_Paragraph_20_Font"><text:span text:style-name="T6">α</text:span></text:span><text:span text:style-name="Default_20_Paragraph_20_Font"><text:span text:style-name="T8"> </text:span></text:span>idcirco dicunt, quesi meat-<text:line-break/>bra edat devoretque; sub hoc itaque adeps omnis tabescit<text:line-break/>et quaecunque caro mollis ac recens concrevit. Sed ubi<text:line-break/>medicus de industria corpus aliquod extenuat per ea quae<text:line-break/>excogitavit, moliri id contendit; deinceps frictione utitur,<text:line-break/>quo tempore opus est, si quid liquatur, exhaurire vesper<text:line-break/>sudorem qui <text:span text:style-name="Default_20_Paragraph_20_Font"><text:span text:style-name="T1">t</text:span></text:span>en<text:span text:style-name="Default_20_Paragraph_20_Font"><text:span text:style-name="T1">t</text:span></text:span>us fubjicitur vel per exspirationem quae<text:line-break/>non fen<text:span text:style-name="Default_20_Paragraph_20_Font"><text:span text:style-name="T1">ta , t</text:span></text:span>ed ratione percipitur. Ad haec par est ipsum<text:line-break/>efculenta aut potulenta non temere dare, sed conari per<text:line-break/>haec, ut quaecunque educenda sunt bene exitum habeant,<text:line-break/>non modo quae per dejectiones, <text:span text:style-name="Default_20_Paragraph_20_Font"><text:span text:style-name="T1">t</text:span></text:span>ed et quae per urinam.<text:line-break/>Eo enim pacto si quis in corpore humor liquaretur, un-<text:line-break/>dique extra corpus efflueret, nam ubi in corpore maneat,<text:line-break/>tempore umec<text:span text:style-name="Default_20_Paragraph_20_Font"><text:span text:style-name="T1">t</text:span></text:span>as carnes efficit. Quodcunque igitur tenue<text:line-break/>omnino ac <text:span text:style-name="Default_20_Paragraph_20_Font"><text:span text:style-name="T1">t</text:span></text:span>eri naturam habens liquatur effertur et per<text:line-break/>exspirationem , quae fen<text:span text:style-name="Default_20_Paragraph_20_Font"><text:span text:style-name="T1">t</text:span></text:span>a non comprehenditur , magis<text:line-break/>quam alio modo discutitur; tantum autem subsistit id quod</text:p>
      <text:p text:style-name="P2">aliquatenus crassam est, quod tempore glutinosum essici-<text:line-break/>tur, a mucis non abhorret.</text:p>
      <text:h text:style-name="Heading_20_2" text:outline-level="2">XXX.</text:h>
      <text:p text:style-name="P5">N<text:span text:style-name="Default_20_Paragraph_20_Font"><text:span text:style-name="T1">ecesse est insuper hu</text:span></text:span>m<text:span text:style-name="Default_20_Paragraph_20_Font"><text:span text:style-name="T1">eri comm</text:span></text:span>i<text:span text:style-name="Default_20_Paragraph_20_Font"><text:span text:style-name="T1">ssoru</text:span></text:span>m <text:span text:style-name="Default_20_Paragraph_20_Font"><text:span text:style-name="T1">sensim</text:span></text:span> m<text:span text:style-name="Default_20_Paragraph_20_Font"><text:span text:style-name="T1">olliter-<text:line-break/>que persu</text:span></text:span>l<text:span text:style-name="Default_20_Paragraph_20_Font"><text:span text:style-name="T1">care. opu</text:span></text:span>s <text:span text:style-name="Default_20_Paragraph_20_Font"><text:span text:style-name="T1">au</text:span></text:span>t<text:span text:style-name="Default_20_Paragraph_20_Font"><text:span text:style-name="T1">em med</text:span></text:span>i<text:span text:style-name="Default_20_Paragraph_20_Font"><text:span text:style-name="T1">co est</text:span></text:span> - m<text:span text:style-name="Default_20_Paragraph_20_Font"><text:span text:style-name="T1">u</text:span></text:span>lt<text:span text:style-name="Default_20_Paragraph_20_Font"><text:span text:style-name="T1">aru</text:span></text:span>m <text:span text:style-name="Default_20_Paragraph_20_Font"><text:span text:style-name="T1">re-<text:line-break/>rum et su</text:span></text:span>m<text:span text:style-name="Default_20_Paragraph_20_Font"><text:span text:style-name="T1">t</text:span></text:span>i<text:span text:style-name="Default_20_Paragraph_20_Font"><text:span text:style-name="T1">on</text:span></text:span>is <text:span text:style-name="Default_20_Paragraph_20_Font"><text:span text:style-name="T1">e</text:span></text:span>ti<text:span text:style-name="Default_20_Paragraph_20_Font"><text:span text:style-name="T1">a</text:span></text:span>m <text:span text:style-name="Default_20_Paragraph_20_Font"><text:span text:style-name="T1">exper</text:span></text:span>i<text:span text:style-name="Default_20_Paragraph_20_Font"><text:span text:style-name="T1">ente ; siqu</text:span></text:span>i<text:span text:style-name="Default_20_Paragraph_20_Font"><text:span text:style-name="T1">dem ab eo qu</text:span></text:span>o<text:span text:style-name="Default_20_Paragraph_20_Font"><text:span text:style-name="T1">d<text:line-break/>eode</text:span></text:span>m <text:span text:style-name="Default_20_Paragraph_20_Font"><text:span text:style-name="T1">nomine appella</text:span></text:span>t<text:span text:style-name="Default_20_Paragraph_20_Font"><text:span text:style-name="T1">ur, non idem effec</text:span></text:span>t<text:span text:style-name="Default_20_Paragraph_20_Font"><text:span text:style-name="T1">u</text:span></text:span>s <text:span text:style-name="Default_20_Paragraph_20_Font"><text:span text:style-name="T1">oritur,<text:line-break/>po</text:span></text:span>t<text:span text:style-name="Default_20_Paragraph_20_Font"><text:span text:style-name="T1">est en</text:span></text:span>i<text:span text:style-name="Default_20_Paragraph_20_Font"><text:span text:style-name="T1">m faicti</text:span></text:span>o <text:span text:style-name="Default_20_Paragraph_20_Font"><text:span text:style-name="T1">lax</text:span></text:span>i<text:span text:style-name="Default_20_Paragraph_20_Font"><text:span text:style-name="T1">orem art</text:span></text:span>i<text:span text:style-name="Default_20_Paragraph_20_Font"><text:span text:style-name="T1">culum ill</text:span></text:span>i<text:span text:style-name="Default_20_Paragraph_20_Font"><text:span text:style-name="T1">gare e</text:span></text:span>t /<text:span text:style-name="Default_20_Paragraph_20_Font"><text:span text:style-name="T1">usto<text:line-break/>duriore</text:span></text:span>m <text:span text:style-name="Default_20_Paragraph_20_Font"><text:span text:style-name="T1">salvere. reru</text:span></text:span>m <text:span text:style-name="Default_20_Paragraph_20_Font"><text:span text:style-name="T1">de faictione al</text:span></text:span>i<text:span text:style-name="Default_20_Paragraph_20_Font"><text:span text:style-name="T1">b</text:span></text:span>i <text:span text:style-name="Default_20_Paragraph_20_Font"><text:span text:style-name="T1">pertracta-<text:line-break/>b</text:span></text:span>i<text:span text:style-name="Default_20_Paragraph_20_Font"><text:span text:style-name="T1">mu</text:span></text:span>s. <text:span text:style-name="Default_20_Paragraph_20_Font"><text:span text:style-name="T1">Erg</text:span></text:span>o <text:span text:style-name="Default_20_Paragraph_20_Font"><text:span text:style-name="T1">hanc humeri c</text:span></text:span>om<text:span text:style-name="Default_20_Paragraph_20_Font"><text:span text:style-name="T1">m</text:span></text:span>isse<text:span text:style-name="Default_20_Paragraph_20_Font"><text:span text:style-name="T1">ra</text:span></text:span>m <text:span text:style-name="Default_20_Paragraph_20_Font"><text:span text:style-name="T1">conven</text:span></text:span>i<text:span text:style-name="Default_20_Paragraph_20_Font"><text:span text:style-name="T1">t</text:span></text:span> m<text:span text:style-name="Default_20_Paragraph_20_Font"><text:span text:style-name="T1">ol-<text:line-break/>l</text:span></text:span>i<text:span text:style-name="Default_20_Paragraph_20_Font"><text:span text:style-name="T1">ba</text:span></text:span>s m<text:span text:style-name="Default_20_Paragraph_20_Font"><text:span text:style-name="T1">an</text:span></text:span>i<text:span text:style-name="Default_20_Paragraph_20_Font"><text:span text:style-name="T1">bu</text:span></text:span>s <text:span text:style-name="Default_20_Paragraph_20_Font"><text:span text:style-name="T1">persulcare</text:span></text:span> t<text:span text:style-name="Default_20_Paragraph_20_Font"><text:span text:style-name="T1">u</text:span></text:span>m l<text:span text:style-name="Default_20_Paragraph_20_Font"><text:span text:style-name="T1">eni</text:span></text:span>t<text:span text:style-name="Default_20_Paragraph_20_Font"><text:span text:style-name="T1">er, qu</text:span></text:span>o<text:span text:style-name="Default_20_Paragraph_20_Font"><text:span text:style-name="T1">d alioqu</text:span></text:span>i<text:span text:style-name="Default_20_Paragraph_20_Font"><text:span text:style-name="T1">n<text:line-break/>ut</text:span></text:span>i<text:span text:style-name="Default_20_Paragraph_20_Font"><text:span text:style-name="T1">le esu</text:span></text:span></text:p>
      <text:p text:style-name="P3">Efficit frictio fiensim molliterque adhibita ne quae<text:line-break/>remaneant inflammationis reliquiae ; varie autem procedat<text:line-break/>oportet , modo manus a superiori parte deorsum , modo<text:line-break/>ab inferiori Iurium ferantur; deinde obliquae non fusum</text:p>
      <text:p text:style-name="P1">ab inferiori parte sursum, fed a superiori deorittnr; post<text:line-break/>haec in orbem et quasi transverse a dextra in sinistram et<text:line-break/>rursus a sinistra in dextram, ut musculorum fibrae omnes<text:line-break/>molliantur. Majores enim Graeci ad frictionem significan-<text:line-break/>dam sunt mutuati vocabulum <text:span text:style-name="Default_20_Paragraph_20_Font"><text:span text:style-name="T6">ἀνατρίψεως</text:span></text:span><text:span text:style-name="Default_20_Paragraph_20_Font"><text:span text:style-name="T8"> </text:span></text:span>pro <text:span text:style-name="Default_20_Paragraph_20_Font"><text:span text:style-name="T6">τρίψεως</text:span></text:span><text:span text:style-name="Default_20_Paragraph_20_Font"><text:span text:style-name="T8">; </text:span></text:span>at<text:line-break/>nolim tibi persuadeas, quemadmodum nonnulli existima-<text:line-break/>runt, Hippocratem velle manus in perfricanda humeri<text:line-break/>commissura ferri ab inferiori parte sursum , quod <text:span text:style-name="Default_20_Paragraph_20_Font"><text:span text:style-name="T6">τρίψις</text:span></text:span><text:span text:style-name="Default_20_Paragraph_20_Font"><text:span text:style-name="T8"><text:line-break/></text:span></text:span>frictionem <text:span text:style-name="Default_20_Paragraph_20_Font"><text:span text:style-name="T8">, </text:span></text:span><text:span text:style-name="Default_20_Paragraph_20_Font"><text:span text:style-name="T6">ἀνὰ</text:span></text:span><text:span text:style-name="Default_20_Paragraph_20_Font"><text:span text:style-name="T8"> </text:span></text:span>furium significet ; nam verbum <text:span text:style-name="Default_20_Paragraph_20_Font"><text:span text:style-name="T6">ἀναιρἰβειν</text:span></text:span><text:span text:style-name="Default_20_Paragraph_20_Font"><text:span text:style-name="T8"><text:line-break/></text:span></text:span>universum frictionisgenus exprimit, non eam dumtaxat<text:line-break/>quae ab inferiori parte sursum procedit, quod et ipse in-<text:line-break/>dicavit quum inquit, fed de frictione aliquid pertractabi-<text:line-break/>mus, ubi frictionem <text:span text:style-name="Default_20_Paragraph_20_Font"><text:span text:style-name="T6">ἀνἀτριψιν</text:span></text:span><text:span text:style-name="Default_20_Paragraph_20_Font"><text:span text:style-name="T8"> </text:span></text:span>vocavit. Non enim polli-<text:line-break/>cetur fe de una specie tractaturum ceteris omnibus omis-<text:line-break/>sis, sed in libro etiam de officina medici omnes exposuit,<text:line-break/>genus universum <text:span text:style-name="Default_20_Paragraph_20_Font"><text:span text:style-name="T6">ἀνάιριψιν</text:span></text:span><text:span text:style-name="Default_20_Paragraph_20_Font"><text:span text:style-name="T8"> </text:span></text:span>appellans, quum inquit: frictio<text:line-break/>ad resolvendum valet et ad stringendum , praeter haec ad<text:line-break/>implendum ac minuendum et quae sequuntur, quae tum in</text:p>
      <text:p text:style-name="P2">commentariis in eum librum perfequuti fumus tum in<text:line-break/>opere de tuenda sanitate latissime narravimus.</text:p>
      <text:h text:style-name="Heading_20_2" text:outline-level="2">XXXI.</text:h>
      <text:p text:style-name="P5"><text:span text:style-name="Default_20_Paragraph_20_Font"><text:span text:style-name="T1">Art</text:span></text:span>i<text:span text:style-name="Default_20_Paragraph_20_Font"><text:span text:style-name="T1">culu</text:span></text:span>s <text:span text:style-name="Default_20_Paragraph_20_Font"><text:span text:style-name="T1">non v</text:span></text:span>i<text:span text:style-name="Default_20_Paragraph_20_Font"><text:span text:style-name="T1">olente</text:span></text:span>r <text:span text:style-name="Default_20_Paragraph_20_Font"><text:span text:style-name="T1">d</text:span></text:span>i<text:span text:style-name="Default_20_Paragraph_20_Font"><text:span text:style-name="T1">movendu</text:span></text:span>slest, <text:span text:style-name="Default_20_Paragraph_20_Font"><text:span text:style-name="T1">sed quatenu</text:span></text:span>s <text:span text:style-name="Default_20_Paragraph_20_Font"><text:span text:style-name="T1">c</text:span></text:span>i<text:span text:style-name="Default_20_Paragraph_20_Font"><text:span text:style-name="T1">tra<text:line-break/>dolorem</text:span></text:span> m<text:span text:style-name="Default_20_Paragraph_20_Font"><text:span text:style-name="T1">ovea</text:span></text:span>t<text:span text:style-name="Default_20_Paragraph_20_Font"><text:span text:style-name="T1">ur. Consumantur autem o</text:span></text:span>m<text:span text:style-name="Default_20_Paragraph_20_Font"><text:span text:style-name="T1">ne</text:span></text:span>s, <text:span text:style-name="Default_20_Paragraph_20_Font"><text:span text:style-name="T1">al</text:span></text:span>ii<text:line-break/><text:span text:style-name="Default_20_Paragraph_20_Font"><text:span text:style-name="T1">qu</text:span></text:span>i<text:span text:style-name="Default_20_Paragraph_20_Font"><text:span text:style-name="T1">dem l</text:span></text:span>o<text:span text:style-name="Default_20_Paragraph_20_Font"><text:span text:style-name="T1">ng</text:span></text:span>i<text:span text:style-name="Default_20_Paragraph_20_Font"><text:span text:style-name="T1">ori te</text:span></text:span>m<text:span text:style-name="Default_20_Paragraph_20_Font"><text:span text:style-name="T1">pore, a</text:span></text:span>lii <text:span text:style-name="Default_20_Paragraph_20_Font"><text:span text:style-name="T1">brev</text:span></text:span>i<text:span text:style-name="Default_20_Paragraph_20_Font"><text:span text:style-name="T1">or</text:span></text:span>i.</text:p>
      <text:p text:style-name="P3">Inflammatione remissa nihil expeditius est quam<text:line-break/>ejusmodi motus; solvit enim illius reliquias omnes, qui-<text:line-break/>bus neglectis articuli contracti atque illigati redduntur,<text:line-break/>utrisque enim vocabulis appellantur.</text:p>
      <text:h text:style-name="Heading_20_2" text:outline-level="2">XXXIL</text:h>
      <text:p text:style-name="P3">His <text:span text:style-name="Default_20_Paragraph_20_Font"><text:span text:style-name="T1">au</text:span></text:span>r<text:span text:style-name="Default_20_Paragraph_20_Font"><text:span text:style-name="T1">e</text:span></text:span>m <text:span text:style-name="Default_20_Paragraph_20_Font"><text:span text:style-name="T1">ind</text:span></text:span>i<text:span text:style-name="Default_20_Paragraph_20_Font"><text:span text:style-name="T1">ciis .excideritnc humerus inte</text:span></text:span>lli<text:span text:style-name="Default_20_Paragraph_20_Font"><text:span text:style-name="T1">gendum est.</text:span></text:span></text:p>
      <text:p text:style-name="P2">-In libro : de .fracturis ante .ad. eos. qui. errant aggredi-<text:line-break/>tur, quod nunc: quoque facit; nam postquam errantes re-<text:line-break/>darguit , reponendi .rationem fubjicit , quae non folum fe-<text:line-break/>quitur quod propositum erat, fed ejus etiam fidem facit.<text:line-break/>Eam ergo primum exsequutus nunc deinceps indicia sub-<text:line-break/>jicit humeri capitis laxati, quae in exercenda arte necer-<text:line-break/>farto praecedunt, in tradenda non item necessario ; eorum<text:line-break/>vero. quae praecedunt; aut sequuntur illud. tibi indicio sit,<text:line-break/>quod non recte effici- potest opus . quod sequitur aut per-<text:line-break/>cipi quod praeceptum est , antequam intelligatur quod<text:line-break/>praecedit. Ratio quidem l<text:span text:style-name="Default_20_Paragraph_20_Font"><text:span text:style-name="T1">a</text:span></text:span>xati restituendi, antequam in-<text:line-break/>telligatur in quam partem articulus eruperit, aperte de-<text:line-break/>monstrari nequit.; sed nihil. eam addisci prohibet, prius-<text:line-break/>quam notae enarrentur. Principio itaque orationis si id<text:line-break/>unum edocti sumus,. humerum in alam prolabi et ipsi.<text:line-break/>invenire modum reponendi possumus et ab altero etiam<text:line-break/>doceri; non tamen. comprehendere modum reponendi, nisi<text:line-break/>ante sciverimus humerum in alam procidere, sicut neque^</text:p>
      <text:p text:style-name="P1">quo pacto in alam procidit, nisi prius noverimus naturam<text:line-break/>universae commissurae. Si quis igitur restituendi modulum<text:line-break/>praefatus deinceps- adliciat, in quam partem articulum<text:line-break/>luxatum restitui docuerit, necessarium ordinem perturbat,<text:line-break/>id quod accidit etiam eloqui primo incipit ostendere, in<text:line-break/>quas partes articulus erumpat, dein transit ad commissu-^<text:line-break/>rae naturam exponendam. Nam si quis penitus nosset<text:line-break/>quomodo articulus in alam excideret, supervacuum esset<text:line-break/>commissurae naturam hanc docere. Sesi qui primo audiet<text:line-break/>percipiatque, quonam modo haec habeat, deinde in quam<text:line-break/>partem articulus venerit, huic nihil opus est ad hoc ut<text:line-break/>restituendi modum doceatur. , Eodem etiam modo nunc<text:line-break/>nihil nos prohibuit signorum inscitia, quominus reponendi<text:line-break/>rationem intelligeremus, quae res communiter evenit 1n<text:line-break/>omni curatione tradenda<text:span text:style-name="Default_20_Paragraph_20_Font"><text:span text:style-name="T1">m</text:span></text:span> Potest enim doceri quis -qua<text:line-break/>ratione curetur inflammatio jecinoris ,. seu ventriculi, seu<text:line-break/>renum , sive intestini crassioris , antequam ipsorum affectus<text:line-break/>teneat; non tamen curare potest, priusquam eos -intelligat;</text:p>
      <text:p text:style-name="P1">sicut neque ratione curationem invenire aut doceri ab<text:line-break/>altero priusquam naturam calleat partis quae curatur.</text:p>
      <text:h text:style-name="Heading_20_2" text:outline-level="2"><text:bookmark-start text:name="bookmark4"/><text:span text:style-name="Default_20_Paragraph_20_Font">XxXIll.</text:span><text:bookmark-end text:name="bookmark4"/></text:h>
      <text:p text:style-name="P5"><text:span text:style-name="Default_20_Paragraph_20_Font"><text:span text:style-name="T1">part</text:span></text:span>im <text:span text:style-name="Default_20_Paragraph_20_Font"><text:span text:style-name="T1">quide</text:span></text:span>m <text:span text:style-name="Default_20_Paragraph_20_Font"><text:span text:style-name="T1">quu</text:span></text:span>m <text:span text:style-name="Default_20_Paragraph_20_Font"><text:span text:style-name="T1">hom</text:span></text:span>i<text:span text:style-name="Default_20_Paragraph_20_Font"><text:span text:style-name="T1">ne</text:span></text:span>s /<text:span text:style-name="Default_20_Paragraph_20_Font"><text:span text:style-name="T1">ustum habean</text:span></text:span>t <text:span text:style-name="Default_20_Paragraph_20_Font"><text:span text:style-name="T1">corpu</text:span></text:span>s <text:span text:style-name="Default_20_Paragraph_20_Font"><text:span text:style-name="T1">et<text:line-break/>brachia et crura ad exemplum</text:span></text:span> i<text:span text:style-name="Default_20_Paragraph_20_Font"><text:span text:style-name="T1">n</text:span></text:span>t<text:span text:style-name="Default_20_Paragraph_20_Font"><text:span text:style-name="T1">egr</text:span></text:span>i <text:span text:style-name="Default_20_Paragraph_20_Font"><text:span text:style-name="T1">aesti</text:span></text:span>m<text:span text:style-name="Default_20_Paragraph_20_Font"><text:span text:style-name="T1">are v</text:span></text:span>it<text:span text:style-name="Default_20_Paragraph_20_Font"><text:span text:style-name="T1">ia-.<text:line-break/>tu</text:span></text:span>m <text:span text:style-name="Default_20_Paragraph_20_Font"><text:span text:style-name="T1">opor</text:span></text:span>t<text:span text:style-name="Default_20_Paragraph_20_Font"><text:span text:style-name="T1">et et ad exemp</text:span></text:span>l<text:span text:style-name="Default_20_Paragraph_20_Font"><text:span text:style-name="T1">um v</text:span></text:span>i<text:span text:style-name="Default_20_Paragraph_20_Font"><text:span text:style-name="T1">t</text:span></text:span>i<text:span text:style-name="Default_20_Paragraph_20_Font"><text:span text:style-name="T1">ati in</text:span></text:span>t<text:span text:style-name="Default_20_Paragraph_20_Font"><text:span text:style-name="T1">egrum neque<text:line-break/>spectare alter</text:span></text:span>i<text:span text:style-name="Default_20_Paragraph_20_Font"><text:span text:style-name="T1">u</text:span></text:span>s <text:span text:style-name="Default_20_Paragraph_20_Font"><text:span text:style-name="T1">h</text:span></text:span>omi<text:span text:style-name="Default_20_Paragraph_20_Font"><text:span text:style-name="T1">n</text:span></text:span>is <text:span text:style-name="Default_20_Paragraph_20_Font"><text:span text:style-name="T1">articu</text:span></text:span>l<text:span text:style-name="Default_20_Paragraph_20_Font"><text:span text:style-name="T1">o</text:span></text:span>s.</text:p>
      <text:p text:style-name="P3">Quod ab utraque parte, tam dextra quam sinistra<text:line-break/>aequale est ad unguem , jestum appellavit. Sed quoniam<text:line-break/>membrorum forma in hominibus varia est,- imperat ut<text:line-break/>affectum membrum cum pari <text:span text:style-name="Default_20_Paragraph_20_Font"><text:span text:style-name="T1">t</text:span></text:span>ipsius affecti homi<text:span text:style-name="Default_20_Paragraph_20_Font"><text:span text:style-name="T1">n</text:span></text:span>is mem-<text:line-break/>bro conferatur; atque inde quatenus a naturali statu re-<text:line-break/>cesserit coniectura fiat.</text:p>
      <text:h text:style-name="P15" text:outline-level="2">XXXIV.</text:h>
      <text:p text:style-name="P5"><text:span text:style-name="Default_20_Paragraph_20_Font"><text:span text:style-name="T1">Al</text:span></text:span>i<text:span text:style-name="Default_20_Paragraph_20_Font"><text:span text:style-name="T1">i</text:span></text:span>s <text:span text:style-name="Default_20_Paragraph_20_Font"><text:span text:style-name="T1">en</text:span></text:span>im <text:span text:style-name="Default_20_Paragraph_20_Font"><text:span text:style-name="T1">mag</text:span></text:span>is <text:span text:style-name="Default_20_Paragraph_20_Font"><text:span text:style-name="T1">exstan</text:span></text:span>t, <text:span text:style-name="Default_20_Paragraph_20_Font"><text:span text:style-name="T1">a</text:span></text:span>liis <text:span text:style-name="Default_20_Paragraph_20_Font"><text:span text:style-name="T1">minu</text:span></text:span>s, <text:span text:style-name="Default_20_Paragraph_20_Font"><text:span text:style-name="T1">sed ipsiu</text:span></text:span>s <text:span text:style-name="Default_20_Paragraph_20_Font"><text:span text:style-name="T1">laboran-<text:line-break/>t</text:span></text:span>is, <text:span text:style-name="Default_20_Paragraph_20_Font"><text:span text:style-name="T1">an</text:span></text:span> i<text:span text:style-name="Default_20_Paragraph_20_Font"><text:span text:style-name="T1">nteger v</text:span></text:span>i<text:span text:style-name="Default_20_Paragraph_20_Font"><text:span text:style-name="T1">tiat</text:span></text:span>o <text:span text:style-name="Default_20_Paragraph_20_Font"><text:span text:style-name="T1">d</text:span></text:span>i/<text:span text:style-name="Default_20_Paragraph_20_Font"><text:span text:style-name="T1">stm</text:span></text:span>i<text:span text:style-name="Default_20_Paragraph_20_Font"><text:span text:style-name="T1">li</text:span></text:span>s su.</text:p>
      <text:p text:style-name="Normal">. Eos quibus articuli naturaliter exstant promiuentque,<text:line-break/><text:span text:style-name="Default_20_Paragraph_20_Font"><text:span text:style-name="T6">ἐξάρθρο</text:span></text:span><text:span text:style-name="Default_20_Paragraph_20_Font"><text:span text:style-name="T7">ν</text:span></text:span><text:span text:style-name="Default_20_Paragraph_20_Font"><text:span text:style-name="T6">ς</text:span></text:span><text:span text:style-name="Default_20_Paragraph_20_Font"><text:span text:style-name="T10"> </text:span></text:span>appellavit.</text:p>
      <text:h text:style-name="Heading_20_2" text:outline-level="2">XXXV.</text:h>
      <text:p text:style-name="P18"><text:line-break/>o<text:span text:style-name="Default_20_Paragraph_20_Font"><text:span text:style-name="T1">uae re</text:span></text:span>s <text:span text:style-name="Default_20_Paragraph_20_Font"><text:span text:style-name="T1">recte qu</text:span></text:span>i<text:span text:style-name="Default_20_Paragraph_20_Font"><text:span text:style-name="T1">dem ostend</text:span></text:span>i<text:span text:style-name="Default_20_Paragraph_20_Font"><text:span text:style-name="T1">tur, </text:span></text:span>o<text:span text:style-name="Default_20_Paragraph_20_Font"><text:span text:style-name="T1">mn</text:span></text:span>i<text:span text:style-name="Default_20_Paragraph_20_Font"><text:span text:style-name="T1">no autem magna<text:line-break/>e</text:span></text:span>j<text:span text:style-name="Default_20_Paragraph_20_Font"><text:span text:style-name="T1">u</text:span></text:span>s <text:span text:style-name="Default_20_Paragraph_20_Font"><text:span text:style-name="T1">insc</text:span></text:span>iti<text:span text:style-name="Default_20_Paragraph_20_Font"><text:span text:style-name="T1">a est. Hac de causa non sut</text:span></text:span>is <text:span text:style-name="Default_20_Paragraph_20_Font"><text:span text:style-name="T1">est rat</text:span></text:span>io<text:span text:style-name="Default_20_Paragraph_20_Font"><text:span text:style-name="T1">ne<text:line-break/>artem hanc. scire, sed usu experir</text:span></text:span>i <text:span text:style-name="Default_20_Paragraph_20_Font"><text:span text:style-name="T1">ipsu</text:span></text:span>m o<text:span text:style-name="Default_20_Paragraph_20_Font"><text:span text:style-name="T1">p</text:span></text:span>o<text:span text:style-name="Default_20_Paragraph_20_Font"><text:span text:style-name="T1">rte</text:span></text:span>t.</text:p>
      <text:p text:style-name="P3">Inscitiam dixit <text:span text:style-name="Default_20_Paragraph_20_Font"><text:span text:style-name="T6">παρασύνεσιν</text:span></text:span><text:span text:style-name="Default_20_Paragraph_20_Font"><text:span text:style-name="T8">, </text:span></text:span>non omnem simpliciter<text:line-break/>intelligens , fed eam quae conjuncta est ac proxima scien-<text:line-break/>tiae. lndicabit autem ipse in sequentibus qui fiat ut<text:line-break/>interdum decipiantur, qui protinus cum vitiato integrum<text:line-break/>conferunt.</text:p>
      <text:h text:style-name="P15" text:outline-level="2">XXXVI.</text:h>
      <text:p text:style-name="P5"><text:span text:style-name="Default_20_Paragraph_20_Font"><text:span text:style-name="T1">Mul</text:span></text:span>ti<text:span text:style-name="Default_20_Paragraph_20_Font"><text:span text:style-name="T1">s enim ar</text:span></text:span>t<text:span text:style-name="Default_20_Paragraph_20_Font"><text:span text:style-name="T1">icul</text:span></text:span>i <text:span text:style-name="Default_20_Paragraph_20_Font"><text:span text:style-name="T1">prae d</text:span></text:span>o<text:span text:style-name="Default_20_Paragraph_20_Font"><text:span text:style-name="T1">lore vel alia de causa ut non<text:line-break/>exc</text:span></text:span>i<text:span text:style-name="Default_20_Paragraph_20_Font"><text:span text:style-name="T1">der</text:span></text:span>i<text:span text:style-name="Default_20_Paragraph_20_Font"><text:span text:style-name="T1">nt, nequeun</text:span></text:span>t t<text:span text:style-name="Default_20_Paragraph_20_Font"><text:span text:style-name="T1">a</text:span></text:span>m<text:span text:style-name="Default_20_Paragraph_20_Font"><text:span text:style-name="T1">en eo modo qu</text:span></text:span>o i<text:span text:style-name="Default_20_Paragraph_20_Font"><text:span text:style-name="T1">n san</text:span></text:span>i<text:span text:style-name="Default_20_Paragraph_20_Font"><text:span text:style-name="T1">s cor-<text:line-break/>por</text:span></text:span>i<text:span text:style-name="Default_20_Paragraph_20_Font"><text:span text:style-name="T1">bus figurar</text:span></text:span>i. I<text:span text:style-name="Default_20_Paragraph_20_Font"><text:span text:style-name="T1">ntell</text:span></text:span>i<text:span text:style-name="Default_20_Paragraph_20_Font"><text:span text:style-name="T1">gere</text:span></text:span> i<text:span text:style-name="Default_20_Paragraph_20_Font"><text:span text:style-name="T1">g</text:span></text:span>it<text:span text:style-name="Default_20_Paragraph_20_Font"><text:span text:style-name="T1">ur ac sc</text:span></text:span>i<text:span text:style-name="Default_20_Paragraph_20_Font"><text:span text:style-name="T1">re hujus</text:span></text:span>m<text:span text:style-name="Default_20_Paragraph_20_Font"><text:span text:style-name="T1">odi<text:line-break/>hab</text:span></text:span>it<text:span text:style-name="Default_20_Paragraph_20_Font"><text:span text:style-name="T1">um opor</text:span></text:span>t<text:span text:style-name="Default_20_Paragraph_20_Font"><text:span text:style-name="T1">e</text:span></text:span>t, <text:span text:style-name="Default_20_Paragraph_20_Font"><text:span text:style-name="T1">na</text:span></text:span>m <text:span text:style-name="Default_20_Paragraph_20_Font"><text:span text:style-name="T1">mul</text:span></text:span>to <text:span text:style-name="Default_20_Paragraph_20_Font"><text:span text:style-name="T1">mag</text:span></text:span>is i<text:span text:style-name="Default_20_Paragraph_20_Font"><text:span text:style-name="T1">n a</text:span></text:span>l<text:span text:style-name="Default_20_Paragraph_20_Font"><text:span text:style-name="T1">a sent</text:span></text:span>it<text:span text:style-name="Default_20_Paragraph_20_Font"><text:span text:style-name="T1">ur ca-<text:line-break/>put hu</text:span></text:span>m<text:span text:style-name="Default_20_Paragraph_20_Font"><text:span text:style-name="T1">er</text:span></text:span>i <text:span text:style-name="Default_20_Paragraph_20_Font"><text:span text:style-name="T1">pr</text:span></text:span>o<text:span text:style-name="Default_20_Paragraph_20_Font"><text:span text:style-name="T1">lapsi, qua</text:span></text:span>m <text:span text:style-name="Default_20_Paragraph_20_Font"><text:span text:style-name="T1">e</text:span></text:span>j<text:span text:style-name="Default_20_Paragraph_20_Font"><text:span text:style-name="T1">u</text:span></text:span>s <text:span text:style-name="Default_20_Paragraph_20_Font"><text:span text:style-name="T1">qu</text:span></text:span>i <text:span text:style-name="Default_20_Paragraph_20_Font"><text:span text:style-name="T1">na</text:span></text:span>t<text:span text:style-name="Default_20_Paragraph_20_Font"><text:span text:style-name="T1">ural</text:span></text:span>it<text:span text:style-name="Default_20_Paragraph_20_Font"><text:span text:style-name="T1">er habe</text:span></text:span>t;<text:line-break/><text:span text:style-name="Default_20_Paragraph_20_Font"><text:span text:style-name="T1">ad haec locu</text:span></text:span>s <text:span text:style-name="Default_20_Paragraph_20_Font"><text:span text:style-name="T1">qui a superi</text:span></text:span>o<text:span text:style-name="Default_20_Paragraph_20_Font"><text:span text:style-name="T1">r</text:span></text:span>i <text:span text:style-name="Default_20_Paragraph_20_Font"><text:span text:style-name="T1">par</text:span></text:span>t<text:span text:style-name="Default_20_Paragraph_20_Font"><text:span text:style-name="T1">e super comm</text:span></text:span>is<text:span text:style-name="Default_20_Paragraph_20_Font"><text:span text:style-name="T1">suram<text:line-break/>.est cavu</text:span></text:span>s <text:span text:style-name="Default_20_Paragraph_20_Font"><text:span text:style-name="T1">appare</text:span></text:span>t, it<text:span text:style-name="Default_20_Paragraph_20_Font"><text:span text:style-name="T1">e</text:span></text:span>m <text:span text:style-name="Default_20_Paragraph_20_Font"><text:span text:style-name="T1">la</text:span></text:span>t<text:span text:style-name="Default_20_Paragraph_20_Font"><text:span text:style-name="T1">um est scapularum summum,<text:line-break/>qua cum sagulo c</text:span></text:span>om<text:span text:style-name="Default_20_Paragraph_20_Font"><text:span text:style-name="T1">mit</text:span></text:span>t<text:span text:style-name="Default_20_Paragraph_20_Font"><text:span text:style-name="T1">i</text:span></text:span>t<text:span text:style-name="Default_20_Paragraph_20_Font"><text:span text:style-name="T1">ur, exstare v</text:span></text:span>i<text:span text:style-name="Default_20_Paragraph_20_Font"><text:span text:style-name="T1">de</text:span></text:span>t<text:span text:style-name="Default_20_Paragraph_20_Font"><text:span text:style-name="T1">ur, quum<text:line-break/>ar</text:span></text:span>tic<text:span text:style-name="Default_20_Paragraph_20_Font"><text:span text:style-name="T1">ulu</text:span></text:span>s i<text:span text:style-name="Default_20_Paragraph_20_Font"><text:span text:style-name="T1">nter</text:span></text:span>i<text:span text:style-name="Default_20_Paragraph_20_Font"><text:span text:style-name="T1">o</text:span></text:span>ri l<text:span text:style-name="Default_20_Paragraph_20_Font"><text:span text:style-name="T1">oco rec</text:span></text:span>i<text:span text:style-name="Default_20_Paragraph_20_Font"><text:span text:style-name="T1">p</text:span></text:span>i<text:span text:style-name="Default_20_Paragraph_20_Font"><text:span text:style-name="T1">a</text:span></text:span>t<text:span text:style-name="Default_20_Paragraph_20_Font"><text:span text:style-name="T1">ur.</text:span></text:span></text:p>
      <text:p text:style-name="P3">Infcitiam quam ipfe <text:span text:style-name="Default_20_Paragraph_20_Font"><text:span text:style-name="T6">παρασύνεσιν</text:span></text:span><text:span text:style-name="Default_20_Paragraph_20_Font"><text:span text:style-name="T8"> </text:span></text:span>dixit nunc unam<text:line-break/>ponit, quae in figurando accidit. Interdum enim nequeunt<text:line-break/>affecta membra aliquo modo figurari; quamvis hoc aegris<text:line-break/>non accidat, propterea quod articulus eruperit, feli vel<text:line-break/>dolore vel musculorum intensione. Deinceps inscitiam<text:line-break/>alteram fubjecit.</text:p>
      <text:h text:style-name="P15" text:outline-level="2">XXXVII.</text:h>
      <text:p text:style-name="P5">I<text:span text:style-name="Default_20_Paragraph_20_Font"><text:span text:style-name="T1">n qu</text:span></text:span>o <text:span text:style-name="Default_20_Paragraph_20_Font"><text:span text:style-name="T1">et</text:span></text:span>i<text:span text:style-name="Default_20_Paragraph_20_Font"><text:span text:style-name="T1">am accid</text:span></text:span>i<text:span text:style-name="Default_20_Paragraph_20_Font"><text:span text:style-name="T1">t</text:span></text:span> i<text:span text:style-name="Default_20_Paragraph_20_Font"><text:span text:style-name="T1">nsc</text:span></text:span>i<text:span text:style-name="Default_20_Paragraph_20_Font"><text:span text:style-name="T1">t</text:span></text:span>i<text:span text:style-name="Default_20_Paragraph_20_Font"><text:span text:style-name="T1">a, de qua in sequentibus age-<text:line-break/></text:span></text:span>m<text:span text:style-name="Default_20_Paragraph_20_Font"><text:span text:style-name="T1">us; est en</text:span></text:span>i<text:span text:style-name="Default_20_Paragraph_20_Font"><text:span text:style-name="T1">m</text:span></text:span> m<text:span text:style-name="Default_20_Paragraph_20_Font"><text:span text:style-name="T1">emoratu d</text:span></text:span>i<text:span text:style-name="Default_20_Paragraph_20_Font"><text:span text:style-name="T1">gna.</text:span></text:span></text:p>
      <text:p text:style-name="P3">lu eo quod locus qui humeri commissurae fuhjectus<text:line-break/>est cavus conspicitur, quendam incidere errorem ait, quem<text:line-break/>in sequentibus fe dicturum pollicetur. Id autem interdum<text:line-break/>evenit, ubi jugulum a lato scapularum osse diducitur.</text:p>
      <text:h text:style-name="Heading_20_2" text:outline-level="2">XXXVllI.</text:h>
      <text:p text:style-name="P5"><text:span text:style-name="Default_20_Paragraph_20_Font"><text:span text:style-name="T1">part</text:span></text:span>i<text:span text:style-name="Default_20_Paragraph_20_Font"><text:span text:style-name="T1">m etiam a</text:span></text:span> l<text:span text:style-name="Default_20_Paragraph_20_Font"><text:span text:style-name="T1">a</text:span></text:span>t<text:span text:style-name="Default_20_Paragraph_20_Font"><text:span text:style-name="T1">ere cub</text:span></text:span>iti <text:span text:style-name="Default_20_Paragraph_20_Font"><text:span text:style-name="T1">e</text:span></text:span>mi<text:span text:style-name="Default_20_Paragraph_20_Font"><text:span text:style-name="T1">nent</text:span></text:span>i<text:span text:style-name="Default_20_Paragraph_20_Font"><text:span text:style-name="T1">a recedere</text:span></text:span> m<text:span text:style-name="Default_20_Paragraph_20_Font"><text:span text:style-name="T1">agi</text:span></text:span>s <text:span text:style-name="Default_20_Paragraph_20_Font"><text:span text:style-name="T1">vi-<text:line-break/>detur ab e</text:span></text:span>o <text:span text:style-name="Default_20_Paragraph_20_Font"><text:span text:style-name="T1">hu</text:span></text:span>m<text:span text:style-name="Default_20_Paragraph_20_Font"><text:span text:style-name="T1">er</text:span></text:span>o , <text:span text:style-name="Default_20_Paragraph_20_Font"><text:span text:style-name="T1">qu</text:span></text:span>i <text:span text:style-name="Default_20_Paragraph_20_Font"><text:span text:style-name="T1">pr</text:span></text:span>o<text:span text:style-name="Default_20_Paragraph_20_Font"><text:span text:style-name="T1">lapsu</text:span></text:span>s <text:span text:style-name="Default_20_Paragraph_20_Font"><text:span text:style-name="T1">est, quam ab a</text:span></text:span>lt<text:span text:style-name="Default_20_Paragraph_20_Font"><text:span text:style-name="T1">ero ;<text:line-break/>si qu</text:span></text:span>is t<text:span text:style-name="Default_20_Paragraph_20_Font"><text:span text:style-name="T1">amen coga</text:span></text:span>t, <text:span text:style-name="Default_20_Paragraph_20_Font"><text:span text:style-name="T1">adduc</text:span></text:span>it<text:span text:style-name="Default_20_Paragraph_20_Font"><text:span text:style-name="T1">ur qu</text:span></text:span>i<text:span text:style-name="Default_20_Paragraph_20_Font"><text:span text:style-name="T1">dem, sed cum d</text:span></text:span>o<text:span text:style-name="Default_20_Paragraph_20_Font"><text:span text:style-name="T1">lore.</text:span></text:span></text:p>
      <text:p text:style-name="P3">Indicium quoque hoc fallax est, nisi sub ala humeri<text:line-break/>caput contingat, quod in eam venit; quo fit ut brachium<text:line-break/>adduci ad latus sine dolore non possit.</text:p>
      <text:h text:style-name="P15" text:outline-level="2">XXXIX.</text:h>
      <text:p text:style-name="P5"><text:span text:style-name="Default_20_Paragraph_20_Font"><text:span text:style-name="T1">Adde quod cub</text:span></text:span>i<text:span text:style-name="Default_20_Paragraph_20_Font"><text:span text:style-name="T1">t</text:span></text:span>o <text:span text:style-name="Default_20_Paragraph_20_Font"><text:span text:style-name="T1">extensa brachium juxta e</text:span></text:span>j<text:span text:style-name="Default_20_Paragraph_20_Font"><text:span text:style-name="T1">usde</text:span></text:span>m <text:span text:style-name="Default_20_Paragraph_20_Font"><text:span text:style-name="T1">part</text:span></text:span>is<text:line-break/><text:span text:style-name="Default_20_Paragraph_20_Font"><text:span text:style-name="T1">aure</text:span></text:span>m <text:span text:style-name="Default_20_Paragraph_20_Font"><text:span text:style-name="T1">non</text:span></text:span> i<text:span text:style-name="Default_20_Paragraph_20_Font"><text:span text:style-name="T1">ta po</text:span></text:span>rri<text:span text:style-name="Default_20_Paragraph_20_Font"><text:span text:style-name="T1">g</text:span></text:span>i <text:span text:style-name="Default_20_Paragraph_20_Font"><text:span text:style-name="T1">p</text:span></text:span>ot<text:span text:style-name="Default_20_Paragraph_20_Font"><text:span text:style-name="T1">est, quemadm</text:span></text:span>o<text:span text:style-name="Default_20_Paragraph_20_Font"><text:span text:style-name="T1">du</text:span></text:span>m <text:span text:style-name="Default_20_Paragraph_20_Font"><text:span text:style-name="T1">e</text:span></text:span>t i<text:span text:style-name="Default_20_Paragraph_20_Font"><text:span text:style-name="T1">u</text:span></text:span>t<text:span text:style-name="Default_20_Paragraph_20_Font"><text:span text:style-name="T1">e-<text:line-break/>grum, neque</text:span></text:span> i<text:span text:style-name="Default_20_Paragraph_20_Font"><text:span text:style-name="T1">n la</text:span></text:span>t<text:span text:style-name="Default_20_Paragraph_20_Font"><text:span text:style-name="T1">era sim</text:span></text:span>i<text:span text:style-name="Default_20_Paragraph_20_Font"><text:span text:style-name="T1">l</text:span></text:span>i<text:span text:style-name="Default_20_Paragraph_20_Font"><text:span text:style-name="T1">ter. Haec i</text:span></text:span>t<text:span text:style-name="Default_20_Paragraph_20_Font"><text:span text:style-name="T1">aque</text:span></text:span> i<text:span text:style-name="Default_20_Paragraph_20_Font"><text:span text:style-name="T1">ndicia<text:line-break/>sunt humer</text:span></text:span>i <text:span text:style-name="Default_20_Paragraph_20_Font"><text:span text:style-name="T1">capitis l</text:span></text:span>a<text:span text:style-name="Default_20_Paragraph_20_Font"><text:span text:style-name="T1">xat</text:span></text:span>i <text:span text:style-name="Default_20_Paragraph_20_Font"><text:span text:style-name="T1">; rest</text:span></text:span>it<text:span text:style-name="Default_20_Paragraph_20_Font"><text:span text:style-name="T1">uend</text:span></text:span>i <text:span text:style-name="Default_20_Paragraph_20_Font"><text:span text:style-name="T1">vero mod</text:span></text:span>i <text:span text:style-name="Default_20_Paragraph_20_Font"><text:span text:style-name="T1">hi,<text:line-break/>qu</text:span></text:span>i <text:span text:style-name="Default_20_Paragraph_20_Font"><text:span text:style-name="T1">scr</text:span></text:span>i<text:span text:style-name="Default_20_Paragraph_20_Font"><text:span text:style-name="T1">p</text:span></text:span>ti <text:span text:style-name="Default_20_Paragraph_20_Font"><text:span text:style-name="T1">sunt et curat</text:span></text:span>i<text:span text:style-name="Default_20_Paragraph_20_Font"><text:span text:style-name="T1">one</text:span></text:span>s <text:span text:style-name="Default_20_Paragraph_20_Font"><text:span text:style-name="T1">eaede</text:span></text:span>m.</text:p>
      <text:p text:style-name="P3">Hoc quoque signum ex illis est in quibus esse insui-<text:line-break/>riam proposuit , quod evidentissimum est ex his quae pro-<text:line-break/>didit quum inquit: multis enim articuli prae dolore vel<text:line-break/>alia de cau<text:span text:style-name="Default_20_Paragraph_20_Font"><text:span text:style-name="T1">t</text:span></text:span>a, ut non exciderint, nequeunt eo modo quo<text:line-break/>in sanis corporibus figurari. Si quis, ut ipfe ait, prompte<text:line-break/>brachium possit ad latera porrigere, id certum indicium<text:line-break/>est, articulum naturaliter habere; -quodsi aliqua ex parte<text:line-break/>prohibeatur , potest hujus rei causa esse dolor vel muscu-<text:line-break/>lorum intensio.</text:p>
      <text:h text:style-name="P16" text:outline-level="2"><text:bookmark-start text:name="bookmark6"/><text:span text:style-name="Default_20_Paragraph_20_Font">XL.</text:span><text:bookmark-end text:name="bookmark6"/></text:h>
      <text:p text:style-name="P3"><text:span text:style-name="Default_20_Paragraph_20_Font"><text:span text:style-name="T1">l</text:span></text:span>l<text:span text:style-name="Default_20_Paragraph_20_Font"><text:span text:style-name="T1">taxima autem animadversione dignu</text:span></text:span>m <text:span text:style-name="Default_20_Paragraph_20_Font"><text:span text:style-name="T1">praecep</text:span></text:span>t<text:span text:style-name="Default_20_Paragraph_20_Font"><text:span text:style-name="T1">um est,<text:line-break/>qua rat</text:span></text:span>i<text:span text:style-name="Default_20_Paragraph_20_Font"><text:span text:style-name="T1">one curare eos c</text:span></text:span>o<text:span text:style-name="Default_20_Paragraph_20_Font"><text:span text:style-name="T1">nveniat, qu</text:span></text:span>i<text:span text:style-name="Default_20_Paragraph_20_Font"><text:span text:style-name="T1">bus saepe hu</text:span></text:span>m<text:span text:style-name="Default_20_Paragraph_20_Font"><text:span text:style-name="T1">eri<text:line-break/>caput elab</text:span></text:span>i<text:span text:style-name="Default_20_Paragraph_20_Font"><text:span text:style-name="T1">tur, qua</text:span></text:span>m m<text:span text:style-name="Default_20_Paragraph_20_Font"><text:span text:style-name="T1">ul</text:span></text:span>ti <text:span text:style-name="Default_20_Paragraph_20_Font"><text:span text:style-name="T1">ob ca</text:span></text:span>l<text:span text:style-name="Default_20_Paragraph_20_Font"><text:span text:style-name="T1">am</text:span></text:span>it<text:span text:style-name="Default_20_Paragraph_20_Font"><text:span text:style-name="T1">ate</text:span></text:span>m <text:span text:style-name="Default_20_Paragraph_20_Font"><text:span text:style-name="T1">hanc quam-<text:line-break/>qua</text:span></text:span>m <text:span text:style-name="Default_20_Paragraph_20_Font"><text:span text:style-name="T1">a</text:span></text:span>lio<text:span text:style-name="Default_20_Paragraph_20_Font"><text:span text:style-name="T1">qu</text:span></text:span>i<text:span text:style-name="Default_20_Paragraph_20_Font"><text:span text:style-name="T1">n</text:span></text:span> i<text:span text:style-name="Default_20_Paragraph_20_Font"><text:span text:style-name="T1">donei cer</text:span></text:span>t<text:span text:style-name="Default_20_Paragraph_20_Font"><text:span text:style-name="T1">are proh</text:span></text:span>i<text:span text:style-name="Default_20_Paragraph_20_Font"><text:span text:style-name="T1">beantur;- mul</text:span></text:span>ti <text:span text:style-name="Default_20_Paragraph_20_Font"><text:span text:style-name="T1">et</text:span></text:span>i<text:span text:style-name="Default_20_Paragraph_20_Font"><text:span text:style-name="T1">am<text:line-break/>ea de causa redd</text:span></text:span>iti i<text:span text:style-name="Default_20_Paragraph_20_Font"><text:span text:style-name="T1">nu</text:span></text:span>t<text:span text:style-name="Default_20_Paragraph_20_Font"><text:span text:style-name="T1">iles ad bellum ac perierint. ob<text:line-break/></text:span></text:span>i<text:span text:style-name="Default_20_Paragraph_20_Font"><text:span text:style-name="T1">d etia</text:span></text:span>m <text:span text:style-name="Default_20_Paragraph_20_Font"><text:span text:style-name="T1">an</text:span></text:span>i<text:span text:style-name="Default_20_Paragraph_20_Font"><text:span text:style-name="T1">madversi</text:span></text:span>o<text:span text:style-name="Default_20_Paragraph_20_Font"><text:span text:style-name="T1">ne d</text:span></text:span>i<text:span text:style-name="Default_20_Paragraph_20_Font"><text:span text:style-name="T1">gnu</text:span></text:span>m <text:span text:style-name="Default_20_Paragraph_20_Font"><text:span text:style-name="T1">est, quod nem</text:span></text:span>i<text:span text:style-name="Default_20_Paragraph_20_Font"><text:span text:style-name="T1">nem no-<text:line-break/>ver</text:span></text:span>r<text:span text:style-name="Default_20_Paragraph_20_Font"><text:span text:style-name="T1">at qu</text:span></text:span>i <text:span text:style-name="Default_20_Paragraph_20_Font"><text:span text:style-name="T1">recte curaret, sed al</text:span></text:span>i<text:span text:style-name="Default_20_Paragraph_20_Font"><text:span text:style-name="T1">os qu</text:span></text:span>i<text:span text:style-name="Default_20_Paragraph_20_Font"><text:span text:style-name="T1">dem</text:span></text:span> m<text:span text:style-name="Default_20_Paragraph_20_Font"><text:span text:style-name="T1">anus hom</text:span></text:span>i<text:span text:style-name="Default_20_Paragraph_20_Font"><text:span text:style-name="T1">ni<text:line-break/>non in</text:span></text:span>i<text:span text:style-name="Default_20_Paragraph_20_Font"><text:span text:style-name="T1">icere, al</text:span></text:span>io<text:span text:style-name="Default_20_Paragraph_20_Font"><text:span text:style-name="T1">s</text:span></text:span> c<text:span text:style-name="Default_20_Paragraph_20_Font"><text:span text:style-name="T1">ontrar</text:span></text:span>i<text:span text:style-name="Default_20_Paragraph_20_Font"><text:span text:style-name="T1">um ei quod exped</text:span></text:span>i<text:span text:style-name="Default_20_Paragraph_20_Font"><text:span text:style-name="T1">ret exeo-<text:line-break/>g</text:span></text:span>i<text:span text:style-name="Default_20_Paragraph_20_Font"><text:span text:style-name="T1">tare mol</text:span></text:span>fri<text:span text:style-name="Default_20_Paragraph_20_Font"><text:span text:style-name="T1">que. Adusserunt sum complure</text:span></text:span>s <text:span text:style-name="Default_20_Paragraph_20_Font"><text:span text:style-name="T1">med</text:span></text:span>i<text:span text:style-name="Default_20_Paragraph_20_Font"><text:span text:style-name="T1">ci,<text:line-break/>ub</text:span></text:span>i <text:span text:style-name="Default_20_Paragraph_20_Font"><text:span text:style-name="T1">humer</text:span></text:span>i <text:span text:style-name="Default_20_Paragraph_20_Font"><text:span text:style-name="T1">articulu</text:span></text:span>s <text:span text:style-name="Default_20_Paragraph_20_Font"><text:span text:style-name="T1">exc</text:span></text:span>i<text:span text:style-name="Default_20_Paragraph_20_Font"><text:span text:style-name="T1">dere</text:span></text:span>t, <text:span text:style-name="Default_20_Paragraph_20_Font"><text:span text:style-name="T1">eum locum qu</text:span></text:span>i <text:span text:style-name="Default_20_Paragraph_20_Font"><text:span text:style-name="T1">a supe-<text:line-break/>riori par</text:span></text:span>t<text:span text:style-name="Default_20_Paragraph_20_Font"><text:span text:style-name="T1">e commi/surae est et eum qui a pr</text:span></text:span>i<text:span text:style-name="Default_20_Paragraph_20_Font"><text:span text:style-name="T1">ori; qua<text:line-break/>pro</text:span></text:span>m<text:span text:style-name="Default_20_Paragraph_20_Font"><text:span text:style-name="T1">o</text:span></text:span>n<text:span text:style-name="Default_20_Paragraph_20_Font"><text:span text:style-name="T1">et humer</text:span></text:span>i <text:span text:style-name="Default_20_Paragraph_20_Font"><text:span text:style-name="T1">caput, et</text:span></text:span> a <text:span text:style-name="Default_20_Paragraph_20_Font"><text:span text:style-name="T1">post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paulo in-<text:line-break/>— si^ super</text:span></text:span>i<text:span text:style-name="Default_20_Paragraph_20_Font"><text:span text:style-name="T1">ore</text:span></text:span>m <text:span text:style-name="Default_20_Paragraph_20_Font"><text:span text:style-name="T1">sedem commi</text:span></text:span>s<text:span text:style-name="Default_20_Paragraph_20_Font"><text:span text:style-name="T1">surae. profec</text:span></text:span>t<text:span text:style-name="Default_20_Paragraph_20_Font"><text:span text:style-name="T1">o hu</text:span></text:span>j<text:span text:style-name="Default_20_Paragraph_20_Font"><text:span text:style-name="T1">usmod</text:span></text:span>i<text:line-break/><text:span text:style-name="Default_20_Paragraph_20_Font"><text:span text:style-name="T1">ust</text:span></text:span>i<text:span text:style-name="Default_20_Paragraph_20_Font"><text:span text:style-name="T1">one</text:span></text:span>s <text:span text:style-name="Default_20_Paragraph_20_Font"><text:span text:style-name="T1">comm</text:span></text:span>o<text:span text:style-name="Default_20_Paragraph_20_Font"><text:span text:style-name="T1">dae su</text:span></text:span> i<text:span text:style-name="Default_20_Paragraph_20_Font"><text:span text:style-name="T1">ssent , si humeri caput in super</text:span></text:span>io-<text:line-break/><text:span text:style-name="Default_20_Paragraph_20_Font"><text:span text:style-name="T1">rem, pr</text:span></text:span>i<text:span text:style-name="Default_20_Paragraph_20_Font"><text:span text:style-name="T1">orem aut poster</text:span></text:span>i<text:span text:style-name="Default_20_Paragraph_20_Font"><text:span text:style-name="T1">orem partem v</text:span></text:span>e<text:span text:style-name="Default_20_Paragraph_20_Font"><text:span text:style-name="T1">n</text:span></text:span>isset. <text:span text:style-name="Default_20_Paragraph_20_Font"><text:span text:style-name="T1">Nunc<text:line-break/>quum in inferiorem erumpat, expellun</text:span></text:span>t <text:span text:style-name="Default_20_Paragraph_20_Font"><text:span text:style-name="T1">mag</text:span></text:span>is <text:span text:style-name="Default_20_Paragraph_20_Font"><text:span text:style-name="T1">quam<text:line-break/>c</text:span></text:span>o<text:span text:style-name="Default_20_Paragraph_20_Font"><text:span text:style-name="T1">h</text:span></text:span>i<text:span text:style-name="Default_20_Paragraph_20_Font"><text:span text:style-name="T1">benti exc</text:span></text:span>l<text:span text:style-name="Default_20_Paragraph_20_Font"><text:span text:style-name="T1">udunt en</text:span></text:span>im <text:span text:style-name="Default_20_Paragraph_20_Font"><text:span text:style-name="T1">humeri caput a spa</text:span></text:span>t<text:span text:style-name="Default_20_Paragraph_20_Font"><text:span text:style-name="T1">io supe-</text:span></text:span></text:p>
      <text:p text:style-name="P1"><text:span text:style-name="Default_20_Paragraph_20_Font"><text:span text:style-name="T1">r</text:span></text:span>i<text:span text:style-name="Default_20_Paragraph_20_Font"><text:span text:style-name="T1">or</text:span></text:span>i. <text:span text:style-name="Default_20_Paragraph_20_Font"><text:span text:style-name="T1">s</text:span></text:span>i<text:span text:style-name="Default_20_Paragraph_20_Font"><text:span text:style-name="T1">c aute</text:span></text:span>m <text:span text:style-name="Default_20_Paragraph_20_Font"><text:span text:style-name="T1">adurere hos</text:span></text:span> c<text:span text:style-name="Default_20_Paragraph_20_Font"><text:span text:style-name="T1">onveni</text:span></text:span>t, <text:span text:style-name="Default_20_Paragraph_20_Font"><text:span text:style-name="T1">cut</text:span></text:span>i<text:span text:style-name="Default_20_Paragraph_20_Font"><text:span text:style-name="T1">s sub ala<text:line-break/>prehendenda d</text:span></text:span>i<text:span text:style-name="Default_20_Paragraph_20_Font"><text:span text:style-name="T1">gi</text:span></text:span>t<text:span text:style-name="Default_20_Paragraph_20_Font"><text:span text:style-name="T1">i</text:span></text:span>s <text:span text:style-name="Default_20_Paragraph_20_Font"><text:span text:style-name="T1">est., a</text:span></text:span>t<text:span text:style-name="Default_20_Paragraph_20_Font"><text:span text:style-name="T1">que attrahenda e regione<text:line-break/>p</text:span></text:span>o<text:span text:style-name="Default_20_Paragraph_20_Font"><text:span text:style-name="T1">t</text:span></text:span>is<text:span text:style-name="Default_20_Paragraph_20_Font"><text:span text:style-name="T1">simu</text:span></text:span>m <text:span text:style-name="Default_20_Paragraph_20_Font"><text:span text:style-name="T1">e</text:span></text:span>j<text:span text:style-name="Default_20_Paragraph_20_Font"><text:span text:style-name="T1">u</text:span></text:span>s <text:span text:style-name="Default_20_Paragraph_20_Font"><text:span text:style-name="T1">par</text:span></text:span>tis, i<text:span text:style-name="Default_20_Paragraph_20_Font"><text:span text:style-name="T1">n .qua</text:span></text:span>m <text:span text:style-name="Default_20_Paragraph_20_Font"><text:span text:style-name="T1">hu</text:span></text:span>m<text:span text:style-name="Default_20_Paragraph_20_Font"><text:span text:style-name="T1">er</text:span></text:span>i <text:span text:style-name="Default_20_Paragraph_20_Font"><text:span text:style-name="T1">caput elab</text:span></text:span>i<text:span text:style-name="Default_20_Paragraph_20_Font"><text:span text:style-name="T1">tur.</text:span></text:span></text:p>
      <text:p text:style-name="P3">In hac etiam oratione pleraque plana fiunt, quare a<text:line-break/>me praetermittentur, nisi si qua videantur obscura.</text:p>
      <text:h text:style-name="Heading_20_2" text:outline-level="2">XLI.</text:h>
      <text:p text:style-name="P5">nim <text:span text:style-name="Default_20_Paragraph_20_Font"><text:span text:style-name="T1">cute sic a</text:span></text:span>tt<text:span text:style-name="Default_20_Paragraph_20_Font"><text:span text:style-name="T1">rac</text:span></text:span>t<text:span text:style-name="Default_20_Paragraph_20_Font"><text:span text:style-name="T1">a</text:span></text:span> it<text:span text:style-name="Default_20_Paragraph_20_Font"><text:span text:style-name="T1">a ad</text:span></text:span>m<text:span text:style-name="Default_20_Paragraph_20_Font"><text:span text:style-name="T1">ovendum canden</text:span></text:span>s /<text:span text:style-name="Default_20_Paragraph_20_Font"><text:span text:style-name="T1">erramen-<text:line-break/></text:span></text:span>t<text:span text:style-name="Default_20_Paragraph_20_Font"><text:span text:style-name="T1">um est, ut</text:span></text:span> t<text:span text:style-name="Default_20_Paragraph_20_Font"><text:span text:style-name="T1">ra</text:span></text:span>ii<text:span text:style-name="Default_20_Paragraph_20_Font"><text:span text:style-name="T1">c</text:span></text:span>i<text:span text:style-name="Default_20_Paragraph_20_Font"><text:span text:style-name="T1">a</text:span></text:span>t<text:span text:style-name="Default_20_Paragraph_20_Font"><text:span text:style-name="T1">ur.</text:span></text:span></text:p>
      <text:p text:style-name="Normal">Imperat ut ex cute extenta nihil relinquatur quod non<text:line-break/>uratur, sed candens ferramentum trajiciatur a dextra<text:line-break/>parte alae in sinistram , atque ab hac ad dextram.</text:p>
      <text:h text:style-name="P15" text:outline-level="2">XLll.</text:h>
      <text:p text:style-name="P5"><text:span text:style-name="Default_20_Paragraph_20_Font"><text:span text:style-name="T1">Eer</text:span></text:span>m<text:span text:style-name="Default_20_Paragraph_20_Font"><text:span text:style-name="T1">men</text:span></text:span>t<text:span text:style-name="Default_20_Paragraph_20_Font"><text:span text:style-name="T1">ts au</text:span></text:span>t<text:span text:style-name="Default_20_Paragraph_20_Font"><text:span text:style-name="T1">e</text:span></text:span>m <text:span text:style-name="Default_20_Paragraph_20_Font"><text:span text:style-name="T1">adurere op</text:span></text:span>o<text:span text:style-name="Default_20_Paragraph_20_Font"><text:span text:style-name="T1">r</text:span></text:span>t<text:span text:style-name="Default_20_Paragraph_20_Font"><text:span text:style-name="T1">et n</text:span></text:span>o<text:span text:style-name="Default_20_Paragraph_20_Font"><text:span text:style-name="T1">n erasus neque n</text:span></text:span>i-<text:line-break/><text:span text:style-name="Default_20_Paragraph_20_Font"><text:span text:style-name="T1">m</text:span></text:span>i<text:span text:style-name="Default_20_Paragraph_20_Font"><text:span text:style-name="T1">um r</text:span></text:span>o<text:span text:style-name="Default_20_Paragraph_20_Font"><text:span text:style-name="T1">tund</text:span></text:span>i<text:span text:style-name="Default_20_Paragraph_20_Font"><text:span text:style-name="T1">s, sed obl</text:span></text:span>o<text:span text:style-name="Default_20_Paragraph_20_Font"><text:span text:style-name="T1">ng</text:span></text:span>is; <text:span text:style-name="Default_20_Paragraph_20_Font"><text:span text:style-name="T1">celer</text:span></text:span>i<text:span text:style-name="Default_20_Paragraph_20_Font"><text:span text:style-name="T1">us en</text:span></text:span>im <text:span text:style-name="Default_20_Paragraph_20_Font"><text:span text:style-name="T1">manu</text:span></text:span> i<text:span text:style-name="Default_20_Paragraph_20_Font"><text:span text:style-name="T1">m-<text:line-break/>pulsu tra</text:span></text:span>iic<text:span text:style-name="Default_20_Paragraph_20_Font"><text:span text:style-name="T1">iuntur.</text:span></text:span></text:p>
      <text:p text:style-name="P3">Ferramenta extremitate rotunda appellavit <text:span text:style-name="Default_20_Paragraph_20_Font"><text:span text:style-name="T6">φαλακρὰ</text:span></text:span><text:span text:style-name="Default_20_Paragraph_20_Font"><text:span text:style-name="T8">,<text:line-break/></text:span></text:span>cujusmodi sunt capitulata illa, quibus ad alas utuntur,<text:line-break/><text:span text:style-name="Default_20_Paragraph_20_Font"><text:span text:style-name="T6">πυρίνες</text:span></text:span><text:span text:style-name="Default_20_Paragraph_20_Font"><text:span text:style-name="T8"> </text:span></text:span>vel <text:span text:style-name="Default_20_Paragraph_20_Font"><text:span text:style-name="T6">διαπύρινα</text:span></text:span><text:span text:style-name="Default_20_Paragraph_20_Font"><text:span text:style-name="T8"> </text:span></text:span>nuncupantur, atque item spathae<text:line-break/>capitulatae. Quae vero his contraria oblonga sunt, <text:span text:style-name="Default_20_Paragraph_20_Font"><text:span text:style-name="T6">προ</text:span></text:span><text:span text:style-name="Default_20_Paragraph_20_Font"><text:span text:style-name="T8">-<text:line-break/></text:span></text:span><text:span text:style-name="Default_20_Paragraph_20_Font"><text:span text:style-name="T6">μήκη</text:span></text:span><text:span text:style-name="Default_20_Paragraph_20_Font"><text:span text:style-name="T8"> </text:span></text:span>dixit, quorum extremitas non est rotunda; sed acuta,<text:line-break/>illis aliquo modo similis, quae ad perforandum accom-<text:line-break/>modantur.</text:p>
      <text:h text:style-name="Heading_20_2" text:outline-level="2">XLHI.</text:h>
      <text:p text:style-name="P5"><text:span text:style-name="Default_20_Paragraph_20_Font"><text:span text:style-name="T1">.sun</text:span></text:span>t<text:span text:style-name="Default_20_Paragraph_20_Font"><text:span text:style-name="T1">que canden</text:span></text:span>ti<text:span text:style-name="Default_20_Paragraph_20_Font"><text:span text:style-name="T1">a u</text:span></text:span>t t<text:span text:style-name="Default_20_Paragraph_20_Font"><text:span text:style-name="T1">ra</text:span></text:span>i<text:span text:style-name="Default_20_Paragraph_20_Font"><text:span text:style-name="T1">ic</text:span></text:span>i <text:span text:style-name="Default_20_Paragraph_20_Font"><text:span text:style-name="T1">qua</text:span></text:span>m <text:span text:style-name="Default_20_Paragraph_20_Font"><text:span text:style-name="T1">ce</text:span></text:span>l<text:span text:style-name="Default_20_Paragraph_20_Font"><text:span text:style-name="T1">err</text:span></text:span>i<text:span text:style-name="Default_20_Paragraph_20_Font"><text:span text:style-name="T1">me posu</text:span></text:span>it, <text:span text:style-name="Default_20_Paragraph_20_Font"><text:span text:style-name="T1">quae-<text:line-break/>cunque en</text:span></text:span>i<text:span text:style-name="Default_20_Paragraph_20_Font"><text:span text:style-name="T1">m plena sunt, tard</text:span></text:span>i<text:span text:style-name="Default_20_Paragraph_20_Font"><text:span text:style-name="T1">u</text:span></text:span>s t<text:span text:style-name="Default_20_Paragraph_20_Font"><text:span text:style-name="T1">ra</text:span></text:span>iici<text:span text:style-name="Default_20_Paragraph_20_Font"><text:span text:style-name="T1">untur e</text:span></text:span>t <text:span text:style-name="Default_20_Paragraph_20_Font"><text:span text:style-name="T1">crustae<text:line-break/></text:span></text:span>i<text:span text:style-name="Default_20_Paragraph_20_Font"><text:span text:style-name="T1">nde</text:span></text:span> l<text:span text:style-name="Default_20_Paragraph_20_Font"><text:span text:style-name="T1">a</text:span></text:span>t<text:span text:style-name="Default_20_Paragraph_20_Font"><text:span text:style-name="T1">i</text:span></text:span>o<text:span text:style-name="Default_20_Paragraph_20_Font"><text:span text:style-name="T1">re</text:span></text:span>s <text:span text:style-name="Default_20_Paragraph_20_Font"><text:span text:style-name="T1">resolvuntur ,. periculumque est ne ulcera<text:line-break/>abru</text:span></text:span>m<text:span text:style-name="Default_20_Paragraph_20_Font"><text:span text:style-name="T1">pantur, quod etsi n</text:span></text:span>i<text:span text:style-name="Default_20_Paragraph_20_Font"><text:span text:style-name="T1">h</text:span></text:span>i<text:span text:style-name="Default_20_Paragraph_20_Font"><text:span text:style-name="T1">l</text:span></text:span>o <text:span text:style-name="Default_20_Paragraph_20_Font"><text:span text:style-name="T1">de</text:span></text:span>t<text:span text:style-name="Default_20_Paragraph_20_Font"><text:span text:style-name="T1">er</text:span></text:span>i<text:span text:style-name="Default_20_Paragraph_20_Font"><text:span text:style-name="T1">u</text:span></text:span>s <text:span text:style-name="Default_20_Paragraph_20_Font"><text:span text:style-name="T1">esse</text:span></text:span>t, t<text:span text:style-name="Default_20_Paragraph_20_Font"><text:span text:style-name="T1">urpiu</text:span></text:span>s<text:line-break/><text:span text:style-name="Default_20_Paragraph_20_Font"><text:span text:style-name="T1">ta</text:span></text:span>m<text:span text:style-name="Default_20_Paragraph_20_Font"><text:span text:style-name="T1">en atque exper</text:span></text:span>s <text:span text:style-name="Default_20_Paragraph_20_Font"><text:span text:style-name="T1">par</text:span></text:span>tis <text:span text:style-name="Default_20_Paragraph_20_Font"><text:span text:style-name="T1">pen</text:span></text:span>it<text:span text:style-name="Default_20_Paragraph_20_Font"><text:span text:style-name="T1">u</text:span></text:span>s <text:span text:style-name="Default_20_Paragraph_20_Font"><text:span text:style-name="T1">haberetur. </text:span></text:span>U<text:span text:style-name="Default_20_Paragraph_20_Font"><text:span text:style-name="T1">b</text:span></text:span>i <text:span text:style-name="Default_20_Paragraph_20_Font"><text:span text:style-name="T1">erg</text:span></text:span>o</text:p>
      <text:p text:style-name="P8"><text:span text:style-name="Default_20_Paragraph_20_Font"><text:span text:style-name="T1">candens ferramen</text:span></text:span>t<text:span text:style-name="Default_20_Paragraph_20_Font"><text:span text:style-name="T1">u</text:span></text:span>m t<text:span text:style-name="Default_20_Paragraph_20_Font"><text:span text:style-name="T1">ra</text:span></text:span>i<text:span text:style-name="Default_20_Paragraph_20_Font"><text:span text:style-name="T1">ecer</text:span></text:span>i<text:span text:style-name="Default_20_Paragraph_20_Font"><text:span text:style-name="T1">s, fare abunde eri</text:span></text:span>t <text:span text:style-name="Default_20_Paragraph_20_Font"><text:span text:style-name="T1">in<text:line-break/></text:span></text:span>i<text:span text:style-name="Default_20_Paragraph_20_Font"><text:span text:style-name="T1">nfer</text:span></text:span>i<text:span text:style-name="Default_20_Paragraph_20_Font"><text:span text:style-name="T1">ori parte du</text:span></text:span>m<text:span text:style-name="Default_20_Paragraph_20_Font"><text:span text:style-name="T1">taxat aduspsie.<text:tab/>.</text:span></text:span></text:p>
      <text:p text:style-name="P3">candentia esse voluit ferramenta quae ad alam ad-<text:line-break/>moventur, quod expressit vocabulo <text:span text:style-name="Default_20_Paragraph_20_Font"><text:span text:style-name="T6">διαφανῆ</text:span></text:span><text:span text:style-name="Default_20_Paragraph_20_Font"><text:span text:style-name="T11">.</text:span></text:span></text:p>
      <text:h text:style-name="Heading_20_2" text:outline-level="2">XI.IU.</text:h>
      <text:p text:style-name="P5"><text:span text:style-name="Default_20_Paragraph_20_Font"><text:span text:style-name="T1">At si</text:span></text:span> m<text:span text:style-name="Default_20_Paragraph_20_Font"><text:span text:style-name="T1">u</text:span></text:span>l<text:span text:style-name="Default_20_Paragraph_20_Font"><text:span text:style-name="T1">lum</text:span></text:span> i<text:span text:style-name="Default_20_Paragraph_20_Font"><text:span text:style-name="T1">nstare per</text:span></text:span>i<text:span text:style-name="Default_20_Paragraph_20_Font"><text:span text:style-name="T1">culum videtur, ne ulcera abrum-<text:line-break/>pan</text:span></text:span>t<text:span text:style-name="Default_20_Paragraph_20_Font"><text:span text:style-name="T1">ur, sed magnum spatiu</text:span></text:span>m i<text:span text:style-name="Default_20_Paragraph_20_Font"><text:span text:style-name="T1">n medio</text:span></text:span> i<text:span text:style-name="Default_20_Paragraph_20_Font"><text:span text:style-name="T1">ntegrum relin-<text:line-break/>qua</text:span></text:span>t<text:span text:style-name="Default_20_Paragraph_20_Font"><text:span text:style-name="T1">ur</text:span></text:span>, i<text:span text:style-name="Default_20_Paragraph_20_Font"><text:span text:style-name="T1">nstrumentum quo ad</text:span></text:span> i<text:span text:style-name="Default_20_Paragraph_20_Font"><text:span text:style-name="T1">ll</text:span></text:span>i<text:span text:style-name="Default_20_Paragraph_20_Font"><text:span text:style-name="T1">nendum ut</text:span></text:span>i<text:span text:style-name="Default_20_Paragraph_20_Font"><text:span text:style-name="T1">mur, tenue<text:line-break/></text:span></text:span>t<text:span text:style-name="Default_20_Paragraph_20_Font"><text:span text:style-name="T1">ra</text:span></text:span>iic<text:span text:style-name="Default_20_Paragraph_20_Font"><text:span text:style-name="T1">iendu</text:span></text:span>m <text:span text:style-name="Default_20_Paragraph_20_Font"><text:span text:style-name="T1">est ab una ust</text:span></text:span>i<text:span text:style-name="Default_20_Paragraph_20_Font"><text:span text:style-name="T1">oni</text:span></text:span>s <text:span text:style-name="Default_20_Paragraph_20_Font"><text:span text:style-name="T1">par</text:span></text:span>t<text:span text:style-name="Default_20_Paragraph_20_Font"><text:span text:style-name="T1">e ad al</text:span></text:span>t<text:span text:style-name="Default_20_Paragraph_20_Font"><text:span text:style-name="T1">era</text:span></text:span>m , <text:span text:style-name="Default_20_Paragraph_20_Font"><text:span text:style-name="T1">cute<text:line-break/>adhuc ex</text:span></text:span>t<text:span text:style-name="Default_20_Paragraph_20_Font"><text:span text:style-name="T1">enta; non en</text:span></text:span>im <text:span text:style-name="Default_20_Paragraph_20_Font"><text:span text:style-name="T1">posce</text:span></text:span>t <text:span text:style-name="Default_20_Paragraph_20_Font"><text:span text:style-name="T1">ali</text:span></text:span>t<text:span text:style-name="Default_20_Paragraph_20_Font"><text:span text:style-name="T1">er tra</text:span></text:span>jiri. <text:span text:style-name="Default_20_Paragraph_20_Font"><text:span text:style-name="T1">suo fact</text:span></text:span>o<text:line-break/><text:span text:style-name="Default_20_Paragraph_20_Font"><text:span text:style-name="T1">rem</text:span></text:span>itt<text:span text:style-name="Default_20_Paragraph_20_Font"><text:span text:style-name="T1">enda cu</text:span></text:span>t<text:span text:style-name="Default_20_Paragraph_20_Font"><text:span text:style-name="T1">i</text:span></text:span>s <text:span text:style-name="Default_20_Paragraph_20_Font"><text:span text:style-name="T1">est, postea</text:span></text:span> i<text:span text:style-name="Default_20_Paragraph_20_Font"><text:span text:style-name="T1">n</text:span></text:span>t<text:span text:style-name="Default_20_Paragraph_20_Font"><text:span text:style-name="T1">er u</text:span></text:span>t<text:span text:style-name="Default_20_Paragraph_20_Font"><text:span text:style-name="T1">ramque plagam alia<text:line-break/></text:span></text:span>m<text:span text:style-name="Default_20_Paragraph_20_Font"><text:span text:style-name="T1">ed</text:span></text:span>i<text:span text:style-name="Default_20_Paragraph_20_Font"><text:span text:style-name="T1">a fac</text:span></text:span>i<text:span text:style-name="Default_20_Paragraph_20_Font"><text:span text:style-name="T1">enda est , admo</text:span></text:span>t<text:span text:style-name="Default_20_Paragraph_20_Font"><text:span text:style-name="T1">o tenu</text:span></text:span>i <text:span text:style-name="Default_20_Paragraph_20_Font"><text:span text:style-name="T1">farramento candenti,<text:line-break/>donec ad pr</text:span></text:span>i<text:span text:style-name="Default_20_Paragraph_20_Font"><text:span text:style-name="T1">u</text:span></text:span>s <text:span text:style-name="Default_20_Paragraph_20_Font"><text:span text:style-name="T1">dem</text:span></text:span>i/sum i<text:span text:style-name="Default_20_Paragraph_20_Font"><text:span text:style-name="T1">nstrumentum pert</text:span></text:span>in<text:span text:style-name="Default_20_Paragraph_20_Font"><text:span text:style-name="T1">eat. Qua-<text:line-break/></text:span></text:span>t<text:span text:style-name="Default_20_Paragraph_20_Font"><text:span text:style-name="T1">enu</text:span></text:span>s <text:span text:style-name="Default_20_Paragraph_20_Font"><text:span text:style-name="T1">ver</text:span></text:span>o <text:span text:style-name="Default_20_Paragraph_20_Font"><text:span text:style-name="T1">prehendere cutem sub ala conven</text:span></text:span>i<text:span text:style-name="Default_20_Paragraph_20_Font"><text:span text:style-name="T1">at, h</text:span></text:span>i<text:span text:style-name="Default_20_Paragraph_20_Font"><text:span text:style-name="T1">nc<text:line-break/>consuere poter</text:span></text:span>is, <text:span text:style-name="Default_20_Paragraph_20_Font"><text:span text:style-name="T1">quod glandulae sub ala sitae sunt,<text:line-break/>a</text:span></text:span>t<text:span text:style-name="Default_20_Paragraph_20_Font"><text:span text:style-name="T1">que in mult</text:span></text:span>is <text:span text:style-name="Default_20_Paragraph_20_Font"><text:span text:style-name="T1">al</text:span></text:span>iis c<text:span text:style-name="Default_20_Paragraph_20_Font"><text:span text:style-name="T1">orporis part</text:span></text:span>i<text:span text:style-name="Default_20_Paragraph_20_Font"><text:span text:style-name="T1">bu</text:span></text:span>s.</text:p>
      <text:p text:style-name="P2">-Ulcera vocavit <text:span text:style-name="Default_20_Paragraph_20_Font"><text:span text:style-name="T6">ώτειλὰς</text:span></text:span><text:span text:style-name="Default_20_Paragraph_20_Font"><text:span text:style-name="T8">, </text:span></text:span>quemadmodum et poeta qui<text:line-break/>de recenti vulnere inquit:</text:p>
      <text:p text:style-name="P3"><text:span text:style-name="Default_20_Paragraph_20_Font"><text:span text:style-name="T6">ἄφρα</text:span></text:span><text:span text:style-name="Default_20_Paragraph_20_Font"><text:span text:style-name="T8"> </text:span></text:span><text:span text:style-name="Default_20_Paragraph_20_Font"><text:span text:style-name="T6">οἱ</text:span></text:span><text:span text:style-name="Default_20_Paragraph_20_Font"><text:span text:style-name="T8"> </text:span></text:span>a<text:span text:style-name="Default_20_Paragraph_20_Font"><text:span text:style-name="T1">lid</text:span></text:span> <text:span text:style-name="Default_20_Paragraph_20_Font"><text:span text:style-name="T6">ἔτι</text:span></text:span><text:span text:style-name="Default_20_Paragraph_20_Font"><text:span text:style-name="T8"> </text:span></text:span><text:span text:style-name="Default_20_Paragraph_20_Font"><text:span text:style-name="T6">θερμὴν</text:span></text:span><text:span text:style-name="Default_20_Paragraph_20_Font"><text:span text:style-name="T8"> </text:span></text:span><text:span text:style-name="Default_20_Paragraph_20_Font"><text:span text:style-name="T6">ἀνήνοθε</text:span></text:span><text:span text:style-name="Default_20_Paragraph_20_Font"><text:span text:style-name="T7">ν</text:span></text:span><text:span text:style-name="Default_20_Paragraph_20_Font"><text:span text:style-name="T8"> </text:span></text:span><text:span text:style-name="Default_20_Paragraph_20_Font"><text:span text:style-name="T6">ἐξ</text:span></text:span><text:span text:style-name="Default_20_Paragraph_20_Font"><text:span text:style-name="T8"> </text:span></text:span><text:span text:style-name="Default_20_Paragraph_20_Font"><text:span text:style-name="T6">ώτειλῆς</text:span></text:span><text:span text:style-name="Default_20_Paragraph_20_Font"><text:span text:style-name="T8">.</text:span></text:span></text:p>
      <text:p text:style-name="Normal">Ubi extremam cutem, ut ait, transversam ferr mento tra-<text:line-break/>jeceris a dextra in sinistram, praecipit ut iterum aduras<text:line-break/>demisso candenti ferramento non amplius transverso ab<text:line-break/>una parte ad alteram , fed prorsus in altitudinem. opor-<text:line-break/>tet autem inter utramque plagam quam candens ferramen-<text:line-break/>tum fecit non exiguum spatium interjicere ; namque ubi<text:line-break/>exiguum sit, periculum est ne ulcera abrumpantur atque<text:line-break/>una magna exulceratio fiat; quamobrem etsi nihil deterius<text:line-break/>accidat, siquidem adurimus, ut partem exsiccemus atque<text:line-break/>adstringamus, non tamen necesse est magna inducta cica-<text:line-break/>trice locum deformem reddere, quum per exigua foramina<text:line-break/>liceat aeque succurrere.</text:p>
      <text:h text:style-name="P15" text:outline-level="2">XLV.</text:h>
      <text:p text:style-name="P5"><text:span text:style-name="Default_20_Paragraph_20_Font"><text:span text:style-name="T1">sed al</text:span></text:span>i<text:span text:style-name="Default_20_Paragraph_20_Font"><text:span text:style-name="T1">bi glandularum universum naturam persequemur,<text:line-break/>qu</text:span></text:span>i<text:span text:style-name="Default_20_Paragraph_20_Font"><text:span text:style-name="T1">d sint qu</text:span></text:span>i<text:span text:style-name="Default_20_Paragraph_20_Font"><text:span text:style-name="T1">dque et in quibu</text:span></text:span>s i<text:span text:style-name="Default_20_Paragraph_20_Font"><text:span text:style-name="T1">nd</text:span></text:span>i<text:span text:style-name="Default_20_Paragraph_20_Font"><text:span text:style-name="T1">cent aut p</text:span></text:span>o<text:span text:style-name="Default_20_Paragraph_20_Font"><text:span text:style-name="T1">llin</text:span></text:span>i.<text:line-break/><text:span text:style-name="Default_20_Paragraph_20_Font"><text:span text:style-name="T1">C</text:span></text:span>l<text:span text:style-name="Default_20_Paragraph_20_Font"><text:span text:style-name="T1">andula</text:span></text:span>s i<text:span text:style-name="Default_20_Paragraph_20_Font"><text:span text:style-name="T1">taque prehendere non conven</text:span></text:span>i<text:span text:style-name="Default_20_Paragraph_20_Font"><text:span text:style-name="T1">t nec quaecun-<text:line-break/>que glandul</text:span></text:span>is <text:span text:style-name="Default_20_Paragraph_20_Font"><text:span text:style-name="T1">inter</text:span></text:span>i<text:span text:style-name="Default_20_Paragraph_20_Font"><text:span text:style-name="T1">ora sunt, </text:span></text:span>i<text:span text:style-name="Default_20_Paragraph_20_Font"><text:span text:style-name="T1">d siquidem valde pericu-<text:line-break/>losum esu</text:span></text:span></text:p>
      <text:h text:style-name="Heading_20_2" text:outline-level="2">X.</text:h>
      <text:p text:style-name="P3">Glandularum universam naturam appellavit <text:span text:style-name="Default_20_Paragraph_20_Font"><text:span text:style-name="T6">ούλομελίην</text:span></text:span><text:span text:style-name="Default_20_Paragraph_20_Font"><text:span text:style-name="T8">,<text:line-break/></text:span></text:span>quam pollicitus est alibi docere; non tamen exstat hic<text:line-break/>liber Hippocratis de universa glandularum natura. Sed<text:line-break/>quidam ex medicis junioribus qui Hippocratem sequuntur<text:line-break/>parvum libellum confecit, quem inscripsit Hippocratis de<text:line-break/>universa glandularum natura. - Qui tam loquutionibus<text:line-break/>quam sententiis longe superatur a germanis libris Hippo-<text:line-break/>cratis, adde quod neque ullus veterum medicorum ejus<text:line-break/>.libri meminit, neque ab iis qui indicem scripserunt com-<text:line-break/>memoratur.</text:p>
      <text:p text:style-name="P2"/>
      <text:h text:style-name="Heading_20_2" text:outline-level="2">XLVI.</text:h>
      <text:p text:style-name="P5"><text:span text:style-name="Default_20_Paragraph_20_Font"><text:span text:style-name="T1">pr</text:span></text:span>o<text:span text:style-name="Default_20_Paragraph_20_Font"><text:span text:style-name="T1">x</text:span></text:span>i<text:span text:style-name="Default_20_Paragraph_20_Font"><text:span text:style-name="T1">mae enim sun</text:span></text:span>t <text:span text:style-name="Default_20_Paragraph_20_Font"><text:span text:style-name="T1">nervi</text:span></text:span>s <text:span text:style-name="Default_20_Paragraph_20_Font"><text:span text:style-name="T1">qu</text:span></text:span>i m<text:span text:style-name="Default_20_Paragraph_20_Font"><text:span text:style-name="T1">agna</text:span></text:span>m <text:span text:style-name="Default_20_Paragraph_20_Font"><text:span text:style-name="T1">v</text:span></text:span>im <text:span text:style-name="Default_20_Paragraph_20_Font"><text:span text:style-name="T1">haben</text:span></text:span>t. <text:span text:style-name="Default_20_Paragraph_20_Font"><text:span text:style-name="T1">.Ex-<text:line-break/>trd glandula</text:span></text:span>s <text:span text:style-name="Default_20_Paragraph_20_Font"><text:span text:style-name="T1">p</text:span></text:span>l<text:span text:style-name="Default_20_Paragraph_20_Font"><text:span text:style-name="T1">ur</text:span></text:span>i<text:span text:style-name="Default_20_Paragraph_20_Font"><text:span text:style-name="T1">mu</text:span></text:span>m <text:span text:style-name="Default_20_Paragraph_20_Font"><text:span text:style-name="T1">prehendendu</text:span></text:span>m <text:span text:style-name="Default_20_Paragraph_20_Font"><text:span text:style-name="T1">est, na</text:span></text:span>m <text:span text:style-name="Default_20_Paragraph_20_Font"><text:span text:style-name="T1">id su<text:line-break/>innocenter. op</text:span></text:span>o<text:span text:style-name="Default_20_Paragraph_20_Font"><text:span text:style-name="T1">r</text:span></text:span>t<text:span text:style-name="Default_20_Paragraph_20_Font"><text:span text:style-name="T1">e</text:span></text:span>t <text:span text:style-name="Default_20_Paragraph_20_Font"><text:span text:style-name="T1">vero sc</text:span></text:span>i<text:span text:style-name="Default_20_Paragraph_20_Font"><text:span text:style-name="T1">re quod siqu</text:span></text:span>i<text:span text:style-name="Default_20_Paragraph_20_Font"><text:span text:style-name="T1">de</text:span></text:span>m sani<text:span text:style-name="Default_20_Paragraph_20_Font"><text:span text:style-name="T1">ter<text:line-break/>brach</text:span></text:span>i<text:span text:style-name="Default_20_Paragraph_20_Font"><text:span text:style-name="T1">u</text:span></text:span>m <text:span text:style-name="Default_20_Paragraph_20_Font"><text:span text:style-name="T1">extender</text:span></text:span>is, <text:span text:style-name="Default_20_Paragraph_20_Font"><text:span text:style-name="T1">n</text:span></text:span>i<text:span text:style-name="Default_20_Paragraph_20_Font"><text:span text:style-name="T1">h</text:span></text:span>i<text:span text:style-name="Default_20_Paragraph_20_Font"><text:span text:style-name="T1">l quicqua</text:span></text:span>m <text:span text:style-name="Default_20_Paragraph_20_Font"><text:span text:style-name="T1">pelli</text:span></text:span>s <text:span text:style-name="Default_20_Paragraph_20_Font"><text:span text:style-name="T1">prehendere<text:line-break/>po</text:span></text:span>t<text:span text:style-name="Default_20_Paragraph_20_Font"><text:span text:style-name="T1">eri</text:span></text:span>s i<text:span text:style-name="Default_20_Paragraph_20_Font"><text:span text:style-name="T1">ll</text:span></text:span>i<text:span text:style-name="Default_20_Paragraph_20_Font"><text:span text:style-name="T1">u</text:span></text:span>s <text:span text:style-name="Default_20_Paragraph_20_Font"><text:span text:style-name="T1">quae sub ala qu</text:span></text:span>o<text:span text:style-name="Default_20_Paragraph_20_Font"><text:span text:style-name="T1">d pr</text:span></text:span>om<text:span text:style-name="Default_20_Paragraph_20_Font"><text:span text:style-name="T1">ptu</text:span></text:span>m <text:span text:style-name="Default_20_Paragraph_20_Font"><text:span text:style-name="T1">est ad ex-<text:line-break/>tendendum.</text:span></text:span></text:p>
      <text:p text:style-name="P3">Submotos asse ait glandulis in ala nervos magnam<text:line-break/>vim habentes, quos nuncuparit <text:span text:style-name="Default_20_Paragraph_20_Font"><text:span text:style-name="T6">τόν</text:span></text:span><text:span text:style-name="Default_20_Paragraph_20_Font"><text:span text:style-name="T7">ο</text:span></text:span><text:span text:style-name="Default_20_Paragraph_20_Font"><text:span text:style-name="T6">υς</text:span></text:span><text:span text:style-name="Default_20_Paragraph_20_Font"><text:span text:style-name="T8">. </text:span></text:span>Ridicule igitur<text:line-break/>quidam ex. recentioribus medicis existimant nervos illos<text:line-break/>dumtaxat ab ipso appellari <text:span text:style-name="Default_20_Paragraph_20_Font"><text:span text:style-name="T6">τόνους</text:span></text:span><text:span text:style-name="Default_20_Paragraph_20_Font"><text:span text:style-name="T8"> </text:span></text:span>qui coniugati a cerebro<text:line-break/>oriuntur , quoniam in fecundo de morbis vulgaribus,<text:line-break/>quum dixit: duo enim nervi a cerebro juxta os magnae<text:line-break/>vertebrae et quae sequuntur nervos appellavit <text:span text:style-name="Default_20_Paragraph_20_Font"><text:span text:style-name="T6">τόνους</text:span></text:span><text:span text:style-name="Default_20_Paragraph_20_Font"><text:span text:style-name="T8">.<text:line-break/></text:span></text:span>Nervi enim qui ad brachia intendunt, ut in confesso est<text:line-break/>apud omnes qui incidendi corporis peritiam habent, a<text:line-break/>spinae medulla in cervicibus dependent, qua parte ad</text:p>
      <text:p text:style-name="P1">thoracem accedat. Quos constat ab ipso nominari <text:span text:style-name="Default_20_Paragraph_20_Font"><text:span text:style-name="T6">τόνους</text:span></text:span><text:span text:style-name="Default_20_Paragraph_20_Font"><text:span text:style-name="T8"><text:line-break/></text:span></text:span>tum i<text:span text:style-name="Default_20_Paragraph_20_Font"><text:span text:style-name="T1">n</text:span></text:span> propositis verbis , ac deinceps bis in iis quae sub-<text:line-break/>jiciuntur, tum infra rurfus, ubi de spina agens nervos<text:line-break/>appellat <text:span text:style-name="Default_20_Paragraph_20_Font"><text:span text:style-name="T6">τό</text:span></text:span><text:span text:style-name="Default_20_Paragraph_20_Font"><text:span text:style-name="T7">νο</text:span></text:span><text:span text:style-name="Default_20_Paragraph_20_Font"><text:span text:style-name="T6">υς</text:span></text:span><text:span text:style-name="Default_20_Paragraph_20_Font"><text:span text:style-name="T8">.</text:span></text:span></text:p>
      <text:h text:style-name="Heading_20_2" text:outline-level="2"><text:bookmark-start text:name="bookmark8"/><text:span text:style-name="Default_20_Paragraph_20_Font">XI.VII.</text:span><text:bookmark-end text:name="bookmark8"/></text:h>
      <text:p text:style-name="P5"><text:span text:style-name="Default_20_Paragraph_20_Font"><text:span text:style-name="T1">illud e</text:span></text:span>t<text:span text:style-name="Default_20_Paragraph_20_Font"><text:span text:style-name="T1">iam</text:span></text:span> i<text:span text:style-name="Default_20_Paragraph_20_Font"><text:span text:style-name="T1">gnorare n</text:span></text:span>o<text:span text:style-name="Default_20_Paragraph_20_Font"><text:span text:style-name="T1">n oportet, qu</text:span></text:span>o<text:span text:style-name="Default_20_Paragraph_20_Font"><text:span text:style-name="T1">d ubi hu</text:span></text:span>m<text:span text:style-name="Default_20_Paragraph_20_Font"><text:span text:style-name="T1">erum<text:line-break/>valde</text:span></text:span> i<text:span text:style-name="Default_20_Paragraph_20_Font"><text:span text:style-name="T1">n supe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m p</text:span></text:span>o<text:span text:style-name="Default_20_Paragraph_20_Font"><text:span text:style-name="T1">rrexer</text:span></text:span>is, <text:span text:style-name="Default_20_Paragraph_20_Font"><text:span text:style-name="T1">nih</text:span></text:span>i<text:span text:style-name="Default_20_Paragraph_20_Font"><text:span text:style-name="T1">l prehendere<text:line-break/>ex cu</text:span></text:span>t<text:span text:style-name="Default_20_Paragraph_20_Font"><text:span text:style-name="T1">e sub ala poter</text:span></text:span>is, <text:span text:style-name="Default_20_Paragraph_20_Font"><text:span text:style-name="T1">quod extendere operae pretium<text:line-break/></text:span></text:span>sit; <text:span text:style-name="Default_20_Paragraph_20_Font"><text:span text:style-name="T1">na</text:span></text:span>m <text:span text:style-name="Default_20_Paragraph_20_Font"><text:span text:style-name="T1">ub</text:span></text:span>i <text:span text:style-name="Default_20_Paragraph_20_Font"><text:span text:style-name="T1">in super</text:span></text:span>io<text:span text:style-name="Default_20_Paragraph_20_Font"><text:span text:style-name="T1">re</text:span></text:span>m <text:span text:style-name="Default_20_Paragraph_20_Font"><text:span text:style-name="T1">parte</text:span></text:span>m <text:span text:style-name="Default_20_Paragraph_20_Font"><text:span text:style-name="T1">porriga</text:span></text:span>t<text:span text:style-name="Default_20_Paragraph_20_Font"><text:span text:style-name="T1">ur, cut</text:span></text:span>is<text:line-break/><text:span text:style-name="Default_20_Paragraph_20_Font"><text:span text:style-name="T1">quae sub a</text:span></text:span>l<text:span text:style-name="Default_20_Paragraph_20_Font"><text:span text:style-name="T1">a est absum</text:span></text:span>it<text:span text:style-name="Default_20_Paragraph_20_Font"><text:span text:style-name="T1">ur. Ad haec nerv</text:span></text:span>i <text:span text:style-name="Default_20_Paragraph_20_Font"><text:span text:style-name="T1">e</text:span></text:span>ti<text:span text:style-name="Default_20_Paragraph_20_Font"><text:span text:style-name="T1">am nulla<text:line-break/>ra</text:span></text:span>ti<text:span text:style-name="Default_20_Paragraph_20_Font"><text:span text:style-name="T1">one v</text:span></text:span>i<text:span text:style-name="Default_20_Paragraph_20_Font"><text:span text:style-name="T1">oland</text:span></text:span>i <text:span text:style-name="Default_20_Paragraph_20_Font"><text:span text:style-name="T1">sunt, h</text:span></text:span>i <text:span text:style-name="Default_20_Paragraph_20_Font"><text:span text:style-name="T1">siquidem in ejusmod</text:span></text:span>i <text:span text:style-name="Default_20_Paragraph_20_Font"><text:span text:style-name="T1">hab</text:span></text:span>it<text:span text:style-name="Default_20_Paragraph_20_Font"><text:span text:style-name="T1">u<text:line-break/>prominent atque ex</text:span></text:span>t<text:span text:style-name="Default_20_Paragraph_20_Font"><text:span text:style-name="T1">endun</text:span></text:span>t<text:span text:style-name="Default_20_Paragraph_20_Font"><text:span text:style-name="T1">ur. sed si hu</text:span></text:span>m<text:span text:style-name="Default_20_Paragraph_20_Font"><text:span text:style-name="T1">erus paulu</text:span></text:span>m<text:line-break/><text:span text:style-name="Default_20_Paragraph_20_Font"><text:span text:style-name="T1">exc</text:span></text:span>it<text:span text:style-name="Default_20_Paragraph_20_Font"><text:span text:style-name="T1">etur, multum cuti</text:span></text:span>s <text:span text:style-name="Default_20_Paragraph_20_Font"><text:span text:style-name="T1">apprehend</text:span></text:span>i <text:span text:style-name="Default_20_Paragraph_20_Font"><text:span text:style-name="T1">po</text:span></text:span>t<text:span text:style-name="Default_20_Paragraph_20_Font"><text:span text:style-name="T1">erit et nerv</text:span></text:span>i <text:span text:style-name="Default_20_Paragraph_20_Font"><text:span text:style-name="T1">quo</text:span></text:span>s<text:line-break/><text:span text:style-name="Default_20_Paragraph_20_Font"><text:span text:style-name="T1">cavere</text:span></text:span> o<text:span text:style-name="Default_20_Paragraph_20_Font"><text:span text:style-name="T1">por</text:span></text:span>t<text:span text:style-name="Default_20_Paragraph_20_Font"><text:span text:style-name="T1">et intr</text:span></text:span>o m<text:span text:style-name="Default_20_Paragraph_20_Font"><text:span text:style-name="T1">ag</text:span></text:span>is <text:span text:style-name="Default_20_Paragraph_20_Font"><text:span text:style-name="T1">recedent long</text:span></text:span>i<text:span text:style-name="Default_20_Paragraph_20_Font"><text:span text:style-name="T1">usque aberunt<text:line-break/>ab e</text:span></text:span>o <text:span text:style-name="Default_20_Paragraph_20_Font"><text:span text:style-name="T1">quod apprehend</text:span></text:span>it<text:span text:style-name="Default_20_Paragraph_20_Font"><text:span text:style-name="T1">ur.</text:span></text:span></text:p>
      <text:p text:style-name="P3">Absumi in ala cutem ait, ubi totum brachium furium<text:line-break/>porrigatur; ante siquidem laxa erat, ita ut superesse vide-</text:p>
      <text:p text:style-name="P1">retur. Brachio autem sic figurato extenditur circa partes<text:line-break/>quas contegit, ita ut quod prius superesse videbatur per-<text:line-break/>eat et quasi absumatur, quum brachium <text:span text:style-name="Default_20_Paragraph_20_Font"><text:span text:style-name="T1">t</text:span></text:span>urium porrigitur.</text:p>
      <text:h text:style-name="Heading_20_2" text:outline-level="2">XI.V1I1.</text:h>
      <text:p text:style-name="P5"><text:span text:style-name="Default_20_Paragraph_20_Font"><text:span text:style-name="T1">At n</text:span></text:span>o<text:span text:style-name="Default_20_Paragraph_20_Font"><text:span text:style-name="T1">nne in un</text:span></text:span>i<text:span text:style-name="Default_20_Paragraph_20_Font"><text:span text:style-name="T1">versa ar</text:span></text:span>t<text:span text:style-name="Default_20_Paragraph_20_Font"><text:span text:style-name="T1">e in pr</text:span></text:span>i<text:span text:style-name="Default_20_Paragraph_20_Font"><text:span text:style-name="T1">mis danda opera est, ut<text:line-break/>qu</text:span></text:span>o <text:span text:style-name="Default_20_Paragraph_20_Font"><text:span text:style-name="T1">pact</text:span></text:span>o <text:span text:style-name="Default_20_Paragraph_20_Font"><text:span text:style-name="T1">singula suste sigurentur</text:span></text:span> i<text:span text:style-name="Default_20_Paragraph_20_Font"><text:span text:style-name="T1">nven</text:span></text:span>i<text:span text:style-name="Default_20_Paragraph_20_Font"><text:span text:style-name="T1">amu</text:span></text:span>s?</text:p>
      <text:p text:style-name="P3">Iuste intellexit quasi aequaliter. Hoc autem fit ubi<text:line-break/>fervatur quod uuicuique rei convenit et proprium esu Id<text:line-break/>nunc de quo agitur ustio cutis in ala est, quam admovere<text:line-break/>oportet humero co<text:span text:style-name="Default_20_Paragraph_20_Font"><text:span text:style-name="T1">n</text:span></text:span>venienter figurato; nam si ita demitta-<text:line-break/>tur ut latus attingat, nimis paulum excitabitur, neque<text:line-break/>poterit altitudo alae fe oste<text:span text:style-name="Default_20_Paragraph_20_Font"><text:span text:style-name="T1">n</text:span></text:span>dere, neque cutis sane digitis<text:line-break/>extendi atque aduri ; fed si humerus plurimum attollatur,<text:line-break/>digitis extendi nihil fere cutis poterit, fub hoc enim ha-<text:line-break/>hitu circa fubjectas paries extenditur, adde quod nervi</text:p>
      <text:p text:style-name="P1">prominent. Eatenus igitur attollere humerum convenit<text:line-break/>atque ab ala reducere, ut Iocus in conspectum veniat;<text:line-break/>sitque qua fubjicere digitos facile possimus et cutem ex-<text:line-break/>tendere atque adurere. Quae quum primum excitato hra-<text:line-break/>chio fieri possunt , admovenda manus est membro ita figu-<text:line-break/>rato, neque ulterius attollendum. Non enim alia de causa<text:line-break/>humerus attollitur, nisi ut possit cutis sub ala digitis ex-<text:line-break/>tendi hactenus, ut candens ferramentum admoveatur, prout<text:line-break/>ipse indicavit, ita ut si haec praestare potuissemus humero<text:line-break/>demisso, ejusmodi habitu nihil antiquius fuisset, quum<text:line-break/>laxiorem cutem efficiat <text:span text:style-name="Default_20_Paragraph_20_Font"><text:span text:style-name="T1">i</text:span></text:span> sic enim plurimum attrahitur ac<text:line-break/>manus sine ullo periculo penitus admovetur.</text:p>
      <text:h text:style-name="Heading_20_2" text:outline-level="2">XL1X.</text:h>
      <text:p text:style-name="P5"><text:span text:style-name="Default_20_Paragraph_20_Font"><text:span text:style-name="T1">Haec c</text:span></text:span>i<text:span text:style-name="Default_20_Paragraph_20_Font"><text:span text:style-name="T1">rca a</text:span></text:span>l<text:span text:style-name="Default_20_Paragraph_20_Font"><text:span text:style-name="T1">a</text:span></text:span>m , sun<text:span text:style-name="Default_20_Paragraph_20_Font"><text:span text:style-name="T1">tque est sic prehendere , </text:span></text:span>m<text:span text:style-name="Default_20_Paragraph_20_Font"><text:span text:style-name="T1">od</text:span></text:span>o <text:span text:style-name="Default_20_Paragraph_20_Font"><text:span text:style-name="T1">quae<text:line-break/>conven</text:span></text:span>i<text:span text:style-name="Default_20_Paragraph_20_Font"><text:span text:style-name="T1">t canden</text:span></text:span>ti<text:span text:style-name="Default_20_Paragraph_20_Font"><text:span text:style-name="T1">a surra</text:span></text:span>m<text:span text:style-name="Default_20_Paragraph_20_Font"><text:span text:style-name="T1">enta de</text:span></text:span>m<text:span text:style-name="Default_20_Paragraph_20_Font"><text:span text:style-name="T1">it</text:span></text:span>t<text:span text:style-name="Default_20_Paragraph_20_Font"><text:span text:style-name="T1">antur.</text:span></text:span></text:p>
      <text:p text:style-name="P2">Prehendere dixit de cute.</text:p>
      <text:h text:style-name="Heading_20_2" text:outline-level="2">L.</text:h>
      <text:p text:style-name="P9"><text:span text:style-name="Default_20_Paragraph_20_Font"><text:span text:style-name="T1">Extra ala</text:span></text:span>m <text:span text:style-name="Default_20_Paragraph_20_Font"><text:span text:style-name="T1">duae</text:span></text:span> t<text:span text:style-name="Default_20_Paragraph_20_Font"><text:span text:style-name="T1">antu</text:span></text:span>m <text:span text:style-name="Default_20_Paragraph_20_Font"><text:span text:style-name="T1">sedes sunt, quum adurun</text:span></text:span>t<text:span text:style-name="Default_20_Paragraph_20_Font"><text:span text:style-name="T1">ur<text:line-break/>morbo aux</text:span></text:span>i<text:span text:style-name="Default_20_Paragraph_20_Font"><text:span text:style-name="T1">l</text:span></text:span>i<text:span text:style-name="Default_20_Paragraph_20_Font"><text:span text:style-name="T1">an</text:span></text:span>t<text:span text:style-name="Default_20_Paragraph_20_Font"><text:span text:style-name="T1">e</text:span></text:span>s.</text:p>
      <text:p text:style-name="P3">Dictionem <text:span text:style-name="Default_20_Paragraph_20_Font"><text:span text:style-name="T1">ex</text:span></text:span>t<text:span text:style-name="Default_20_Paragraph_20_Font"><text:span text:style-name="T1">ra</text:span></text:span> dixit <text:span text:style-name="Default_20_Paragraph_20_Font"><text:span text:style-name="T6">ἔκτοσθεν</text:span></text:span><text:span text:style-name="Default_20_Paragraph_20_Font"><text:span text:style-name="T8">, </text:span></text:span>quam po<text:span text:style-name="Default_20_Paragraph_20_Font"><text:span text:style-name="T1">t</text:span></text:span>uit nun ut<text:line-break/>loci differentiam notaret, fed quemadmodum apud De-<text:line-break/>mostheuem atque alios rhetores usurpatur, qui quum<text:line-break/><text:span text:style-name="Default_20_Paragraph_20_Font"><text:span text:style-name="T6">ἔξωθεν</text:span></text:span><text:span text:style-name="Default_20_Paragraph_20_Font"><text:span text:style-name="T8"> </text:span></text:span><text:span text:style-name="Default_20_Paragraph_20_Font"><text:span text:style-name="T6">τι</text:span></text:span><text:span text:style-name="Default_20_Paragraph_20_Font"><text:span text:style-name="T8"> </text:span></text:span><text:span text:style-name="Default_20_Paragraph_20_Font"><text:span text:style-name="T6">τ</text:span></text:span><text:span text:style-name="Default_20_Paragraph_20_Font"><text:span text:style-name="T7">ο</text:span></text:span><text:span text:style-name="Default_20_Paragraph_20_Font"><text:span text:style-name="T6">ύ</text:span></text:span><text:span text:style-name="Default_20_Paragraph_20_Font"><text:span text:style-name="T8"> </text:span></text:span><text:span text:style-name="Default_20_Paragraph_20_Font"><text:span text:style-name="T6">πράγματ</text:span></text:span><text:span text:style-name="Default_20_Paragraph_20_Font"><text:span text:style-name="T7">ο</text:span></text:span><text:span text:style-name="Default_20_Paragraph_20_Font"><text:span text:style-name="T6">ς</text:span></text:span><text:span text:style-name="Default_20_Paragraph_20_Font"><text:span text:style-name="T8"> </text:span></text:span>dicunt, <text:span text:style-name="Default_20_Paragraph_20_Font"><text:span text:style-name="T1">praeter re</text:span></text:span>m significare<text:line-break/>volunt. Id igitur quod Hippocrates asserit tale est: prae-<text:line-break/>ter ustionem alae duae aliae sedes sunt morbo auxiliantes,<text:line-break/>quum aduruntur. Usus autem est vocabulo <text:span text:style-name="Default_20_Paragraph_20_Font"><text:span text:style-name="T6">τιμωρέουσαι</text:span></text:span><text:span text:style-name="Default_20_Paragraph_20_Font"><text:span text:style-name="T8">,<text:line-break/></text:span></text:span>quo constat ipsum non aliud significasse quam. auxiliantes.<text:line-break/>Quod fecit etiam Euripides, quum Orestem induxit haec<text:line-break/>loquentem :</text:p>
      <text:p text:style-name="P3"><text:span text:style-name="Default_20_Paragraph_20_Font"><text:span text:style-name="T6">Ἀνόσια</text:span></text:span><text:span text:style-name="Default_20_Paragraph_20_Font"><text:span text:style-name="T8"> </text:span></text:span><text:span text:style-name="Default_20_Paragraph_20_Font"><text:span text:style-name="T6">μὲν</text:span></text:span><text:span text:style-name="Default_20_Paragraph_20_Font"><text:span text:style-name="T8"> </text:span></text:span><text:span text:style-name="Default_20_Paragraph_20_Font"><text:span text:style-name="T6">δρῶν</text:span></text:span><text:span text:style-name="Default_20_Paragraph_20_Font"><text:span text:style-name="T8">, </text:span></text:span><text:span text:style-name="Default_20_Paragraph_20_Font"><text:span text:style-name="T6">ἀλλὰ</text:span></text:span><text:span text:style-name="Default_20_Paragraph_20_Font"><text:span text:style-name="T8"> </text:span></text:span><text:span text:style-name="Default_20_Paragraph_20_Font"><text:span text:style-name="T6">τιμωρῶν</text:span></text:span><text:span text:style-name="Default_20_Paragraph_20_Font"><text:span text:style-name="T8"> </text:span></text:span><text:span text:style-name="Default_20_Paragraph_20_Font"><text:span text:style-name="T6">τῶ</text:span></text:span><text:span text:style-name="Default_20_Paragraph_20_Font"><text:span text:style-name="T8"> </text:span></text:span><text:span text:style-name="Default_20_Paragraph_20_Font"><text:span text:style-name="T6">πατρ</text:span></text:span><text:span text:style-name="Default_20_Paragraph_20_Font"><text:span text:style-name="T7">ί</text:span></text:span><text:span text:style-name="Default_20_Paragraph_20_Font"><text:span text:style-name="T4">.</text:span></text:span></text:p>
      <text:p text:style-name="Normal">Disserunt autem inter su <text:span text:style-name="Default_20_Paragraph_20_Font"><text:span text:style-name="T6">τιμωρῶν</text:span></text:span><text:span text:style-name="Default_20_Paragraph_20_Font"><text:span text:style-name="T8"> </text:span></text:span>et <text:span text:style-name="Default_20_Paragraph_20_Font"><text:span text:style-name="T6">τιμωρ</text:span></text:span><text:span text:style-name="Default_20_Paragraph_20_Font"><text:span text:style-name="T7">ο</text:span></text:span><text:span text:style-name="Default_20_Paragraph_20_Font"><text:span text:style-name="T6">ύμενος</text:span></text:span><text:span text:style-name="Default_20_Paragraph_20_Font"><text:span text:style-name="T8"> </text:span></text:span>, quod</text:p>
      <text:h text:style-name="P15" text:outline-level="2">.V</text:h>
      <text:p text:style-name="Normal">vocabulum cum accusandi casu ningitur ; hoc siquidem<text:line-break/>significat <text:span text:style-name="Default_20_Paragraph_20_Font"><text:span text:style-name="T1">crucian</text:span></text:span>s. Eadem ratione et Meuandri fabula<text:line-break/>inscribitur <text:span text:style-name="Default_20_Paragraph_20_Font"><text:span text:style-name="T6">ἑαυτὸν</text:span></text:span><text:span text:style-name="Default_20_Paragraph_20_Font"><text:span text:style-name="T8"> </text:span></text:span><text:span text:style-name="Default_20_Paragraph_20_Font"><text:span text:style-name="T6">τιμωρούμενος</text:span></text:span><text:span text:style-name="Default_20_Paragraph_20_Font"><text:span text:style-name="T8">.</text:span></text:span></text:p>
      <text:h text:style-name="Heading_20_2" text:outline-level="2">LI.</text:h>
      <text:p text:style-name="P5">U<text:span text:style-name="Default_20_Paragraph_20_Font"><text:span text:style-name="T1">na quidem est a prior</text:span></text:span>i <text:span text:style-name="Default_20_Paragraph_20_Font"><text:span text:style-name="T1">par</text:span></text:span>t<text:span text:style-name="Default_20_Paragraph_20_Font"><text:span text:style-name="T1">e</text:span></text:span> i<text:span text:style-name="Default_20_Paragraph_20_Font"><text:span text:style-name="T1">n</text:span></text:span>t<text:span text:style-name="Default_20_Paragraph_20_Font"><text:span text:style-name="T1">er caput humer</text:span></text:span>i <text:span text:style-name="Default_20_Paragraph_20_Font"><text:span text:style-name="T1">et chor-<text:line-break/>da</text:span></text:span>m <text:span text:style-name="Default_20_Paragraph_20_Font"><text:span text:style-name="T1">quae ad alam est.</text:span></text:span></text:p>
      <text:p text:style-name="P3">Nos quoque vidimus articulum in hoc loco qui pars<text:line-break/>totius prioris regionis est, nam quum ea lata sit, una .qni-<text:line-break/>dem ejus in medio ad unguem est, duae autem utrimque;<text:line-break/>una ab interiori . parte, cujus .nunc meminit, altera ab ex-<text:line-break/>teriori de qua paulo infra loquitur. Est autem admrra-<text:line-break/>tione dignus, qui quum nunquam -viderit humeri caput<text:line-break/>in aliam partem excidere quam in alam, non contentus<text:line-break/>fuerit ipsam tantum adurere, sed adjungens duas alias re-<text:line-break/>giones illas coniecerit , in quibus nos vidimus caput hu-</text:p>
      <text:p text:style-name="P1">meri fixum, ex his in eam qua vena sita est per summum<text:line-break/>humerum procedens, ubi duo musculi concurrunt et<text:line-break/>magnus ille qui a pectore oritur et qui a literae ri sim,-<text:line-break/>litudine <text:span text:style-name="Default_20_Paragraph_20_Font"><text:span text:style-name="T6">δελτοειδὲς</text:span></text:span><text:span text:style-name="Default_20_Paragraph_20_Font"><text:span text:style-name="T8"> </text:span></text:span>nuncupatur, quater. vidimus thumeri ca-<text:line-break/>put. prorupisse ; in exteriorem vero partem mediae regionis<text:line-break/>femel, de qua tractabit in sequentibus.</text:p>
      <text:h text:style-name="Heading_20_2" text:outline-level="2">L1I.</text:h>
      <text:p text:style-name="P5"><text:span text:style-name="Default_20_Paragraph_20_Font"><text:span text:style-name="T1">Qua dem</text:span></text:span>it<text:span text:style-name="Default_20_Paragraph_20_Font"><text:span text:style-name="T1">tere canden</text:span></text:span>s <text:span text:style-name="Default_20_Paragraph_20_Font"><text:span text:style-name="T1">ferra</text:span></text:span>m<text:span text:style-name="Default_20_Paragraph_20_Font"><text:span text:style-name="T1">en</text:span></text:span>t<text:span text:style-name="Default_20_Paragraph_20_Font"><text:span text:style-name="T1">um conven</text:span></text:span>i<text:span text:style-name="Default_20_Paragraph_20_Font"><text:span text:style-name="T1">t, ut cutem<text:line-break/>tfu</text:span></text:span>ji<text:span text:style-name="Default_20_Paragraph_20_Font"><text:span text:style-name="T1">c</text:span></text:span>i<text:span text:style-name="Default_20_Paragraph_20_Font"><text:span text:style-name="T1">at, n</text:span></text:span>o<text:span text:style-name="Default_20_Paragraph_20_Font"><text:span text:style-name="T1">n ta</text:span></text:span>m<text:span text:style-name="Default_20_Paragraph_20_Font"><text:span text:style-name="T1">en n</text:span></text:span>i<text:span text:style-name="Default_20_Paragraph_20_Font"><text:span text:style-name="T1">m</text:span></text:span>is <text:span text:style-name="Default_20_Paragraph_20_Font"><text:span text:style-name="T1">al</text:span></text:span>t<text:span text:style-name="Default_20_Paragraph_20_Font"><text:span text:style-name="T1">e; prox</text:span></text:span>i<text:span text:style-name="Default_20_Paragraph_20_Font"><text:span text:style-name="T1">ma en</text:span></text:span>im <text:span text:style-name="Default_20_Paragraph_20_Font"><text:span text:style-name="T1">est crusta<text:line-break/>vena ac nervu</text:span></text:span>s, <text:span text:style-name="Default_20_Paragraph_20_Font"><text:span text:style-name="T1">quoru</text:span></text:span>m <text:span text:style-name="Default_20_Paragraph_20_Font"><text:span text:style-name="T1">neutrum calesuc</text:span></text:span>i<text:span text:style-name="Default_20_Paragraph_20_Font"><text:span text:style-name="T1">endu</text:span></text:span>m <text:span text:style-name="Default_20_Paragraph_20_Font"><text:span text:style-name="T1">est.</text:span></text:span></text:p>
      <text:p text:style-name="P3">Crassam venam intelligit hunc eam quae per summum<text:line-break/>humerum fertur ad cubitum, <text:span text:style-name="Default_20_Paragraph_20_Font"><text:span text:style-name="T6">ώμιαία</text:span></text:span><text:span text:style-name="Default_20_Paragraph_20_Font"><text:span text:style-name="T8"> </text:span></text:span>Graece vocatur,<text:line-break/>quasi latam vel grandem, cui innectitur coniunctio duo-<text:line-break/>rutu musculorum propositorum, cuique adjungitur nervus<text:line-break/>qui distribuitur in partes cutis quae juxta venam esu Ca-<text:line-break/>vendum autem esse ne adurendo nervus aut vena atti<text:span text:style-name="Default_20_Paragraph_20_Font"><text:span text:style-name="T1">a-</text:span></text:span></text:p>
      <text:p text:style-name="P1">gatur, aperte declaravit; non tamen ostendit, a primine<text:line-break/>an ab interiori parte venae vel protius fuper le<text:span text:style-name="Default_20_Paragraph_20_Font"><text:span text:style-name="T1">t</text:span></text:span>am ad-<text:line-break/>urendum fit. Fieri enim hoc potest, in primis cutem<text:line-break/>attrahendo , quomodo in ala diximus ; dein transversam<text:line-break/>adurendo, post haec instrumentum quo ad illinendum uti-<text:line-break/>tur traiiciendo atque in orbem iterum adurendo. Quem-<text:line-break/>admodum autem in ala, quamvis subsint nervi maximi et<text:line-break/>cum ipsis arteria ac vena latissima, tamen aduri cutem<text:line-break/>voluit, securitatem submoturum partium comparans eo in-<text:line-break/>strumento quo illinimus demisso: sic in proposita nunc<text:line-break/>ustione nihil mirum, si cutem venae superiectam aduri<text:line-break/>jubeat. Illos autem nervos dixit <text:span text:style-name="Default_20_Paragraph_20_Font"><text:span text:style-name="T6">ἐπικαιροτάτους</text:span></text:span><text:span text:style-name="Default_20_Paragraph_20_Font"><text:span text:style-name="T8"> </text:span></text:span>, quod<text:line-break/>vocabulum mutuari finiet ad ea quae magnam vim habent,<text:line-break/>quemadmodum illi, quod non longe distent a spinae me-<text:line-break/>dulla et maxime pleni sint. Sed circa .venam, quae ab<text:line-break/>interiori parte tendit ad cubitum, nervum simpliciter di-</text:p>
      <text:p text:style-name="P1">xit non adliciens <text:span text:style-name="Default_20_Paragraph_20_Font"><text:span text:style-name="T6">ἐπίκαιρον</text:span></text:span><text:span text:style-name="Default_20_Paragraph_20_Font"><text:span text:style-name="T8">. </text:span></text:span>Multum enim distat a me-<text:line-break/>dulia spinae atque exiguus esu</text:p>
      <text:h text:style-name="Heading_20_2" text:outline-level="2">LUI.<text:tab/>l</text:h>
      <text:p text:style-name="P5">R<text:span text:style-name="Default_20_Paragraph_20_Font"><text:span text:style-name="T1">ursu</text:span></text:span>s <text:span text:style-name="Default_20_Paragraph_20_Font"><text:span text:style-name="T1">a</text:span></text:span>li<text:span text:style-name="Default_20_Paragraph_20_Font"><text:span text:style-name="T1">o loco l</text:span></text:span>i<text:span text:style-name="Default_20_Paragraph_20_Font"><text:span text:style-name="T1">cet adurere ab ex</text:span></text:span>t<text:span text:style-name="Default_20_Paragraph_20_Font"><text:span text:style-name="T1">erior</text:span></text:span>i <text:span text:style-name="Default_20_Paragraph_20_Font"><text:span text:style-name="T1">par</text:span></text:span>t<text:span text:style-name="Default_20_Paragraph_20_Font"><text:span text:style-name="T1">e mu</text:span></text:span>lto<text:line-break/><text:span text:style-name="Default_20_Paragraph_20_Font"><text:span text:style-name="T1">supra ch</text:span></text:span>o<text:span text:style-name="Default_20_Paragraph_20_Font"><text:span text:style-name="T1">rda</text:span></text:span>m <text:span text:style-name="Default_20_Paragraph_20_Font"><text:span text:style-name="T1">quae ad ala</text:span></text:span>m <text:span text:style-name="Default_20_Paragraph_20_Font"><text:span text:style-name="T1">est, paulo</text:span></text:span> i<text:span text:style-name="Default_20_Paragraph_20_Font"><text:span text:style-name="T1">nsta hu</text:span></text:span>m<text:span text:style-name="Default_20_Paragraph_20_Font"><text:span text:style-name="T1">er</text:span></text:span>i<text:line-break/><text:span text:style-name="Default_20_Paragraph_20_Font"><text:span text:style-name="T1">caput.</text:span></text:span> T<text:span text:style-name="Default_20_Paragraph_20_Font"><text:span text:style-name="T1">rasm</text:span></text:span>mt<text:span text:style-name="Default_20_Paragraph_20_Font"><text:span text:style-name="T1">ur aute</text:span></text:span>m <text:span text:style-name="Default_20_Paragraph_20_Font"><text:span text:style-name="T1">cut</text:span></text:span>is <text:span text:style-name="Default_20_Paragraph_20_Font"><text:span text:style-name="T1">canden</text:span></text:span>t<text:span text:style-name="Default_20_Paragraph_20_Font"><text:span text:style-name="T1">i ferramen</text:span></text:span>to, <text:span text:style-name="Default_20_Paragraph_20_Font"><text:span text:style-name="T1">sed<text:line-break/>non n</text:span></text:span>imis <text:span text:style-name="Default_20_Paragraph_20_Font"><text:span text:style-name="T1">al</text:span></text:span>t<text:span text:style-name="Default_20_Paragraph_20_Font"><text:span text:style-name="T1">e ;</text:span></text:span> i<text:span text:style-name="Default_20_Paragraph_20_Font"><text:span text:style-name="T1">gn</text:span></text:span>is <text:span text:style-name="Default_20_Paragraph_20_Font"><text:span text:style-name="T1">en</text:span></text:span>im <text:span text:style-name="Default_20_Paragraph_20_Font"><text:span text:style-name="T1">nerv</text:span></text:span>is <text:span text:style-name="Default_20_Paragraph_20_Font"><text:span text:style-name="T1">est ini</text:span></text:span>m<text:span text:style-name="Default_20_Paragraph_20_Font"><text:span text:style-name="T1">icu</text:span></text:span>s.</text:p>
      <text:p text:style-name="P3">Venit ad tractandum reliquum ex iis Iocis in quibus<text:line-break/>recipitur humeri caput prolapsum. Hic autem est in ex-<text:line-break/>terrori parte prioris regionis in quam semel etiam co<text:span text:style-name="Default_20_Paragraph_20_Font"><text:span text:style-name="T1">n-<text:line-break/></text:span></text:span>spexi humeri caput venisse. Non recte autem in plerisque<text:line-break/>exemplaribus legitur rursus alius locus, quem licet adurere<text:line-break/>a posteriori parte ; hic enim locus non a posteriori parte,<text:line-break/>sed ah exteriori parte commissurae esu Si quis igitur<text:line-break/>exquisite defi<text:span text:style-name="Default_20_Paragraph_20_Font"><text:span text:style-name="T1">n</text:span></text:span>ire loca velit quae juxta humeri commissu-</text:p>
      <text:p text:style-name="P1">ram fiunt latitudinem habentia, hic profecto omnia intui-<text:line-break/>tus in priori. regione mediam dicet esse quandam lineam,<text:line-break/>sine latitudine conceptam in medio ad unguem, quae fu-<text:line-break/>perne in humeri longitudinem tendat et utrimque in la-<text:line-break/>titudinem terminari priorem regionem , ab interiori qui-<text:line-break/>dem parte ex vena quae ad interiorem cubiti sudem per-<text:line-break/>tinet ; ab exteriori vero - alia quadam linea quae distet a<text:line-break/>linea media, sine latitudine concepta, quantum ipsis vena<text:line-break/>recedit. Hi funi ergo termini prioris regionis ; duo au-<text:line-break/>tem alii utrimque furit, qua feruntur chordae ad alam;<text:line-break/>unus interiorem regionem , alter exteriorem finit. Eam<text:line-break/>vero intelligito interiorem commissurae regionem quae est<text:line-break/>inter venam et chordam, quae ab interiori parte alam<text:line-break/>terminat; fed exteriorem eam quae incipiens a linea quae<text:line-break/>tantum distabat a media linea sine latitudine concepta,<text:line-break/>quantum ipfa vena tendit ad chordam quae ab exteriori<text:line-break/>parte alam finit. Quare juxta divisionem hanc, quidquid<text:line-break/>erit fuperius chorda quae ab exteriori parte alae sita est,<text:line-break/>non dicetur utiqne a posteriori regione commissurae, fed</text:p>
      <text:p text:style-name="P1">ab exteriori. Siquidem regio posterior in commissura est<text:line-break/>qua latum scapularum os simum est; inferior in ala con-<text:line-break/>ti netur, superior vero inter lati scapularum ossis fummita-<text:line-break/>tem atque humeri caput.</text:p>
      <text:h text:style-name="Heading_20_2" text:outline-level="2">LIV.</text:h>
      <text:p text:style-name="P5">P<text:span text:style-name="Default_20_Paragraph_20_Font"><text:span text:style-name="T1">orro mederi in t</text:span></text:span>ot<text:span text:style-name="Default_20_Paragraph_20_Font"><text:span text:style-name="T1">a curat</text:span></text:span>i<text:span text:style-name="Default_20_Paragraph_20_Font"><text:span text:style-name="T1">one ulceribus debemus viden-<text:line-break/></text:span></text:span>t<text:span text:style-name="Default_20_Paragraph_20_Font"><text:span text:style-name="T1">es ne</text:span></text:span> m<text:span text:style-name="Default_20_Paragraph_20_Font"><text:span text:style-name="T1">u</text:span></text:span>l<text:span text:style-name="Default_20_Paragraph_20_Font"><text:span text:style-name="T1">tu</text:span></text:span>m <text:span text:style-name="Default_20_Paragraph_20_Font"><text:span text:style-name="T1">at</text:span></text:span>to<text:span text:style-name="Default_20_Paragraph_20_Font"><text:span text:style-name="T1">llatur humerus, sed m</text:span></text:span>o<text:span text:style-name="Default_20_Paragraph_20_Font"><text:span text:style-name="T1">dice quatenu</text:span></text:span>s<text:line-break/><text:span text:style-name="Default_20_Paragraph_20_Font"><text:span text:style-name="T1">ulceru</text:span></text:span>m <text:span text:style-name="Default_20_Paragraph_20_Font"><text:span text:style-name="T1">curatio postulat, quonia</text:span></text:span>m <text:span text:style-name="Default_20_Paragraph_20_Font"><text:span text:style-name="T1">fagus eo</text:span></text:span> mi<text:span text:style-name="Default_20_Paragraph_20_Font"><text:span text:style-name="T1">nu</text:span></text:span>s <text:span text:style-name="Default_20_Paragraph_20_Font"><text:span text:style-name="T1">ad-<text:line-break/></text:span></text:span>spi<text:span text:style-name="Default_20_Paragraph_20_Font"><text:span text:style-name="T1">rab</text:span></text:span>it. <text:span text:style-name="Default_20_Paragraph_20_Font"><text:span text:style-name="T1">Adusta en</text:span></text:span>i<text:span text:style-name="Default_20_Paragraph_20_Font"><text:span text:style-name="T1">m o</text:span></text:span>m<text:span text:style-name="Default_20_Paragraph_20_Font"><text:span text:style-name="T1">n</text:span></text:span>i<text:span text:style-name="Default_20_Paragraph_20_Font"><text:span text:style-name="T1">a tegenda sunt , n</text:span></text:span>o<text:span text:style-name="Default_20_Paragraph_20_Font"><text:span text:style-name="T1">n sucu</text:span></text:span>s<text:line-break/><text:span text:style-name="Default_20_Paragraph_20_Font"><text:span text:style-name="T1">etiam modera</text:span></text:span>t<text:span text:style-name="Default_20_Paragraph_20_Font"><text:span text:style-name="T1">e curanda; nam sic minu</text:span></text:span>s <text:span text:style-name="Default_20_Paragraph_20_Font"><text:span text:style-name="T1">h</text:span></text:span>i<text:span text:style-name="Default_20_Paragraph_20_Font"><text:span text:style-name="T1">an</text:span></text:span>t, <text:span text:style-name="Default_20_Paragraph_20_Font"><text:span text:style-name="T1">m</text:span></text:span>i<text:span text:style-name="Default_20_Paragraph_20_Font"><text:span text:style-name="T1">nu</text:span></text:span>s<text:line-break/><text:span text:style-name="Default_20_Paragraph_20_Font"><text:span text:style-name="T1">fanguis eru</text:span></text:span>m<text:span text:style-name="Default_20_Paragraph_20_Font"><text:span text:style-name="T1">p</text:span></text:span>i<text:span text:style-name="Default_20_Paragraph_20_Font"><text:span text:style-name="T1">t , minu</text:span></text:span>s <text:span text:style-name="Default_20_Paragraph_20_Font"><text:span text:style-name="T1">nervoru</text:span></text:span>m <text:span text:style-name="Default_20_Paragraph_20_Font"><text:span text:style-name="T1">d</text:span></text:span>i<text:span text:style-name="Default_20_Paragraph_20_Font"><text:span text:style-name="T1">stent</text:span></text:span>i<text:span text:style-name="Default_20_Paragraph_20_Font"><text:span text:style-name="T1">o sequ</text:span></text:span>i<text:span text:style-name="Default_20_Paragraph_20_Font"><text:span text:style-name="T1">tur.</text:span></text:span></text:p>
      <text:p text:style-name="P3">Cau<text:span text:style-name="Default_20_Paragraph_20_Font"><text:span text:style-name="T1">t</text:span></text:span>as ipse exposuit cur edicat ne multum humerus<text:line-break/>unquam attollatur: primum quod usia omnia tegere expe-<text:line-break/>dit, sic tamen ut curari possint. et non frigeant, quum<text:line-break/>alioquin, ut ipse testatur, frigus ulcera mordeat, cutem in-</text:p>
      <text:p text:style-name="P1">duret, pus fieri in dolore non patiantur; ac multo magis<text:line-break/>in iis quae calor excitavit, sicuti nunc ignis, minus, in-<text:line-break/>quit, hiant, hoc est diducuntur ulceris orae. Ob id enim<text:line-break/>frigore magis excipiuntur et tardius sanescunt grandiorem-<text:line-break/>que cicatricem recipiunt. Quod autem subdit, minus san-<text:line-break/>gula erumpit, communiter ad omnia ulcera refertur, non<text:line-break/>proprie ad ea quae proposita nunc funi. Nam li quis<text:line-break/>entem sic urat, quemadmodum praecepit, periculum nhl-<text:line-break/>lum sanguinis eruptionis sequetur. Fortasse autem nervi<text:line-break/>tantum distentione periclitabuntur ob frigus, quod cute<text:line-break/>nudari contraxerunt , cujus rei in fine orationis meminit.</text:p>
      <text:p text:style-name="P5">U<text:span text:style-name="Default_20_Paragraph_20_Font"><text:span text:style-name="T1">b</text:span></text:span>i <text:span text:style-name="Default_20_Paragraph_20_Font"><text:span text:style-name="T1">ulcera pura sint e</text:span></text:span>t <text:span text:style-name="Default_20_Paragraph_20_Font"><text:span text:style-name="T1">ad cicatricem intendant, </text:span></text:span>t<text:span text:style-name="Default_20_Paragraph_20_Font"><text:span text:style-name="T1">unc sune<text:line-break/>oporte</text:span></text:span>t <text:span text:style-name="Default_20_Paragraph_20_Font"><text:span text:style-name="T1">humerum diu n</text:span></text:span>o<text:span text:style-name="Default_20_Paragraph_20_Font"><text:span text:style-name="T1">ctuque se</text:span></text:span>m<text:span text:style-name="Default_20_Paragraph_20_Font"><text:span text:style-name="T1">per ad latu</text:span></text:span>s <text:span text:style-name="Default_20_Paragraph_20_Font"><text:span text:style-name="T1">del</text:span></text:span>i<text:span text:style-name="Default_20_Paragraph_20_Font"><text:span text:style-name="T1">ga-<text:line-break/>tum c</text:span></text:span>o<text:span text:style-name="Default_20_Paragraph_20_Font"><text:span text:style-name="T1">ntinere.</text:span></text:span></text:p>
      <text:p text:style-name="P2"><text:span text:style-name="Default_20_Paragraph_20_Font"><text:span text:style-name="T10">^.</text:span></text:span><text:span text:style-name="Default_20_Paragraph_20_Font"><text:span text:style-name="T6">Ιιτειλἀς</text:span></text:span><text:span text:style-name="Default_20_Paragraph_20_Font"><text:span text:style-name="T10"> </text:span></text:span>nunc proprie de cicatricibus dixit, non de<text:line-break/>ulceribus , quemadmodum ante. Monet autem maxime<text:line-break/>dandam operam esse ne humerus, nisi paullulum dumta-<text:line-break/>xat a latere diducatur adque quum ulcera curantur, quo-<text:line-break/>niam pura ulcera opportunissima sunt illis omnibus casibus<text:line-break/>quos in oratione proxime praecedente narravit, atque<text:line-break/>iis praesertim qui ab exterioribus causis oriuntur. Antea<text:line-break/>siquidem sordida erant atque inflammata, fordemque et<text:line-break/>humorem praeter naturam superantem pro velamento ac<text:line-break/>tegment<text:span text:style-name="Default_20_Paragraph_20_Font"><text:span text:style-name="T1">a</text:span></text:span> quodam habebant ; qui<text:span text:style-name="Default_20_Paragraph_20_Font"><text:span text:style-name="T1">n</text:span></text:span> et inflammationis calor<text:line-break/>extrinseco frigori obsistebat. At ubi inflammatio conqule-.<text:line-break/>vit et pura reddita est ac sine superante humore, magis<text:line-break/>quam ante fentiunt ea quibus laeduntur. ob haec igitur<text:line-break/>omnia facile fub exterioribus causis ac praecipue frigidis<text:line-break/>dolent et refrigerantur; propter saulum vero acriorem<text:line-break/>vehementiori dolore cruciantur, cui accedunt ea mala<text:line-break/>quae l<text:span text:style-name="Default_20_Paragraph_20_Font"><text:span text:style-name="T1">o</text:span></text:span>qui dolorem solenti</text:p>
      <text:h text:style-name="P15" text:outline-level="2">LVI.</text:h>
      <text:p text:style-name="P5"><text:span text:style-name="Default_20_Paragraph_20_Font"><text:span text:style-name="T1">At ub</text:span></text:span>i <text:span text:style-name="Default_20_Paragraph_20_Font"><text:span text:style-name="T1">ulcera convaluerunt, humerus diu debet ad latus<text:line-break/></text:span></text:span>simili<text:span text:style-name="Default_20_Paragraph_20_Font"><text:span text:style-name="T1">ter de</text:span></text:span>l<text:span text:style-name="Default_20_Paragraph_20_Font"><text:span text:style-name="T1">igar</text:span></text:span>i; <text:span text:style-name="Default_20_Paragraph_20_Font"><text:span text:style-name="T1">namque hac v</text:span></text:span>i<text:span text:style-name="Default_20_Paragraph_20_Font"><text:span text:style-name="T1">a cica</text:span></text:span>t<text:span text:style-name="Default_20_Paragraph_20_Font"><text:span text:style-name="T1">rix</text:span></text:span> m<text:span text:style-name="Default_20_Paragraph_20_Font"><text:span text:style-name="T1">ax</text:span></text:span>i<text:span text:style-name="Default_20_Paragraph_20_Font"><text:span text:style-name="T1">me<text:line-break/>e</text:span></text:span>i<text:span text:style-name="Default_20_Paragraph_20_Font"><text:span text:style-name="T1">msirmab</text:span></text:span>i<text:span text:style-name="Default_20_Paragraph_20_Font"><text:span text:style-name="T1">tur, atque</text:span></text:span> i<text:span text:style-name="Default_20_Paragraph_20_Font"><text:span text:style-name="T1">d spatium, in qu</text:span></text:span>o<text:span text:style-name="Default_20_Paragraph_20_Font"><text:span text:style-name="T1">d max</text:span></text:span>i<text:span text:style-name="Default_20_Paragraph_20_Font"><text:span text:style-name="T1">me hu-<text:line-break/>merus proc</text:span></text:span>i<text:span text:style-name="Default_20_Paragraph_20_Font"><text:span text:style-name="T1">d</text:span></text:span>i<text:span text:style-name="Default_20_Paragraph_20_Font"><text:span text:style-name="T1">t, contrahetur.</text:span></text:span></text:p>
      <text:p text:style-name="P3"><text:span text:style-name="Default_20_Paragraph_20_Font"><text:span text:style-name="T1">r</text:span></text:span> Hic etiam indicavit quo consilio haec praeceperit,<text:line-break/>quum inquit : namque hac via cicatrix maxime confirma-<text:line-break/>hitur, atque id spatium in quod maxime humerus proci-<text:line-break/>dit contrahetur, quasi ita dixerit: quo minor cicatrix in-<text:line-break/>ducetur, eo magis alae cutis contrahetur, quod maximum<text:line-break/>momentum habet in prohibendo, ne in hanc partem ela-<text:line-break/>batur humerus.</text:p>
      <text:h text:style-name="Heading_20_2" text:outline-level="2">LV1I.</text:h>
      <text:p text:style-name="P5"><text:span text:style-name="Default_20_Paragraph_20_Font"><text:span text:style-name="T1">Quibu</text:span></text:span>s <text:span text:style-name="Default_20_Paragraph_20_Font"><text:span text:style-name="T1">recond</text:span></text:span>i <text:span text:style-name="Default_20_Paragraph_20_Font"><text:span text:style-name="T1">hu</text:span></text:span>m<text:span text:style-name="Default_20_Paragraph_20_Font"><text:span text:style-name="T1">er</text:span></text:span>i <text:span text:style-name="Default_20_Paragraph_20_Font"><text:span text:style-name="T1">caput non p</text:span></text:span>o<text:span text:style-name="Default_20_Paragraph_20_Font"><text:span text:style-name="T1">tu</text:span></text:span>it, <text:span text:style-name="Default_20_Paragraph_20_Font"><text:span text:style-name="T1">si adhuc ere-<text:line-break/></text:span></text:span>sua<text:span text:style-name="Default_20_Paragraph_20_Font"><text:span text:style-name="T1">nt, hu</text:span></text:span>m<text:span text:style-name="Default_20_Paragraph_20_Font"><text:span text:style-name="T1">eru</text:span></text:span>s <text:span text:style-name="Default_20_Paragraph_20_Font"><text:span text:style-name="T1">non teque augetur, atque</text:span></text:span> is <text:span text:style-name="Default_20_Paragraph_20_Font"><text:span text:style-name="T1">qu</text:span></text:span>i <text:span text:style-name="Default_20_Paragraph_20_Font"><text:span text:style-name="T1">integer</text:span></text:span></text:p>
      <text:p text:style-name="P2"><text:span text:style-name="Default_20_Paragraph_20_Font"><text:span text:style-name="T1">est; sed qua</text:span></text:span>m<text:span text:style-name="Default_20_Paragraph_20_Font"><text:span text:style-name="T1">vi</text:span></text:span>s <text:span text:style-name="Default_20_Paragraph_20_Font"><text:span text:style-name="T1">a</text:span></text:span>li<text:span text:style-name="Default_20_Paragraph_20_Font"><text:span text:style-name="T1">qu</text:span></text:span>i<text:span text:style-name="Default_20_Paragraph_20_Font"><text:span text:style-name="T1">d augeatur, alter</text:span></text:span>o <text:span text:style-name="Default_20_Paragraph_20_Font"><text:span text:style-name="T1">ta</text:span></text:span>m<text:span text:style-name="Default_20_Paragraph_20_Font"><text:span text:style-name="T1">en bre</text:span></text:span>o<text:span text:style-name="Default_20_Paragraph_20_Font"><text:span text:style-name="T1">i</text:span></text:span>o<text:span text:style-name="Default_20_Paragraph_20_Font"><text:span text:style-name="T1">r<text:line-break/>redd</text:span></text:span>i<text:span text:style-name="Default_20_Paragraph_20_Font"><text:span text:style-name="T1">tur.</text:span></text:span></text:p>
      <text:p text:style-name="P3">Ea nunc perfequitur quae necessario iis accidunt,<text:line-break/>quibus humeri caput <text:span text:style-name="Default_20_Paragraph_20_Font"><text:span text:style-name="T1">t</text:span></text:span>uo loco non esu Primum acma-<text:line-break/>xime commune cui reliqua omnia superveniunt est quod<text:line-break/>minus alitur; quam rem si membrum jam perfecte ruere-<text:line-break/>vit, gracilitas sequitur; si adhuc augeatur, exiguitas. Non<text:line-break/>ali turbantem membrum ob musculorum et venarum quas<text:line-break/>continet depravationem; ejus quoque rei cau<text:span text:style-name="Default_20_Paragraph_20_Font"><text:span text:style-name="T1">t</text:span></text:span>a est totus<text:line-break/>articulus immobilis, nam et integ<text:span text:style-name="Default_20_Paragraph_20_Font"><text:span text:style-name="T1">r</text:span></text:span>a membra, ubi diutius<text:line-break/>omnino immobilia maneant, aperte graciliora conspiciuntur.</text:p>
      <text:h text:style-name="Heading_20_2" text:outline-level="2">LVHI.</text:h>
      <text:p text:style-name="P5">J<text:span text:style-name="Default_20_Paragraph_20_Font"><text:span text:style-name="T1">am vero quia pri</text:span></text:span>mo <text:span text:style-name="Default_20_Paragraph_20_Font"><text:span text:style-name="T1">nata</text:span></text:span>li <text:span text:style-name="Default_20_Paragraph_20_Font"><text:span text:style-name="T1">d</text:span></text:span>i<text:span text:style-name="Default_20_Paragraph_20_Font"><text:span text:style-name="T1">e hu</text:span></text:span>m<text:span text:style-name="Default_20_Paragraph_20_Font"><text:span text:style-name="T1">er</text:span></text:span>os <text:span text:style-name="Default_20_Paragraph_20_Font"><text:span text:style-name="T1">brevi</text:span></text:span>o<text:span text:style-name="Default_20_Paragraph_20_Font"><text:span text:style-name="T1">re</text:span></text:span>s <text:span text:style-name="Default_20_Paragraph_20_Font"><text:span text:style-name="T1">haben</text:span></text:span>t,<text:line-break/><text:span text:style-name="Default_20_Paragraph_20_Font"><text:span text:style-name="T6">γαλιαγκωνες</text:span></text:span><text:span text:style-name="Default_20_Paragraph_20_Font"><text:span text:style-name="T8"> </text:span></text:span><text:span text:style-name="Default_20_Paragraph_20_Font"><text:span text:style-name="T1">Craece appellantur, ob dupl</text:span></text:span>i<text:span text:style-name="Default_20_Paragraph_20_Font"><text:span text:style-name="T1">ce</text:span></text:span>m <text:span text:style-name="Default_20_Paragraph_20_Font"><text:span text:style-name="T1">n</text:span></text:span>o<text:span text:style-name="Default_20_Paragraph_20_Font"><text:span text:style-name="T1">xa</text:span></text:span>m i<text:span text:style-name="Default_20_Paragraph_20_Font"><text:span text:style-name="T1">d<text:line-break/>ma</text:span></text:span>li <text:span text:style-name="Default_20_Paragraph_20_Font"><text:span text:style-name="T1">experiuntur vel qu</text:span></text:span>o<text:span text:style-name="Default_20_Paragraph_20_Font"><text:span text:style-name="T1">d dum</text:span></text:span> i<text:span text:style-name="Default_20_Paragraph_20_Font"><text:span text:style-name="T1">n u</text:span></text:span>t<text:span text:style-name="Default_20_Paragraph_20_Font"><text:span text:style-name="T1">ero sunt hu</text:span></text:span>m<text:span text:style-name="Default_20_Paragraph_20_Font"><text:span text:style-name="T1">eri</text:span></text:span></text:p>
      <text:p text:style-name="P2"><text:span text:style-name="Default_20_Paragraph_20_Font"><text:span text:style-name="T1">lux</text:span></text:span>a<text:span text:style-name="Default_20_Paragraph_20_Font"><text:span text:style-name="T1">ntur, vel a</text:span></text:span>l<text:span text:style-name="Default_20_Paragraph_20_Font"><text:span text:style-name="T1">iam ob n</text:span></text:span>o<text:span text:style-name="Default_20_Paragraph_20_Font"><text:span text:style-name="T1">xam, de qua postea a</text:span></text:span>l<text:span text:style-name="Default_20_Paragraph_20_Font"><text:span text:style-name="T1">iquand</text:span></text:span>o<text:line-break/><text:span text:style-name="Default_20_Paragraph_20_Font"><text:span text:style-name="T1">scr</text:span></text:span>i<text:span text:style-name="Default_20_Paragraph_20_Font"><text:span text:style-name="T1">be</text:span></text:span>m<text:span text:style-name="Default_20_Paragraph_20_Font"><text:span text:style-name="T1">u</text:span></text:span>s.</text:p>
      <text:p text:style-name="P3">Diutine sint <text:span text:style-name="Default_20_Paragraph_20_Font"><text:span text:style-name="T6">γαλιἀγκω</text:span></text:span><text:span text:style-name="Default_20_Paragraph_20_Font"><text:span text:style-name="T7">ν</text:span></text:span><text:span text:style-name="Default_20_Paragraph_20_Font"><text:span text:style-name="T6">ες</text:span></text:span><text:span text:style-name="Default_20_Paragraph_20_Font"><text:span text:style-name="T8"> </text:span></text:span>a similitudine felis, <text:span text:style-name="Default_20_Paragraph_20_Font"><text:span text:style-name="T6">γαλῆ</text:span></text:span><text:span text:style-name="Default_20_Paragraph_20_Font"><text:span text:style-name="T8"><text:line-break/></text:span></text:span>Graece dicitur, an ab alio quopiam, relinquenda est qsiae-<text:line-break/>stio iis qui in hujusmodi studia incumbunt. Medicum vero<text:line-break/>ferre convenit nasci quosdam utriusque humeri articulo<text:line-break/>luxato dextro et sinistro, sicque humeros breviores esse;<text:line-break/>neque ignorare , alteram hujus vitii causam de qua tracta-<text:line-break/>turum fe pollicetur. Difficile autem est alteram invenire,<text:line-break/>praeter illam quam ipse deinceps ait illis accidere qui<text:line-break/>teneri sunt. Inquit ergo.</text:p>
      <text:h text:style-name="Heading_20_2" text:outline-level="2"><text:bookmark-start text:name="bookmark12"/><text:span text:style-name="Default_20_Paragraph_20_Font">LIX.</text:span><text:bookmark-end text:name="bookmark12"/></text:h>
      <text:p text:style-name="P5">A<text:span text:style-name="Default_20_Paragraph_20_Font"><text:span text:style-name="T1">ed quibu</text:span></text:span>s <text:span text:style-name="Default_20_Paragraph_20_Font"><text:span text:style-name="T1">tenera adhuc ae</text:span></text:span>t<text:span text:style-name="Default_20_Paragraph_20_Font"><text:span text:style-name="T1">ate</text:span></text:span> j<text:span text:style-name="Default_20_Paragraph_20_Font"><text:span text:style-name="T1">ux</text:span></text:span>t<text:span text:style-name="Default_20_Paragraph_20_Font"><text:span text:style-name="T1">a hu</text:span></text:span>m<text:span text:style-name="Default_20_Paragraph_20_Font"><text:span text:style-name="T1">er</text:span></text:span>i <text:span text:style-name="Default_20_Paragraph_20_Font"><text:span text:style-name="T1">caput</text:span></text:span> i<text:span text:style-name="Default_20_Paragraph_20_Font"><text:span text:style-name="T1">n<text:line-break/></text:span></text:span>i<text:span text:style-name="Default_20_Paragraph_20_Font"><text:span text:style-name="T1">nt</text:span></text:span>i<text:span text:style-name="Default_20_Paragraph_20_Font"><text:span text:style-name="T1">mi</text:span></text:span>s <text:span text:style-name="Default_20_Paragraph_20_Font"><text:span text:style-name="T1">part</text:span></text:span>i<text:span text:style-name="Default_20_Paragraph_20_Font"><text:span text:style-name="T1">bu</text:span></text:span>s, <text:span text:style-name="Default_20_Paragraph_20_Font"><text:span text:style-name="T1">a</text:span></text:span>lt<text:span text:style-name="Default_20_Paragraph_20_Font"><text:span text:style-name="T1">eque suppurat</text:span></text:span>io<text:span text:style-name="Default_20_Paragraph_20_Font"><text:span text:style-name="T1">ne</text:span></text:span>s o<text:span text:style-name="Default_20_Paragraph_20_Font"><text:span text:style-name="T1">r</text:span></text:span>i<text:span text:style-name="Default_20_Paragraph_20_Font"><text:span text:style-name="T1">untur, omni-<text:line-break/>bu</text:span></text:span>s <text:span text:style-name="Default_20_Paragraph_20_Font"><text:span text:style-name="T1">sune humer</text:span></text:span>is <text:span text:style-name="Default_20_Paragraph_20_Font"><text:span text:style-name="T1">breviore</text:span></text:span>s <text:span text:style-name="Default_20_Paragraph_20_Font"><text:span text:style-name="T1">siun</text:span></text:span>t; <text:span text:style-name="Default_20_Paragraph_20_Font"><text:span text:style-name="T1">ac si</text:span></text:span>n<text:span text:style-name="Default_20_Paragraph_20_Font"><text:span text:style-name="T1">e secentur, sive</text:span></text:span></text:p>
      <text:p text:style-name="P2"><text:span text:style-name="Default_20_Paragraph_20_Font"><text:span text:style-name="T1">urantur, sive per se pus aperia</text:span></text:span>t<text:span text:style-name="Default_20_Paragraph_20_Font"><text:span text:style-name="T1">ur, scire l</text:span></text:span>i<text:span text:style-name="Default_20_Paragraph_20_Font"><text:span text:style-name="T1">cet haec ita<text:line-break/>su habere. Max</text:span></text:span>i<text:span text:style-name="Default_20_Paragraph_20_Font"><text:span text:style-name="T1">me ver</text:span></text:span>o <text:span text:style-name="Default_20_Paragraph_20_Font"><text:span text:style-name="T1">brach</text:span></text:span>i<text:span text:style-name="Default_20_Paragraph_20_Font"><text:span text:style-name="T1">o uti queunt, qu</text:span></text:span>i<text:span text:style-name="Default_20_Paragraph_20_Font"><text:span text:style-name="T1">bus a<text:line-break/>pr</text:span></text:span>i<text:span text:style-name="Default_20_Paragraph_20_Font"><text:span text:style-name="T1">m</text:span></text:span>o <text:span text:style-name="Default_20_Paragraph_20_Font"><text:span text:style-name="T1">na</text:span></text:span>t<text:span text:style-name="Default_20_Paragraph_20_Font"><text:span text:style-name="T1">al</text:span></text:span>i <text:span text:style-name="Default_20_Paragraph_20_Font"><text:span text:style-name="T1">d</text:span></text:span>i<text:span text:style-name="Default_20_Paragraph_20_Font"><text:span text:style-name="T1">e humer</text:span></text:span>i <text:span text:style-name="Default_20_Paragraph_20_Font"><text:span text:style-name="T1">brev</text:span></text:span>i<text:span text:style-name="Default_20_Paragraph_20_Font"><text:span text:style-name="T1">ores sun</text:span></text:span>t; <text:span text:style-name="Default_20_Paragraph_20_Font"><text:span text:style-name="T1">neque ipsi ta-<text:line-break/></text:span></text:span>m<text:span text:style-name="Default_20_Paragraph_20_Font"><text:span text:style-name="T1">en sursum ad aurem porr</text:span></text:span>i<text:span text:style-name="Default_20_Paragraph_20_Font"><text:span text:style-name="T1">gere brachium poscunt</text:span></text:span> r<text:span text:style-name="Default_20_Paragraph_20_Font"><text:span text:style-name="T1">u-<text:line-break/>b</text:span></text:span>i<text:span text:style-name="Default_20_Paragraph_20_Font"><text:span text:style-name="T1">t</text:span></text:span>o <text:span text:style-name="Default_20_Paragraph_20_Font"><text:span text:style-name="T1">extento, n</text:span></text:span>i<text:span text:style-name="Default_20_Paragraph_20_Font"><text:span text:style-name="T1">si mu</text:span></text:span>lto <text:span text:style-name="Default_20_Paragraph_20_Font"><text:span text:style-name="T1">m</text:span></text:span>i<text:span text:style-name="Default_20_Paragraph_20_Font"><text:span text:style-name="T1">nu</text:span></text:span>s <text:span text:style-name="Default_20_Paragraph_20_Font"><text:span text:style-name="T1">quam ab in</text:span></text:span>t<text:span text:style-name="Default_20_Paragraph_20_Font"><text:span text:style-name="T1">egra parte.</text:span></text:span></text:p>
      <text:p text:style-name="P3">Potest hoc etiam dum in utero Eunt accidere; aliam<text:line-break/>vero noxam, quae iis qui lu utero geruntur cau<text:span text:style-name="Default_20_Paragraph_20_Font"><text:span text:style-name="T1">t</text:span></text:span>a sit ut<text:line-break/>articulus elabatur, difficile est invenire, fed has ambas<text:line-break/>accidere nihil prohibet, potest enim dum infans in utero<text:line-break/>est a natura suppuratio fieri, aperiri et ad cicatricem ul-<text:line-break/>cus perduci. Quod magis adhuc evenit, ubi humeri caput<text:line-break/>elabitur ob humorem infantis naturalem et quia cavum<text:line-break/>commissurae ipsius humeri tale est ut facile .articulum<text:line-break/>expelli patiatur.</text:p>
      <text:h text:style-name="P16" text:outline-level="2"><text:bookmark-start text:name="bookmark14"/><text:span text:style-name="Default_20_Paragraph_20_Font"><text:span text:style-name="T1">c</text:span></text:span><text:span text:style-name="Default_20_Paragraph_20_Font"><text:span text:style-name="T9"> i<text:tab/>LX.<text:tab/>- - t</text:span></text:span><text:bookmark-end text:name="bookmark14"/></text:h>
      <text:p text:style-name="P5"><text:span text:style-name="Default_20_Paragraph_20_Font"><text:span text:style-name="T1">Quibus vero ae</text:span></text:span>t<text:span text:style-name="Default_20_Paragraph_20_Font"><text:span text:style-name="T1">ate</text:span></text:span> j<text:span text:style-name="Default_20_Paragraph_20_Font"><text:span text:style-name="T1">a</text:span></text:span>m <text:span text:style-name="Default_20_Paragraph_20_Font"><text:span text:style-name="T1">robusta humer</text:span></text:span>i <text:span text:style-name="Default_20_Paragraph_20_Font"><text:span text:style-name="T1">capue erupit , ne-<text:line-break/>que restitutam est, pars quae supra comm</text:span></text:span>i/<text:span text:style-name="Default_20_Paragraph_20_Font"><text:span text:style-name="T1">suram est<text:line-break/>tenuatur et grac</text:span></text:span>i<text:span text:style-name="Default_20_Paragraph_20_Font"><text:span text:style-name="T1">l</text:span></text:span>i<text:span text:style-name="Default_20_Paragraph_20_Font"><text:span text:style-name="T1">or</text:span></text:span>is <text:span text:style-name="Default_20_Paragraph_20_Font"><text:span text:style-name="T1">hab</text:span></text:span>i<text:span text:style-name="Default_20_Paragraph_20_Font"><text:span text:style-name="T1">tus sit; ub</text:span></text:span>i <text:span text:style-name="Default_20_Paragraph_20_Font"><text:span text:style-name="T1">dolore liberan-<text:line-break/></text:span></text:span>t<text:span text:style-name="Default_20_Paragraph_20_Font"><text:span text:style-name="T1">ur, non aeque praestare possent opera</text:span></text:span> o<text:span text:style-name="Default_20_Paragraph_20_Font"><text:span text:style-name="T1">mnia quaecun-<text:line-break/>que requ</text:span></text:span>i<text:span text:style-name="Default_20_Paragraph_20_Font"><text:span text:style-name="T1">run</text:span></text:span>t, <text:span text:style-name="Default_20_Paragraph_20_Font"><text:span text:style-name="T1">ut cub</text:span></text:span>it<text:span text:style-name="Default_20_Paragraph_20_Font"><text:span text:style-name="T1">u</text:span></text:span>s <text:span text:style-name="Default_20_Paragraph_20_Font"><text:span text:style-name="T1">a pectore d</text:span></text:span>i<text:span text:style-name="Default_20_Paragraph_20_Font"><text:span text:style-name="T1">ductus</text:span></text:span> i<text:span text:style-name="Default_20_Paragraph_20_Font"><text:span text:style-name="T1">n la</text:span></text:span>t<text:span text:style-name="Default_20_Paragraph_20_Font"><text:span text:style-name="T1">era<text:line-break/>atto</text:span></text:span>l<text:span text:style-name="Default_20_Paragraph_20_Font"><text:span text:style-name="T1">latur. Ad ea autem valent quaecunque effic</text:span></text:span>i<text:span text:style-name="Default_20_Paragraph_20_Font"><text:span text:style-name="T1">enda<text:line-break/>sunt, humero vel</text:span></text:span> i<text:span text:style-name="Default_20_Paragraph_20_Font"><text:span text:style-name="T1">n priorem partem vel</text:span></text:span> i<text:span text:style-name="Default_20_Paragraph_20_Font"><text:span text:style-name="T1">n p</text:span></text:span>o<text:span text:style-name="Default_20_Paragraph_20_Font"><text:span text:style-name="T1">ster</text:span></text:span>io<text:span text:style-name="Default_20_Paragraph_20_Font"><text:span text:style-name="T1">rem<text:line-break/>ad pe</text:span></text:span>c<text:span text:style-name="Default_20_Paragraph_20_Font"><text:span text:style-name="T1">tus adducto; na</text:span></text:span>m <text:span text:style-name="Default_20_Paragraph_20_Font"><text:span text:style-name="T1">terebra, serra, secur</text:span></text:span>i <text:span text:style-name="Default_20_Paragraph_20_Font"><text:span text:style-name="T1">ac ra-<text:line-break/>siris utuntur, dumm</text:span></text:span>o<text:span text:style-name="Default_20_Paragraph_20_Font"><text:span text:style-name="T1">do cub</text:span></text:span>i<text:span text:style-name="Default_20_Paragraph_20_Font"><text:span text:style-name="T1">tu</text:span></text:span>m <text:span text:style-name="Default_20_Paragraph_20_Font"><text:span text:style-name="T1">non</text:span></text:span> a<text:span text:style-name="Default_20_Paragraph_20_Font"><text:span text:style-name="T1">dmodu</text:span></text:span>m <text:span text:style-name="Default_20_Paragraph_20_Font"><text:span text:style-name="T1">attollere<text:line-break/>necesie sit, atque ad a</text:span></text:span>h<text:span text:style-name="Default_20_Paragraph_20_Font"><text:span text:style-name="T1">a omn</text:span></text:span>i<text:span text:style-name="Default_20_Paragraph_20_Font"><text:span text:style-name="T1">a</text:span></text:span> i<text:span text:style-name="Default_20_Paragraph_20_Font"><text:span text:style-name="T1">donei sun</text:span></text:span>t <text:span text:style-name="Default_20_Paragraph_20_Font"><text:span text:style-name="T1">quae bra-<text:line-break/>ch</text:span></text:span>i<text:span text:style-name="Default_20_Paragraph_20_Font"><text:span text:style-name="T1">a postulan</text:span></text:span>t it<text:span text:style-name="Default_20_Paragraph_20_Font"><text:span text:style-name="T1">a figura</text:span></text:span>t<text:span text:style-name="Default_20_Paragraph_20_Font"><text:span text:style-name="T1">a.</text:span></text:span></text:p>
      <text:p text:style-name="P3">His qui hoc titio tenentur pars quae super humeri<text:line-break/>commissuram est protinus etiam inter initia tenuior appa-<text:line-break/>ret et gracilior, quum humeri caput lati scapularum ossis<text:line-break/>cavum reliquerit ; fed et istiusmodi .in posterum adhuc<text:line-break/>amplius conspicitur, eo quod procedente tempore ema-</text:p>
      <text:p text:style-name="P1">crescant partes musculi <text:span text:style-name="Default_20_Paragraph_20_Font"><text:span text:style-name="T1">A</text:span></text:span> literam referentes, quod red-<text:line-break/>ditus sit imbecillis, quum sequens humeri caput vi deor-<text:line-break/>fum feratur ad alam , et quod immobilis maneat , neque<text:line-break/><text:span text:style-name="Default_20_Paragraph_20_Font"><text:span text:style-name="T1">t</text:span></text:span>uo munere fungatur, quod erat humerum attollere; quare<text:line-break/>frigidior et imbecillior redditur atque emacrescit, quando-<text:line-break/>quidem labor firmat, ignavia tabidum reddit.</text:p>
      <text:h text:style-name="Heading_20_2" text:outline-level="2">LXI.</text:h>
      <text:p text:style-name="P5"><text:span text:style-name="Default_20_Paragraph_20_Font"><text:span text:style-name="T1">Quibus</text:span></text:span> t<text:span text:style-name="Default_20_Paragraph_20_Font"><text:span text:style-name="T1">al</text:span></text:span>i <text:span text:style-name="Default_20_Paragraph_20_Font"><text:span text:style-name="T1">scapularum o/si</text:span></text:span>s <text:span text:style-name="Default_20_Paragraph_20_Font"><text:span text:style-name="T1">summ</text:span></text:span>i<text:span text:style-name="Default_20_Paragraph_20_Font"><text:span text:style-name="T1">tas diduc</text:span></text:span>i<text:span text:style-name="Default_20_Paragraph_20_Font"><text:span text:style-name="T1">tur, exstare<text:line-break/>v</text:span></text:span>i<text:span text:style-name="Default_20_Paragraph_20_Font"><text:span text:style-name="T1">detur o</text:span></text:span>s <text:span text:style-name="Default_20_Paragraph_20_Font"><text:span text:style-name="T1">quod reced</text:span></text:span>it. .E<text:span text:style-name="Default_20_Paragraph_20_Font"><text:span text:style-name="T1">st au</text:span></text:span>t<text:span text:style-name="Default_20_Paragraph_20_Font"><text:span text:style-name="T1">em hoc liga</text:span></text:span>m<text:span text:style-name="Default_20_Paragraph_20_Font"><text:span text:style-name="T1">en</text:span></text:span>t<text:span text:style-name="Default_20_Paragraph_20_Font"><text:span text:style-name="T1">u</text:span></text:span>m<text:line-break/><text:span text:style-name="Default_20_Paragraph_20_Font"><text:span text:style-name="T1">suguli cu</text:span></text:span>m <text:span text:style-name="Default_20_Paragraph_20_Font"><text:span text:style-name="T1">lato scapularum</text:span></text:span> o<text:span text:style-name="Default_20_Paragraph_20_Font"><text:span text:style-name="T1">sse; d</text:span></text:span>i<text:span text:style-name="Default_20_Paragraph_20_Font"><text:span text:style-name="T1">verso aute</text:span></text:span>m <text:span text:style-name="Default_20_Paragraph_20_Font"><text:span text:style-name="T1">est hac<text:line-break/>par</text:span></text:span>t<text:span text:style-name="Default_20_Paragraph_20_Font"><text:span text:style-name="T1">e natura ho</text:span></text:span>mi<text:span text:style-name="Default_20_Paragraph_20_Font"><text:span text:style-name="T1">n</text:span></text:span>is <text:span text:style-name="Default_20_Paragraph_20_Font"><text:span text:style-name="T1">a ceteri</text:span></text:span>s <text:span text:style-name="Default_20_Paragraph_20_Font"><text:span text:style-name="T1">ani</text:span></text:span>m<text:span text:style-name="Default_20_Paragraph_20_Font"><text:span text:style-name="T1">al</text:span></text:span>i<text:span text:style-name="Default_20_Paragraph_20_Font"><text:span text:style-name="T1">bu</text:span></text:span>s. <text:span text:style-name="Default_20_Paragraph_20_Font"><text:span text:style-name="T1">Med</text:span></text:span>i<text:span text:style-name="Default_20_Paragraph_20_Font"><text:span text:style-name="T1">c</text:span></text:span>i i<text:span text:style-name="Default_20_Paragraph_20_Font"><text:span text:style-name="T1">ta-<text:line-break/>que</text:span></text:span> i<text:span text:style-name="Default_20_Paragraph_20_Font"><text:span text:style-name="T1">n hoc casu</text:span></text:span> m<text:span text:style-name="Default_20_Paragraph_20_Font"><text:span text:style-name="T1">ax</text:span></text:span>i<text:span text:style-name="Default_20_Paragraph_20_Font"><text:span text:style-name="T1">me decip</text:span></text:span>i<text:span text:style-name="Default_20_Paragraph_20_Font"><text:span text:style-name="T1">un</text:span></text:span>t<text:span text:style-name="Default_20_Paragraph_20_Font"><text:span text:style-name="T1">ur, exc</text:span></text:span>it<text:span text:style-name="Default_20_Paragraph_20_Font"><text:span text:style-name="T1">a</text:span></text:span>to <text:span text:style-name="Default_20_Paragraph_20_Font"><text:span text:style-name="T1">eni</text:span></text:span>m <text:span text:style-name="Default_20_Paragraph_20_Font"><text:span text:style-name="T1">oste<text:line-break/>qu</text:span></text:span>o<text:span text:style-name="Default_20_Paragraph_20_Font"><text:span text:style-name="T1">d reced</text:span></text:span>i<text:span text:style-name="Default_20_Paragraph_20_Font"><text:span text:style-name="T1">t humer</text:span></text:span>i <text:span text:style-name="Default_20_Paragraph_20_Font"><text:span text:style-name="T1">c</text:span></text:span>o<text:span text:style-name="Default_20_Paragraph_20_Font"><text:span text:style-name="T1">m</text:span></text:span>mi/<text:span text:style-name="Default_20_Paragraph_20_Font"><text:span text:style-name="T1">surae par</text:span></text:span>s <text:span text:style-name="Default_20_Paragraph_20_Font"><text:span text:style-name="T1">supe</text:span></text:span>rio<text:span text:style-name="Default_20_Paragraph_20_Font"><text:span text:style-name="T1">r appare</text:span></text:span>t<text:line-break/><text:span text:style-name="Default_20_Paragraph_20_Font"><text:span text:style-name="T1">depresso e</text:span></text:span>t <text:span text:style-name="Default_20_Paragraph_20_Font"><text:span text:style-name="T1">cava, </text:span></text:span>it<text:span text:style-name="Default_20_Paragraph_20_Font"><text:span text:style-name="T1">a ut -quasi proc</text:span></text:span>i<text:span text:style-name="Default_20_Paragraph_20_Font"><text:span text:style-name="T1">der</text:span></text:span>i<text:span text:style-name="Default_20_Paragraph_20_Font"><text:span text:style-name="T1">t humer</text:span></text:span>i <text:span text:style-name="Default_20_Paragraph_20_Font"><text:span text:style-name="T1">caput<text:line-break/>provideant.</text:span></text:span> - N<text:span text:style-name="Default_20_Paragraph_20_Font"><text:span text:style-name="T1">ov</text:span></text:span>i <text:span text:style-name="Default_20_Paragraph_20_Font"><text:span text:style-name="T1">ergo comp</text:span></text:span>l<text:span text:style-name="Default_20_Paragraph_20_Font"><text:span text:style-name="T1">ure</text:span></text:span>s m<text:span text:style-name="Default_20_Paragraph_20_Font"><text:span text:style-name="T1">edico</text:span></text:span>s <text:span text:style-name="Default_20_Paragraph_20_Font"><text:span text:style-name="T1">al</text:span></text:span>i<text:span text:style-name="Default_20_Paragraph_20_Font"><text:span text:style-name="T1">oquin non<text:line-break/></text:span></text:span>i<text:span text:style-name="Default_20_Paragraph_20_Font"><text:span text:style-name="T1">gnobile</text:span></text:span>s, <text:span text:style-name="Default_20_Paragraph_20_Font"><text:span text:style-name="T1">qu</text:span></text:span>i summ<text:span text:style-name="Default_20_Paragraph_20_Font"><text:span text:style-name="T1">opere laederen</text:span></text:span>t <text:span text:style-name="Default_20_Paragraph_20_Font"><text:span text:style-name="T1">du</text:span></text:span>m <text:span text:style-name="Default_20_Paragraph_20_Font"><text:span text:style-name="T1">n</text:span></text:span>it<text:span text:style-name="Default_20_Paragraph_20_Font"><text:span text:style-name="T1">eren</text:span></text:span>t<text:span text:style-name="Default_20_Paragraph_20_Font"><text:span text:style-name="T1">ur<text:line-break/>hujusmod</text:span></text:span>i <text:span text:style-name="Default_20_Paragraph_20_Font"><text:span text:style-name="T1">humeros rest</text:span></text:span>it<text:span text:style-name="Default_20_Paragraph_20_Font"><text:span text:style-name="T1">uere, ut qu</text:span></text:span>i <text:span text:style-name="Default_20_Paragraph_20_Font"><text:span text:style-name="T1">luxatos este aesti-</text:span></text:span></text:p>
      <text:p text:style-name="P2"><text:span text:style-name="Default_20_Paragraph_20_Font"><text:span text:style-name="T1">marent nec pr</text:span></text:span>i<text:span text:style-name="Default_20_Paragraph_20_Font"><text:span text:style-name="T1">us desisterent quam vel re</text:span></text:span>m <text:span text:style-name="Default_20_Paragraph_20_Font"><text:span text:style-name="T1">desperarent<text:line-break/>vel</text:span></text:span> i<text:span text:style-name="Default_20_Paragraph_20_Font"><text:span text:style-name="T1">ndicaren</text:span></text:span>t <text:span text:style-name="Default_20_Paragraph_20_Font"><text:span text:style-name="T1">per se non p</text:span></text:span>a<text:span text:style-name="Default_20_Paragraph_20_Font"><text:span text:style-name="T1">ste humeri ar</text:span></text:span>ti<text:span text:style-name="Default_20_Paragraph_20_Font"><text:span text:style-name="T1">cul</text:span></text:span>u<text:span text:style-name="Default_20_Paragraph_20_Font"><text:span text:style-name="T1">m -rest</text:span></text:span>i-<text:line-break/><text:span text:style-name="Default_20_Paragraph_20_Font"><text:span text:style-name="T1">tu</text:span></text:span>i. <text:span text:style-name="Default_20_Paragraph_20_Font"><text:span text:style-name="T1">H</text:span></text:span>i<text:span text:style-name="Default_20_Paragraph_20_Font"><text:span text:style-name="T1">s eadem cura</text:span></text:span>t<text:span text:style-name="Default_20_Paragraph_20_Font"><text:span text:style-name="T1">io c</text:span></text:span>o<text:span text:style-name="Default_20_Paragraph_20_Font"><text:span text:style-name="T1">nven</text:span></text:span>it <text:span text:style-name="Default_20_Paragraph_20_Font"><text:span text:style-name="T1">quae ceter</text:span></text:span>is <text:span text:style-name="Default_20_Paragraph_20_Font"><text:span text:style-name="T1">ejus ge-<text:line-break/>ner</text:span></text:span>is, <text:span text:style-name="Default_20_Paragraph_20_Font"><text:span text:style-name="T1">nempe ceratu</text:span></text:span>m, <text:span text:style-name="Default_20_Paragraph_20_Font"><text:span text:style-name="T1">panni, fasciae a</text:span></text:span>t<text:span text:style-name="Default_20_Paragraph_20_Font"><text:span text:style-name="T1">que eade</text:span></text:span>m <text:span text:style-name="Default_20_Paragraph_20_Font"><text:span text:style-name="T1">v</text:span></text:span>i<text:span text:style-name="Default_20_Paragraph_20_Font"><text:span text:style-name="T1">n-<text:line-break/>c</text:span></text:span>i<text:span text:style-name="Default_20_Paragraph_20_Font"><text:span text:style-name="T1">end</text:span></text:span>i <text:span text:style-name="Default_20_Paragraph_20_Font"><text:span text:style-name="T1">ra</text:span></text:span>ti<text:span text:style-name="Default_20_Paragraph_20_Font"><text:span text:style-name="T1">o; verum</text:span></text:span> t<text:span text:style-name="Default_20_Paragraph_20_Font"><text:span text:style-name="T1">a</text:span></text:span>m<text:span text:style-name="Default_20_Paragraph_20_Font"><text:span text:style-name="T1">en deorsum cogend</text:span></text:span>am <text:span text:style-name="Default_20_Paragraph_20_Font"><text:span text:style-name="T1">est</text:span></text:span> i<text:span text:style-name="Default_20_Paragraph_20_Font"><text:span text:style-name="T1">d<text:line-break/>quod exc</text:span></text:span>i<text:span text:style-name="Default_20_Paragraph_20_Font"><text:span text:style-name="T1">d</text:span></text:span>i<text:span text:style-name="Default_20_Paragraph_20_Font"><text:span text:style-name="T1">t , </text:span></text:span>t<text:span text:style-name="Default_20_Paragraph_20_Font"><text:span text:style-name="T1">um ea parte pluri</text:span></text:span>m<text:span text:style-name="Default_20_Paragraph_20_Font"><text:span text:style-name="T1">i pann</text:span></text:span>i <text:span text:style-name="Default_20_Paragraph_20_Font"><text:span text:style-name="T1">inl</text:span></text:span>ici<text:span text:style-name="Default_20_Paragraph_20_Font"><text:span text:style-name="T1">endi,<text:line-break/></text:span></text:span>m<text:span text:style-name="Default_20_Paragraph_20_Font"><text:span text:style-name="T1">ax</text:span></text:span>i<text:span text:style-name="Default_20_Paragraph_20_Font"><text:span text:style-name="T1">meque adstr</text:span></text:span>i<text:span text:style-name="Default_20_Paragraph_20_Font"><text:span text:style-name="T1">ngendum , hu</text:span></text:span>m<text:span text:style-name="Default_20_Paragraph_20_Font"><text:span text:style-name="T1">erusque ad la</text:span></text:span>t<text:span text:style-name="Default_20_Paragraph_20_Font"><text:span text:style-name="T1">u</text:span></text:span>i co<text:span text:style-name="Default_20_Paragraph_20_Font"><text:span text:style-name="T1">nt</text:span></text:span>i-<text:line-break/><text:span text:style-name="Default_20_Paragraph_20_Font"><text:span text:style-name="T1">nendus est suspensus a par</text:span></text:span>t<text:span text:style-name="Default_20_Paragraph_20_Font"><text:span text:style-name="T1">e supe</text:span></text:span>rio<text:span text:style-name="Default_20_Paragraph_20_Font"><text:span text:style-name="T1">r</text:span></text:span>i. <text:span text:style-name="Default_20_Paragraph_20_Font"><text:span text:style-name="T1">Hac en</text:span></text:span>i<text:span text:style-name="Default_20_Paragraph_20_Font"><text:span text:style-name="T1">m ra-<text:line-break/></text:span></text:span>tib<text:span text:style-name="Default_20_Paragraph_20_Font"><text:span text:style-name="T1">ne</text:span></text:span> i<text:span text:style-name="Default_20_Paragraph_20_Font"><text:span text:style-name="T1">d quod rece</text:span></text:span>p<text:span text:style-name="Default_20_Paragraph_20_Font"><text:span text:style-name="T1">it prox</text:span></text:span>i<text:span text:style-name="Default_20_Paragraph_20_Font"><text:span text:style-name="T1">me adduce</text:span></text:span>t<text:span text:style-name="Default_20_Paragraph_20_Font"><text:span text:style-name="T1">ur , quam rem<text:line-break/></text:span></text:span>sci<text:span text:style-name="Default_20_Paragraph_20_Font"><text:span text:style-name="T1">re opti</text:span></text:span>m<text:span text:style-name="Default_20_Paragraph_20_Font"><text:span text:style-name="T1">e lice</text:span></text:span>t <text:span text:style-name="Default_20_Paragraph_20_Font"><text:span text:style-name="T1">a</text:span></text:span>t<text:span text:style-name="Default_20_Paragraph_20_Font"><text:span text:style-name="T1">que praed</text:span></text:span>i<text:span text:style-name="Default_20_Paragraph_20_Font"><text:span text:style-name="T1">cere omn</text:span></text:span>i <text:span text:style-name="Default_20_Paragraph_20_Font"><text:span text:style-name="T1">periculo va-<text:line-break/>care, si al</text:span></text:span>io<text:span text:style-name="Default_20_Paragraph_20_Font"><text:span text:style-name="T1">qu</text:span></text:span>i<text:span text:style-name="Default_20_Paragraph_20_Font"><text:span text:style-name="T1">n</text:span></text:span> ti<text:span text:style-name="Default_20_Paragraph_20_Font"><text:span text:style-name="T1">b</text:span></text:span>i <text:span text:style-name="Default_20_Paragraph_20_Font"><text:span text:style-name="T1">videatur. Ex hoc en</text:span></text:span>i<text:span text:style-name="Default_20_Paragraph_20_Font"><text:span text:style-name="T1">m casu nec<text:line-break/>parum nec magnum</text:span></text:span> i<text:span text:style-name="Default_20_Paragraph_20_Font"><text:span text:style-name="T1">n humer</text:span></text:span>i <text:span text:style-name="Default_20_Paragraph_20_Font"><text:span text:style-name="T1">c</text:span></text:span>o<text:span text:style-name="Default_20_Paragraph_20_Font"><text:span text:style-name="T1">mm</text:span></text:span>i<text:span text:style-name="Default_20_Paragraph_20_Font"><text:span text:style-name="T1">stum: </text:span></text:span>o<text:span text:style-name="Default_20_Paragraph_20_Font"><text:span text:style-name="T1">r</text:span></text:span>it<text:span text:style-name="Default_20_Paragraph_20_Font"><text:span text:style-name="T1">ur de-<text:line-break/></text:span></text:span>t<text:span text:style-name="Default_20_Paragraph_20_Font"><text:span text:style-name="T1">rimentu</text:span></text:span>m , <text:span text:style-name="Default_20_Paragraph_20_Font"><text:span text:style-name="T1">sed al</text:span></text:span>i<text:span text:style-name="Default_20_Paragraph_20_Font"><text:span text:style-name="T1">qu</text:span></text:span>i<text:span text:style-name="Default_20_Paragraph_20_Font"><text:span text:style-name="T1">d decoris eo</text:span></text:span> l<text:span text:style-name="Default_20_Paragraph_20_Font"><text:span text:style-name="T1">oco ami</text:span></text:span>t<text:span text:style-name="Default_20_Paragraph_20_Font"><text:span text:style-name="T1">t</text:span></text:span>i<text:span text:style-name="Default_20_Paragraph_20_Font"><text:span text:style-name="T1">tur:- nun-<text:line-break/>quam en</text:span></text:span>i<text:span text:style-name="Default_20_Paragraph_20_Font"><text:span text:style-name="T1">m hu</text:span></text:span>j<text:span text:style-name="Default_20_Paragraph_20_Font"><text:span text:style-name="T1">usmod</text:span></text:span>i <text:span text:style-name="Default_20_Paragraph_20_Font"><text:span text:style-name="T1">o</text:span></text:span>s i<text:span text:style-name="Default_20_Paragraph_20_Font"><text:span text:style-name="T1">n naturale</text:span></text:span>m <text:span text:style-name="Default_20_Paragraph_20_Font"><text:span text:style-name="T1">et antiqua</text:span></text:span>m sp-<text:line-break/><text:span text:style-name="Default_20_Paragraph_20_Font"><text:span text:style-name="T1">dem rever</text:span></text:span>ti<text:span text:style-name="Default_20_Paragraph_20_Font"><text:span text:style-name="T1">tur, fed nece/sur</text:span></text:span>io <text:span text:style-name="Default_20_Paragraph_20_Font"><text:span text:style-name="T1">sive ampl</text:span></text:span>i<text:span text:style-name="Default_20_Paragraph_20_Font"><text:span text:style-name="T1">us, sive minus<text:line-break/>a superior</text:span></text:span>i <text:span text:style-name="Default_20_Paragraph_20_Font"><text:span text:style-name="T1">parte pr</text:span></text:span>o<text:span text:style-name="Default_20_Paragraph_20_Font"><text:span text:style-name="T1">m</text:span></text:span>i<text:span text:style-name="Default_20_Paragraph_20_Font"><text:span text:style-name="T1">net. - Neque en</text:span></text:span>i<text:span text:style-name="Default_20_Paragraph_20_Font"><text:span text:style-name="T1">m -aliud</text:span></text:span> o<text:span text:style-name="Default_20_Paragraph_20_Font"><text:span text:style-name="T1">s usc<text:line-break/></text:span></text:span>l<text:span text:style-name="Default_20_Paragraph_20_Font"><text:span text:style-name="T1">um in pr</text:span></text:span>isti<text:span text:style-name="Default_20_Paragraph_20_Font"><text:span text:style-name="T1">nam sedem revert</text:span></text:span>it<text:span text:style-name="Default_20_Paragraph_20_Font"><text:span text:style-name="T1">ur, qu</text:span></text:span>o<text:span text:style-name="Default_20_Paragraph_20_Font"><text:span text:style-name="T1">d recesser</text:span></text:span>i<text:span text:style-name="Default_20_Paragraph_20_Font"><text:span text:style-name="T1">t ab<text:line-break/>al</text:span></text:span>i<text:span text:style-name="Default_20_Paragraph_20_Font"><text:span text:style-name="T1">qu</text:span></text:span>o <text:span text:style-name="Default_20_Paragraph_20_Font"><text:span text:style-name="T1">oste, qu</text:span></text:span>o<text:span text:style-name="Default_20_Paragraph_20_Font"><text:span text:style-name="T1">cu</text:span></text:span>m <text:span text:style-name="Default_20_Paragraph_20_Font"><text:span text:style-name="T1">na</text:span></text:span>t<text:span text:style-name="Default_20_Paragraph_20_Font"><text:span text:style-name="T1">ural</text:span></text:span>it<text:span text:style-name="Default_20_Paragraph_20_Font"><text:span text:style-name="T1">er</text:span></text:span> i<text:span text:style-name="Default_20_Paragraph_20_Font"><text:span text:style-name="T1">ungeretur.</text:span></text:span> - -P<text:span text:style-name="Default_20_Paragraph_20_Font"><text:span text:style-name="T1">aucis au-</text:span></text:span></text:p>
      <text:p text:style-name="P1"><text:span text:style-name="Default_20_Paragraph_20_Font"><text:span text:style-name="T1">te</text:span></text:span>m <text:span text:style-name="Default_20_Paragraph_20_Font"><text:span text:style-name="T1">diebus a dolore l</text:span></text:span>i<text:span text:style-name="Default_20_Paragraph_20_Font"><text:span text:style-name="T1">beratur latum scapu</text:span></text:span>l<text:span text:style-name="Default_20_Paragraph_20_Font"><text:span text:style-name="T1">arum o</text:span></text:span>s <text:span text:style-name="Default_20_Paragraph_20_Font"><text:span text:style-name="T1">sum-<text:line-break/>mum , si com</text:span></text:span>m<text:span text:style-name="Default_20_Paragraph_20_Font"><text:span text:style-name="T1">ode vinc</text:span></text:span>i<text:span text:style-name="Default_20_Paragraph_20_Font"><text:span text:style-name="T1">atur.</text:span></text:span></text:p>
      <text:p text:style-name="P3">Indicat lati scapularum ossis summitatem esse conjun-<text:line-break/>ctionem, dicit etiam ipsam esse os quo alligantur propo-<text:line-break/>sita.ossa ambo. Conflet autem summitatem lati fcapula-<text:line-break/>larum ossis esse cartilaginosum os, quod situm est qua<text:line-break/>Iugulum., cum lato scapularum osse committitur , a quo<text:line-break/>dependent membranae quibus extrema ossium colligantur.<text:line-break/>Hoc ubi,recedat, jugulum etiam fequi consuevit et idcirco<text:line-break/>restituitur jugulo deorsum depulso, sic ut ea parte in or-<text:line-break/>bem quodammodo inclinetur; quo fit ut in. juvenibus<text:line-break/>facilius cogatur, nam quo magis aetas procedit, eo magis<text:line-break/>corpora nostra siccantur, Ergo quemadmodum sicca ligna<text:line-break/>minime idonea sunt quae curventur, madentia autem et<text:line-break/>viridia id facile patiuntur : eodem modo et ossa eorum<text:line-break/>qui adhuc increscunt c<text:span text:style-name="Default_20_Paragraph_20_Font"><text:span text:style-name="T1">o</text:span></text:span>acta curvari possunt, ac multo<text:line-break/>magis ubi rara sint et cavis plena, quale est jugulutn.</text:p>
      <text:p text:style-name="P1">Equidem experimento sensi jugulum in me nisio curvari;<text:line-break/>nam quum vinculi. vi vehementer compelleretur, alte urge-,<text:line-break/>bat. Quod ego pertuli quadraginta dies, quibus jugulum ad<text:line-break/>humeri caput ita adductum est, utris qui nunc adspiciunt<text:line-break/>nunquam recessisse videatur; quique tunc quum recessit,<text:line-break/>diductum intervallo trium digitorum viderunt, rem admi-<text:line-break/>rentur. Inde tamen factum est ut humerus id temporis<text:line-break/>minime nutriretur, ita ut penitus emacrefceret, cum-<text:line-break/>que eo brachium etiam nutriri desineret. Sed his omni-<text:line-break/>bus uno vinculi praesidio succurrens non multo tempore<text:line-break/>a saluto vinculo totum membrum refeci. In adolescente<text:line-break/>autem ac multo magis in puero os facilius vinculo cogi- -<text:line-break/>tur. Ego vero quum id mihi accidit in palaestra, annum<text:line-break/>agebam trigesimum quintum; nullum tamen alium ex iis<text:line-break/>qui firmissima aetate essent aeque licuit ad sanitatem per-<text:line-break/>ducere, eo quod vinculi vim minime ferrent. Ipsis igitur<text:line-break/><text:span text:style-name="Default_20_Paragraph_20_Font"><text:span text:style-name="T1">t</text:span></text:span>ensi singulum prorsus , sic ut tutum diem ac noctem per-</text:p>
      <text:p text:style-name="P1">fundere calidum oleum cogerer, pelle toti. corpori fub-<text:line-break/>jecta, super qua nudus jacebam, quum caniculae aestus<text:line-break/>vigeret. A pedibus igitur inani pelve fubjecta pellis ita<text:line-break/>figurata. erat, ut oleum per eam commode funderetur;<text:line-break/>quidquid autem in pelvi coactum erat, in ollam conjicie-<text:line-break/>hatur juxta ignem, ut calefieret, eoque inde accepto totus<text:line-break/>affectus locus perfundebatur. At quum vel modicum quid<text:line-break/>aliquando intermittebatur, sentiebam continuo musculos<text:line-break/>juxta cervices distendi , sic ut aperte constaret , fequutu-<text:line-break/>ram esse nervorum distensionem, si ignavi fuissent qui<text:line-break/>perfundebant. Mihi etiam aliud evenit quod no<text:span text:style-name="Default_20_Paragraph_20_Font"><text:span text:style-name="T1">n</text:span></text:span> parum<text:line-break/>in causa fuit, ut musculi male afficerentur. Atque id quo-<text:line-break/>que enarrasse operae pretium erit, ne quis existimet male<text:line-break/>assiri musculos , propterea quod jugulum dumtaxat deor-<text:line-break/>fum fuerit coactum. In palaestra enim lati scapularum<text:line-break/>ossis summitate diducta magister intuitus partem superpo-<text:line-break/>sitam humeri commissurae depressam , existimans humeri</text:p>
      <text:p text:style-name="P2">caput in alam excidisse, intensionem tentat atque impuli.<text:line-break/>rutu, quae quidem artificiose agit. At quum sine ullo<text:line-break/>profectu operam perderet, arbitror peccati aliquid in<text:line-break/>impellendo; quamobrem alios adhiberi jubeo qui cum ipso<text:line-break/>.. humerum et ab inferiori parte et a contraria extendant;</text:p>
      <text:p text:style-name="P3">atque ipse integrae manus digitus quantum possum intro<text:line-break/>demitto ad humerum, qui excidisse videbatur, ut inditi<text:line-break/>inter latus et. humeri caput ipsum impellerent. Nihil au-<text:line-break/>tem inveniens in ala praeter naturam jubeo ut extendere<text:line-break/>cessent, qui cum magistro simul vim adhibebant, eo quod<text:line-break/>humeri caput non procidisset. Hi vero existimantes me<text:line-break/>fracti animi ob dolorem esse hortantur, ut sibi me ipsum<text:line-break/>committam nec ab extendendo. desistunt, ita ut musculum<text:line-break/>evulsissent, quae res aliis jam accidit, nisi forte alter ad-<text:line-break/>venisset qui optime noverat me nullo modo ob mollitiem<text:line-break/>extendentes prohibere , hic eos removet ac me rogat quid<text:line-break/>mali sit quidque faciendum cenfeam. Respondeo fummi-<text:line-break/>tatem humeri diductam esse , opus autem m<text:span text:style-name="Default_20_Paragraph_20_Font"><text:span text:style-name="T1">i</text:span></text:span>hi esse oleo,</text:p>
      <text:p text:style-name="P1">linteis, lana; eo igitur ad balneum multoque oleo periit-<text:line-break/>sus maneo in labro , quoad possum , dum quae ad cura-<text:line-break/>tionem facerent afferrentur. Quare musculis assidua per-<text:line-break/>fusio necessaria fuit, quum male affecti ea ratione fuissent;<text:line-break/>multi autem vinculum non sustinent, etiamsi id non acci-<text:line-break/>dat, sed malunt in posterum quae ex eo malo molestia<text:line-break/>sequitur ferre quam id quadraginta diebus sustinere. Ne-<text:line-break/>que enim breviori spatio consequi eos posse existimo, ut<text:line-break/>jugulum ita exquisite curvetur. Reliqua Hippocratis verba<text:line-break/>plana sunt.</text:p>
      <text:h text:style-name="Heading_20_2" text:outline-level="2">LX1I.</text:h>
      <text:p text:style-name="P5"><text:span text:style-name="Default_20_Paragraph_20_Font"><text:span text:style-name="T1">Jugulum co</text:span></text:span>mmi<text:span text:style-name="Default_20_Paragraph_20_Font"><text:span text:style-name="T1">nu</text:span></text:span>t<text:span text:style-name="Default_20_Paragraph_20_Font"><text:span text:style-name="T1">um , si ex t</text:span></text:span>o<text:span text:style-name="Default_20_Paragraph_20_Font"><text:span text:style-name="T1">t</text:span></text:span>o <text:span text:style-name="Default_20_Paragraph_20_Font"><text:span text:style-name="T1">pac</text:span></text:span>t<text:span text:style-name="Default_20_Paragraph_20_Font"><text:span text:style-name="T1">um sit, facil</text:span></text:span>i<text:span text:style-name="Default_20_Paragraph_20_Font"><text:span text:style-name="T1">u</text:span></text:span>s <text:span text:style-name="Default_20_Paragraph_20_Font"><text:span text:style-name="T1">cu-<text:line-break/>ratur ; si in long</text:span></text:span>i<text:span text:style-name="Default_20_Paragraph_20_Font"><text:span text:style-name="T1">tudinem , aegriu</text:span></text:span>s. <text:span text:style-name="Default_20_Paragraph_20_Font"><text:span text:style-name="T1">Haec autem con-<text:line-break/>trar</text:span></text:span>i<text:span text:style-name="Default_20_Paragraph_20_Font"><text:span text:style-name="T1">a sun</text:span></text:span>t, <text:span text:style-name="Default_20_Paragraph_20_Font"><text:span text:style-name="T1">atque al</text:span></text:span>i<text:span text:style-name="Default_20_Paragraph_20_Font"><text:span text:style-name="T1">qu</text:span></text:span>is <text:span text:style-name="Default_20_Paragraph_20_Font"><text:span text:style-name="T1">ex</text:span></text:span>i<text:span text:style-name="Default_20_Paragraph_20_Font"><text:span text:style-name="T1">stimet. su ig</text:span></text:span>i<text:span text:style-name="Default_20_Paragraph_20_Font"><text:span text:style-name="T1">tur qu</text:span></text:span>o<text:span text:style-name="Default_20_Paragraph_20_Font"><text:span text:style-name="T1">d ex<text:line-break/>t</text:span></text:span>o<text:span text:style-name="Default_20_Paragraph_20_Font"><text:span text:style-name="T1">to /ructum est mag</text:span></text:span>is <text:span text:style-name="Default_20_Paragraph_20_Font"><text:span text:style-name="T1">u</text:span></text:span>t<text:span text:style-name="Default_20_Paragraph_20_Font"><text:span text:style-name="T1">ique</text:span></text:span> i<text:span text:style-name="Default_20_Paragraph_20_Font"><text:span text:style-name="T1">n sua</text:span></text:span>m <text:span text:style-name="Default_20_Paragraph_20_Font"><text:span text:style-name="T1">sede</text:span></text:span>m <text:span text:style-name="Default_20_Paragraph_20_Font"><text:span text:style-name="T1">c</text:span></text:span>o<text:span text:style-name="Default_20_Paragraph_20_Font"><text:span text:style-name="T1">mpell</text:span></text:span>i<text:line-break/><text:span text:style-name="Default_20_Paragraph_20_Font"><text:span text:style-name="T1">p</text:span></text:span>o<text:span text:style-name="Default_20_Paragraph_20_Font"><text:span text:style-name="T1">test; ac si sum</text:span></text:span>m<text:span text:style-name="Default_20_Paragraph_20_Font"><text:span text:style-name="T1">a cura providea</text:span></text:span>t<text:span text:style-name="Default_20_Paragraph_20_Font"><text:span text:style-name="T1">ur, quod subl</text:span></text:span>i<text:span text:style-name="Default_20_Paragraph_20_Font"><text:span text:style-name="T1">miu</text:span></text:span>s<text:line-break/><text:span text:style-name="Default_20_Paragraph_20_Font"><text:span text:style-name="T1">est</text:span></text:span> m<text:span text:style-name="Default_20_Paragraph_20_Font"><text:span text:style-name="T1">agi</text:span></text:span>s <text:span text:style-name="Default_20_Paragraph_20_Font"><text:span text:style-name="T1">de</text:span></text:span>o<text:span text:style-name="Default_20_Paragraph_20_Font"><text:span text:style-name="T1">rsum c</text:span></text:span>o<text:span text:style-name="Default_20_Paragraph_20_Font"><text:span text:style-name="T1">getur</text:span></text:span> i<text:span text:style-name="Default_20_Paragraph_20_Font"><text:span text:style-name="T1">d</text:span></text:span>o<text:span text:style-name="Default_20_Paragraph_20_Font"><text:span text:style-name="T1">ne</text:span></text:span>o <text:span text:style-name="Default_20_Paragraph_20_Font"><text:span text:style-name="T1">habi</text:span></text:span>t<text:span text:style-name="Default_20_Paragraph_20_Font"><text:span text:style-name="T1">u ac deb</text:span></text:span>i<text:span text:style-name="Default_20_Paragraph_20_Font"><text:span text:style-name="T1">t</text:span></text:span>o <text:span text:style-name="Default_20_Paragraph_20_Font"><text:span text:style-name="T1">vin-</text:span></text:span></text:p>
      <text:p text:style-name="P1"><text:span text:style-name="Default_20_Paragraph_20_Font"><text:span text:style-name="T1">cu</text:span></text:span>l<text:span text:style-name="Default_20_Paragraph_20_Font"><text:span text:style-name="T1">o. Qua</text:span></text:span>m<text:span text:style-name="Default_20_Paragraph_20_Font"><text:span text:style-name="T1">v</text:span></text:span>is <text:span text:style-name="Default_20_Paragraph_20_Font"><text:span text:style-name="T1">autem ex t</text:span></text:span>ot<text:span text:style-name="Default_20_Paragraph_20_Font"><text:span text:style-name="T1">o in suam sude</text:span></text:span>m <text:span text:style-name="Default_20_Paragraph_20_Font"><text:span text:style-name="T1">n</text:span></text:span>ti<text:span text:style-name="Default_20_Paragraph_20_Font"><text:span text:style-name="T1">n col-<text:line-break/>l</text:span></text:span>o<text:span text:style-name="Default_20_Paragraph_20_Font"><text:span text:style-name="T1">ce</text:span></text:span>t<text:span text:style-name="Default_20_Paragraph_20_Font"><text:span text:style-name="T1">ur , tamen</text:span></text:span> c<text:span text:style-name="Default_20_Paragraph_20_Font"><text:span text:style-name="T1">a par</text:span></text:span>s <text:span text:style-name="Default_20_Paragraph_20_Font"><text:span text:style-name="T1">quae exce</text:span></text:span>d<text:span text:style-name="Default_20_Paragraph_20_Font"><text:span text:style-name="T1">i</text:span></text:span>t <text:span text:style-name="Default_20_Paragraph_20_Font"><text:span text:style-name="T1">non valde acu</text:span></text:span>t<text:span text:style-name="Default_20_Paragraph_20_Font"><text:span text:style-name="T1">a<text:line-break/>appareb</text:span></text:span>i<text:span text:style-name="Default_20_Paragraph_20_Font"><text:span text:style-name="T1">t. - At qu</text:span></text:span>i<text:span text:style-name="Default_20_Paragraph_20_Font"><text:span text:style-name="T1">bu</text:span></text:span>s <text:span text:style-name="Default_20_Paragraph_20_Font"><text:span text:style-name="T1">in longi</text:span></text:span>t<text:span text:style-name="Default_20_Paragraph_20_Font"><text:span text:style-name="T1">ud</text:span></text:span>i<text:span text:style-name="Default_20_Paragraph_20_Font"><text:span text:style-name="T1">ne</text:span></text:span>m <text:span text:style-name="Default_20_Paragraph_20_Font"><text:span text:style-name="T1">pang</text:span></text:span>it<text:span text:style-name="Default_20_Paragraph_20_Font"><text:span text:style-name="T1">ur si</text:span></text:span>mil<text:span text:style-name="Default_20_Paragraph_20_Font"><text:span text:style-name="T1">e<text:line-break/>v</text:span></text:span>iti<text:span text:style-name="Default_20_Paragraph_20_Font"><text:span text:style-name="T1">um esi, atque ub</text:span></text:span>i <text:span text:style-name="Default_20_Paragraph_20_Font"><text:span text:style-name="T1">osse d</text:span></text:span>i<text:span text:style-name="Default_20_Paragraph_20_Font"><text:span text:style-name="T1">ducuntur, de qu</text:span></text:span>i<text:span text:style-name="Default_20_Paragraph_20_Font"><text:span text:style-name="T1">bu</text:span></text:span>s <text:span text:style-name="Default_20_Paragraph_20_Font"><text:span text:style-name="T1">supra<text:line-break/>trac</text:span></text:span>t<text:span text:style-name="Default_20_Paragraph_20_Font"><text:span text:style-name="T1">avi</text:span></text:span>m<text:span text:style-name="Default_20_Paragraph_20_Font"><text:span text:style-name="T1">u</text:span></text:span>s. N<text:span text:style-name="Default_20_Paragraph_20_Font"><text:span text:style-name="T1">on</text:span></text:span> i<text:span text:style-name="Default_20_Paragraph_20_Font"><text:span text:style-name="T1">ta enim</text:span></text:span> i<text:span text:style-name="Default_20_Paragraph_20_Font"><text:span text:style-name="T1">n suam sede</text:span></text:span>m <text:span text:style-name="Default_20_Paragraph_20_Font"><text:span text:style-name="T1">rest</text:span></text:span>i<text:span text:style-name="Default_20_Paragraph_20_Font"><text:span text:style-name="T1">tu</text:span></text:span>i<text:span text:style-name="Default_20_Paragraph_20_Font"><text:span text:style-name="T1">tur<text:line-break/>exsian</text:span></text:span>s<text:span text:style-name="Default_20_Paragraph_20_Font"><text:span text:style-name="T1">que osu</text:span></text:span>s <text:span text:style-name="Default_20_Paragraph_20_Font"><text:span text:style-name="T1">ex</text:span></text:span>t<text:span text:style-name="Default_20_Paragraph_20_Font"><text:span text:style-name="T1">re</text:span></text:span>mi<text:span text:style-name="Default_20_Paragraph_20_Font"><text:span text:style-name="T1">ta</text:span></text:span>s <text:span text:style-name="Default_20_Paragraph_20_Font"><text:span text:style-name="T1">adsp</text:span></text:span>i<text:span text:style-name="Default_20_Paragraph_20_Font"><text:span text:style-name="T1">c</text:span></text:span>i<text:span text:style-name="Default_20_Paragraph_20_Font"><text:span text:style-name="T1">tur admodu</text:span></text:span>m <text:span text:style-name="Default_20_Paragraph_20_Font"><text:span text:style-name="T1">acu</text:span></text:span>t<text:span text:style-name="Default_20_Paragraph_20_Font"><text:span text:style-name="T1">a.<text:line-break/></text:span></text:span>I<text:span text:style-name="Default_20_Paragraph_20_Font"><text:span text:style-name="T1">n un</text:span></text:span>i<text:span text:style-name="Default_20_Paragraph_20_Font"><text:span text:style-name="T1">versu</text:span></text:span>m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scire conven</text:span></text:span>i<text:span text:style-name="Default_20_Paragraph_20_Font"><text:span text:style-name="T1">t n</text:span></text:span>i<text:span text:style-name="Default_20_Paragraph_20_Font"><text:span text:style-name="T1">h</text:span></text:span>i<text:span text:style-name="Default_20_Paragraph_20_Font"><text:span text:style-name="T1">l humeri co</text:span></text:span>m-<text:line-break/>missei<text:span text:style-name="Default_20_Paragraph_20_Font"><text:span text:style-name="T1">ram a</text:span></text:span>l<text:span text:style-name="Default_20_Paragraph_20_Font"><text:span text:style-name="T1">iam</text:span></text:span>o<text:span text:style-name="Default_20_Paragraph_20_Font"><text:span text:style-name="T1">e par</text:span></text:span>t<text:span text:style-name="Default_20_Paragraph_20_Font"><text:span text:style-name="T1">e</text:span></text:span>m <text:span text:style-name="Default_20_Paragraph_20_Font"><text:span text:style-name="T1">laed</text:span></text:span>i, <text:span text:style-name="Default_20_Paragraph_20_Font"><text:span text:style-name="T1">quum sagu</text:span></text:span>l<text:span text:style-name="Default_20_Paragraph_20_Font"><text:span text:style-name="T1">u</text:span></text:span>m <text:span text:style-name="Default_20_Paragraph_20_Font"><text:span text:style-name="T1">faang</text:span></text:span>i-<text:line-break/><text:span text:style-name="Default_20_Paragraph_20_Font"><text:span text:style-name="T1">tur,-n</text:span></text:span>isi, <text:span text:style-name="Default_20_Paragraph_20_Font"><text:span text:style-name="T1">quod raro acc</text:span></text:span>i<text:span text:style-name="Default_20_Paragraph_20_Font"><text:span text:style-name="T1">d</text:span></text:span>i<text:span text:style-name="Default_20_Paragraph_20_Font"><text:span text:style-name="T1">t, c</text:span></text:span>orr<text:span text:style-name="Default_20_Paragraph_20_Font"><text:span text:style-name="T1">u</text:span></text:span>m<text:span text:style-name="Default_20_Paragraph_20_Font"><text:span text:style-name="T1">patur.</text:span></text:span></text:p>
      <text:p text:style-name="P3">Ex toto frangi dicit quod nulla parte haeret, cujus<text:line-break/>contrarium est quod non ex toto abrumpitur. Id uno<text:line-break/>modo fieri. expressit, quum inquit, si longitudinem , ae-<text:line-break/>grius; simulque demonstravit quod ex toto abrumpitur<text:line-break/>transversum abrumpi, quod non ex toto in longitudinem;<text:line-break/>ergo ubi ex toto comminuitur, partes cedere inter fe ple-<text:line-break/>rumque solent atque una furium ferri, altera deorium;</text:p>
      <text:p text:style-name="P1">tum altera in interiora, in exteriora alleva. Qua de cau<text:span text:style-name="Default_20_Paragraph_20_Font"><text:span text:style-name="T1">t</text:span></text:span>a<text:line-break/>videtur fractura gravis et aegre sanabilis. Verum altero<text:line-break/>modo, quum fractura in longitudinem est, levior quidem<text:line-break/>apparet , aegrius tamen curationem admittit. Nequit enim<text:line-break/>jugulum fabula excipi in orbem, sicut membra, qua via<text:line-break/>dumtaxat propelli atque adduci posset quod in longitudinem<text:line-break/>fissum^ est. Quod si haec quae nunc ostendimus in me-<text:line-break/>moria habeantur, nihil obscurum videbitur ex iis quae<text:line-break/>ab Hippocrate in sequentibus ponentur.</text:p>
      <text:h text:style-name="Heading_20_2" text:outline-level="2">LXIII.</text:h>
      <text:p text:style-name="P5"><text:span text:style-name="Default_20_Paragraph_20_Font"><text:span text:style-name="T9">I</text:span></text:span><text:span text:style-name="Default_20_Paragraph_20_Font"><text:span text:style-name="T1">ugul</text:span></text:span><text:span text:style-name="Default_20_Paragraph_20_Font"><text:span text:style-name="T9">i </text:span></text:span><text:span text:style-name="Default_20_Paragraph_20_Font"><text:span text:style-name="T1">tracturae de</text:span></text:span><text:span text:style-name="Default_20_Paragraph_20_Font"><text:span text:style-name="T9">fo</text:span></text:span><text:span text:style-name="Default_20_Paragraph_20_Font"><text:span text:style-name="T1">rm</text:span></text:span><text:span text:style-name="Default_20_Paragraph_20_Font"><text:span text:style-name="T9">i</text:span></text:span><text:span text:style-name="Default_20_Paragraph_20_Font"><text:span text:style-name="T1">ta</text:span></text:span><text:span text:style-name="Default_20_Paragraph_20_Font"><text:span text:style-name="T9">t</text:span></text:span><text:span text:style-name="Default_20_Paragraph_20_Font"><text:span text:style-name="T1">e</text:span></text:span><text:span text:style-name="Default_20_Paragraph_20_Font"><text:span text:style-name="T9">m </text:span></text:span><text:span text:style-name="Default_20_Paragraph_20_Font"><text:span text:style-name="T1">affer</text:span></text:span><text:span text:style-name="Default_20_Paragraph_20_Font"><text:span text:style-name="T9">t ; </text:span></text:span><text:span text:style-name="Default_20_Paragraph_20_Font"><text:span text:style-name="T1">de</text:span></text:span><text:span text:style-name="Default_20_Paragraph_20_Font"><text:span text:style-name="T9">f</text:span></text:span><text:span text:style-name="Default_20_Paragraph_20_Font"><text:span text:style-name="T1">orm</text:span></text:span><text:span text:style-name="Default_20_Paragraph_20_Font"><text:span text:style-name="T9">it</text:span></text:span><text:span text:style-name="Default_20_Paragraph_20_Font"><text:span text:style-name="T1">as au</text:span></text:span><text:span text:style-name="Default_20_Paragraph_20_Font"><text:span text:style-name="T9">t</text:span></text:span><text:span text:style-name="Default_20_Paragraph_20_Font"><text:span text:style-name="T1">em<text:line-break/>princip</text:span></text:span><text:span text:style-name="Default_20_Paragraph_20_Font"><text:span text:style-name="T9">i</text:span></text:span><text:span text:style-name="Default_20_Paragraph_20_Font"><text:span text:style-name="T1">o</text:span></text:span><text:span text:style-name="Default_20_Paragraph_20_Font"><text:span text:style-name="T9"> m</text:span></text:span><text:span text:style-name="Default_20_Paragraph_20_Font"><text:span text:style-name="T1">ax</text:span></text:span><text:span text:style-name="Default_20_Paragraph_20_Font"><text:span text:style-name="T9">im</text:span></text:span><text:span text:style-name="Default_20_Paragraph_20_Font"><text:span text:style-name="T1">a est , de</text:span></text:span><text:span text:style-name="Default_20_Paragraph_20_Font"><text:span text:style-name="T9">i</text:span></text:span><text:span text:style-name="Default_20_Paragraph_20_Font"><text:span text:style-name="T1">nde</text:span></text:span><text:span text:style-name="Default_20_Paragraph_20_Font"><text:span text:style-name="T9"> mi</text:span></text:span><text:span text:style-name="Default_20_Paragraph_20_Font"><text:span text:style-name="T1">nor.</text:span></text:span></text:p>
      <text:p text:style-name="P3">Satius fuit dicere minus apparet; principio enim rei<text:line-break/>noxitate deforme vitium videtur, procedente tempore sicut</text:p>
      <text:p text:style-name="P1">alia omnia quibus assuescimus ,n ita deformitatem parvi<text:line-break/>facimus.</text:p>
      <text:h text:style-name="Heading_20_2" text:outline-level="2"><text:bookmark-start text:name="bookmark16"/><text:span text:style-name="Default_20_Paragraph_20_Font">LXIV.</text:span><text:bookmark-end text:name="bookmark16"/></text:h>
      <text:p text:style-name="P5"><text:span text:style-name="Default_20_Paragraph_20_Font"><text:span text:style-name="T1">sanescit autem rit</text:span></text:span>o j<text:span text:style-name="Default_20_Paragraph_20_Font"><text:span text:style-name="T1">ugulum atque al</text:span></text:span>i<text:span text:style-name="Default_20_Paragraph_20_Font"><text:span text:style-name="T1">a</text:span></text:span> osti<text:span text:style-name="Default_20_Paragraph_20_Font"><text:span text:style-name="T1">i quaecunque<text:line-break/>rara sunt, quon</text:span></text:span>i<text:span text:style-name="Default_20_Paragraph_20_Font"><text:span text:style-name="T1">a</text:span></text:span>m <text:span text:style-name="Default_20_Paragraph_20_Font"><text:span text:style-name="T1">call</text:span></text:span>o <text:span text:style-name="Default_20_Paragraph_20_Font"><text:span text:style-name="T1">haec</text:span></text:span> .m<text:span text:style-name="Default_20_Paragraph_20_Font"><text:span text:style-name="T1">a</text:span></text:span>t<text:span text:style-name="Default_20_Paragraph_20_Font"><text:span text:style-name="T1">uriu</text:span></text:span>s <text:span text:style-name="Default_20_Paragraph_20_Font"><text:span text:style-name="T1">obducuntur.<text:line-break/></text:span></text:span>I<text:span text:style-name="Default_20_Paragraph_20_Font"><text:span text:style-name="T1">gi</text:span></text:span>t<text:span text:style-name="Default_20_Paragraph_20_Font"><text:span text:style-name="T1">ur ub</text:span></text:span>i r<text:span text:style-name="Default_20_Paragraph_20_Font"><text:span text:style-name="T1">asu</text:span></text:span>s <text:span text:style-name="Default_20_Paragraph_20_Font"><text:span text:style-name="T1">recen</text:span></text:span>s <text:span text:style-name="Default_20_Paragraph_20_Font"><text:span text:style-name="T1">est aegri soll</text:span></text:span>i<text:span text:style-name="Default_20_Paragraph_20_Font"><text:span text:style-name="T1">c</text:span></text:span>it<text:span text:style-name="Default_20_Paragraph_20_Font"><text:span text:style-name="T1">i sunt, putan-<text:line-break/>te</text:span></text:span>s m<text:span text:style-name="Default_20_Paragraph_20_Font"><text:span text:style-name="T1">alum graviu</text:span></text:span>s <text:span text:style-name="Default_20_Paragraph_20_Font"><text:span text:style-name="T1">este quam sit. Med</text:span></text:span>i<text:span text:style-name="Default_20_Paragraph_20_Font"><text:span text:style-name="T1">c</text:span></text:span>i<text:span text:style-name="Default_20_Paragraph_20_Font"><text:span text:style-name="T1">au</text:span></text:span>t<text:span text:style-name="Default_20_Paragraph_20_Font"><text:span text:style-name="T1">em se-<text:line-break/>du</text:span></text:span>l<text:span text:style-name="Default_20_Paragraph_20_Font"><text:span text:style-name="T1">o</text:span></text:span>s i<text:span text:style-name="Default_20_Paragraph_20_Font"><text:span text:style-name="T1">n probe curando fa exh</text:span></text:span>i<text:span text:style-name="Default_20_Paragraph_20_Font"><text:span text:style-name="T1">ben</text:span></text:span>t, <text:span text:style-name="Default_20_Paragraph_20_Font"><text:span text:style-name="T1">proceden</text:span></text:span>t<text:span text:style-name="Default_20_Paragraph_20_Font"><text:span text:style-name="T1">e tempore<text:line-break/>laboran</text:span></text:span>t<text:span text:style-name="Default_20_Paragraph_20_Font"><text:span text:style-name="T1">e</text:span></text:span>s, <text:span text:style-name="Default_20_Paragraph_20_Font"><text:span text:style-name="T1">ut qui n</text:span></text:span>o<text:span text:style-name="Default_20_Paragraph_20_Font"><text:span text:style-name="T1">n doleant neque grejsu neque c</text:span></text:span>i<text:span text:style-name="Default_20_Paragraph_20_Font"><text:span text:style-name="T1">bo<text:line-break/>proh</text:span></text:span>i<text:span text:style-name="Default_20_Paragraph_20_Font"><text:span text:style-name="T1">beantur; rem contemnunt. A</text:span></text:span>t m<text:span text:style-name="Default_20_Paragraph_20_Font"><text:span text:style-name="T1">ed</text:span></text:span>i<text:span text:style-name="Default_20_Paragraph_20_Font"><text:span text:style-name="T1">c</text:span></text:span>i, <text:span text:style-name="Default_20_Paragraph_20_Font"><text:span text:style-name="T1">ut qu</text:span></text:span>i <text:span text:style-name="Default_20_Paragraph_20_Font"><text:span text:style-name="T1">lo-<text:line-break/>cu</text:span></text:span>m <text:span text:style-name="Default_20_Paragraph_20_Font"><text:span text:style-name="T1">reddere decorum non p</text:span></text:span>osse<text:span text:style-name="Default_20_Paragraph_20_Font"><text:span text:style-name="T1">n</text:span></text:span>t <text:span text:style-name="Default_20_Paragraph_20_Font"><text:span text:style-name="T1">se subducunt , neque<text:line-break/></text:span></text:span>o<text:span text:style-name="Default_20_Paragraph_20_Font"><text:span text:style-name="T1">stensurum neg</text:span></text:span>li<text:span text:style-name="Default_20_Paragraph_20_Font"><text:span text:style-name="T1">gent</text:span></text:span>i<text:span text:style-name="Default_20_Paragraph_20_Font"><text:span text:style-name="T1">a</text:span></text:span>m <text:span text:style-name="Default_20_Paragraph_20_Font"><text:span text:style-name="T1">iniquo an</text:span></text:span>imo <text:span text:style-name="Default_20_Paragraph_20_Font"><text:span text:style-name="T1">serunt</text:span></text:span>; i<text:span text:style-name="Default_20_Paragraph_20_Font"><text:span text:style-name="T1">nter</text:span></text:span>im<text:line-break/><text:span text:style-name="Default_20_Paragraph_20_Font"><text:span text:style-name="T1">callu</text:span></text:span>s fasci<text:span text:style-name="Default_20_Paragraph_20_Font"><text:span text:style-name="T1">nat</text:span></text:span> i<text:span text:style-name="Default_20_Paragraph_20_Font"><text:span text:style-name="T1">ncrescere. </text:span></text:span>D<text:span text:style-name="Default_20_Paragraph_20_Font"><text:span text:style-name="T1">eligandi autem ra</text:span></text:span>t<text:span text:style-name="Default_20_Paragraph_20_Font"><text:span text:style-name="T1">i</text:span></text:span>o <text:span text:style-name="Default_20_Paragraph_20_Font"><text:span text:style-name="T1">ea<text:line-break/>conven</text:span></text:span>i<text:span text:style-name="Default_20_Paragraph_20_Font"><text:span text:style-name="T1">t, quae pler</text:span></text:span>is<text:span text:style-name="Default_20_Paragraph_20_Font"><text:span text:style-name="T1">que cerato, pannis, /ascii</text:span></text:span>s m<text:span text:style-name="Default_20_Paragraph_20_Font"><text:span text:style-name="T1">oll</text:span></text:span>i-<text:line-break/><text:span text:style-name="Default_20_Paragraph_20_Font"><text:span text:style-name="T1">bu</text:span></text:span>s <text:span text:style-name="Default_20_Paragraph_20_Font"><text:span text:style-name="T1">adh</text:span></text:span>i<text:span text:style-name="Default_20_Paragraph_20_Font"><text:span text:style-name="T1">b</text:span></text:span>i<text:span text:style-name="Default_20_Paragraph_20_Font"><text:span text:style-name="T1">t</text:span></text:span>is. <text:span text:style-name="Default_20_Paragraph_20_Font"><text:span text:style-name="T1">Haec au</text:span></text:span>t<text:span text:style-name="Default_20_Paragraph_20_Font"><text:span text:style-name="T1">e</text:span></text:span>m <text:span text:style-name="Default_20_Paragraph_20_Font"><text:span text:style-name="T1">prov</text:span></text:span>i<text:span text:style-name="Default_20_Paragraph_20_Font"><text:span text:style-name="T1">disse oportet, atque<text:line-break/></text:span></text:span>i<text:span text:style-name="Default_20_Paragraph_20_Font"><text:span text:style-name="T1">te</text:span></text:span>m <text:span text:style-name="Default_20_Paragraph_20_Font"><text:span text:style-name="T1">novi</text:span></text:span>sse i<text:span text:style-name="Default_20_Paragraph_20_Font"><text:span text:style-name="T1">n hac prae/er</text:span></text:span>t<text:span text:style-name="Default_20_Paragraph_20_Font"><text:span text:style-name="T1">i</text:span></text:span>m <text:span text:style-name="Default_20_Paragraph_20_Font"><text:span text:style-name="T1">curat</text:span></text:span>io<text:span text:style-name="Default_20_Paragraph_20_Font"><text:span text:style-name="T1">ne, plur</text:span></text:span>i<text:span text:style-name="Default_20_Paragraph_20_Font"><text:span text:style-name="T1">mo</text:span></text:span>s <text:span text:style-name="Default_20_Paragraph_20_Font"><text:span text:style-name="T1">pan-</text:span></text:span></text:p>
      <text:p text:style-name="P1"><text:span text:style-name="Default_20_Paragraph_20_Font"><text:span text:style-name="T1">n</text:span></text:span>o<text:span text:style-name="Default_20_Paragraph_20_Font"><text:span text:style-name="T1">s qua os exstat obsi</text:span></text:span>d<text:span text:style-name="Default_20_Paragraph_20_Font"><text:span text:style-name="T1">endos este ac fascia</text:span></text:span>s <text:span text:style-name="Default_20_Paragraph_20_Font"><text:span text:style-name="T1">p</text:span></text:span>l<text:span text:style-name="Default_20_Paragraph_20_Font"><text:span text:style-name="T1">ur</text:span></text:span>i<text:span text:style-name="Default_20_Paragraph_20_Font"><text:span text:style-name="T1">mas<text:line-break/>ib</text:span></text:span>i<text:span text:style-name="Default_20_Paragraph_20_Font"><text:span text:style-name="T1">que maxi</text:span></text:span>m<text:span text:style-name="Default_20_Paragraph_20_Font"><text:span text:style-name="T1">e premendum. Nonnull</text:span></text:span>i <text:span text:style-name="Default_20_Paragraph_20_Font"><text:span text:style-name="T1">ex</text:span></text:span>istim<text:span text:style-name="Default_20_Paragraph_20_Font"><text:span text:style-name="T1">arunt plumb</text:span></text:span>i<text:line-break/><text:span text:style-name="Default_20_Paragraph_20_Font"><text:span text:style-name="T1">aliqu</text:span></text:span>i<text:span text:style-name="Default_20_Paragraph_20_Font"><text:span text:style-name="T1">d all</text:span></text:span>i<text:span text:style-name="Default_20_Paragraph_20_Font"><text:span text:style-name="T1">gandu</text:span></text:span>m, <text:span text:style-name="Default_20_Paragraph_20_Font"><text:span text:style-name="T1">quod oner</text:span></text:span>i <text:span text:style-name="Default_20_Paragraph_20_Font"><text:span text:style-name="T1">esset u</text:span></text:span>t <text:span text:style-name="Default_20_Paragraph_20_Font"><text:span text:style-name="T1">deorsum coge-<text:line-break/>ret quod exstaret. E</text:span></text:span>o<text:span text:style-name="Default_20_Paragraph_20_Font"><text:span text:style-name="T1">riiijfe autem nec</text:span></text:span> i<text:span text:style-name="Default_20_Paragraph_20_Font"><text:span text:style-name="T1">ll</text:span></text:span>i <text:span text:style-name="Default_20_Paragraph_20_Font"><text:span text:style-name="T1">sap</text:span></text:span>i<text:span text:style-name="Default_20_Paragraph_20_Font"><text:span text:style-name="T1">unt qu</text:span></text:span>i<text:line-break/><text:span text:style-name="Default_20_Paragraph_20_Font"><text:span text:style-name="T1">simpl</text:span></text:span>i<text:span text:style-name="Default_20_Paragraph_20_Font"><text:span text:style-name="T1">c</text:span></text:span>i<text:span text:style-name="Default_20_Paragraph_20_Font"><text:span text:style-name="T1">ter: v</text:span></text:span>i<text:span text:style-name="Default_20_Paragraph_20_Font"><text:span text:style-name="T1">nc</text:span></text:span>i<text:span text:style-name="Default_20_Paragraph_20_Font"><text:span text:style-name="T1">unt, quandoqu</text:span></text:span>i<text:span text:style-name="Default_20_Paragraph_20_Font"><text:span text:style-name="T1">dem neque . propositu</text:span></text:span>s<text:line-break/><text:span text:style-name="Default_20_Paragraph_20_Font"><text:span text:style-name="T1">modus funct</text:span></text:span>o <text:span text:style-name="Default_20_Paragraph_20_Font"><text:span text:style-name="T1">sagulo conven</text:span></text:span>i<text:span text:style-name="Default_20_Paragraph_20_Font"><text:span text:style-name="T1">t: n</text:span></text:span>i<text:span text:style-name="Default_20_Paragraph_20_Font"><text:span text:style-name="T1">h</text:span></text:span>i<text:span text:style-name="Default_20_Paragraph_20_Font"><text:span text:style-name="T1">l eni</text:span></text:span>m <text:span text:style-name="Default_20_Paragraph_20_Font"><text:span text:style-name="T1">fere cogere<text:line-break/>potest quod exced</text:span></text:span>it. <text:span text:style-name="Default_20_Paragraph_20_Font"><text:span text:style-name="T1">sunt et al</text:span></text:span>ii <text:span text:style-name="Default_20_Paragraph_20_Font"><text:span text:style-name="T1">qui c</text:span></text:span>o<text:span text:style-name="Default_20_Paragraph_20_Font"><text:span text:style-name="T1">gnoscentes<text:line-break/>v</text:span></text:span>i<text:span text:style-name="Default_20_Paragraph_20_Font"><text:span text:style-name="T1">ncula</text:span></text:span> i<text:span text:style-name="Default_20_Paragraph_20_Font"><text:span text:style-name="T1">pfu al</text:span></text:span>i<text:span text:style-name="Default_20_Paragraph_20_Font"><text:span text:style-name="T1">ena esses neque innaturalem locum ad-<text:line-break/>ducere qu</text:span></text:span>o<text:span text:style-name="Default_20_Paragraph_20_Font"><text:span text:style-name="T1">d exstat, del</text:span></text:span>i<text:span text:style-name="Default_20_Paragraph_20_Font"><text:span text:style-name="T1">gan</text:span></text:span>t <text:span text:style-name="Default_20_Paragraph_20_Font"><text:span text:style-name="T1">qu</text:span></text:span>i<text:span text:style-name="Default_20_Paragraph_20_Font"><text:span text:style-name="T1">dem e</text:span></text:span>j<text:span text:style-name="Default_20_Paragraph_20_Font"><text:span text:style-name="T1">usmod</text:span></text:span>i <text:span text:style-name="Default_20_Paragraph_20_Font"><text:span text:style-name="T1">aegro-<text:line-break/>tan</text:span></text:span>t<text:span text:style-name="Default_20_Paragraph_20_Font"><text:span text:style-name="T1">os pann</text:span></text:span>i<text:span text:style-name="Default_20_Paragraph_20_Font"><text:span text:style-name="T1">s fasc</text:span></text:span>ii<text:span text:style-name="Default_20_Paragraph_20_Font"><text:span text:style-name="T1">sque supersta</text:span></text:span>t<text:span text:style-name="Default_20_Paragraph_20_Font"><text:span text:style-name="T1">is perinde a</text:span></text:span>t<text:span text:style-name="Default_20_Paragraph_20_Font"><text:span text:style-name="T1">que. .al</text:span></text:span>ii;<text:line-break/><text:span text:style-name="Default_20_Paragraph_20_Font"><text:span text:style-name="T1">sied ho</text:span></text:span>mi<text:span text:style-name="Default_20_Paragraph_20_Font"><text:span text:style-name="T1">nem fasc</text:span></text:span>i<text:span text:style-name="Default_20_Paragraph_20_Font"><text:span text:style-name="T1">a al</text:span></text:span>i<text:span text:style-name="Default_20_Paragraph_20_Font"><text:span text:style-name="T1">qua. c</text:span></text:span>i<text:span text:style-name="Default_20_Paragraph_20_Font"><text:span text:style-name="T1">ngunt, qua parte commo-<text:line-break/>d</text:span></text:span>i<text:span text:style-name="Default_20_Paragraph_20_Font"><text:span text:style-name="T1">ssime c</text:span></text:span>i<text:span text:style-name="Default_20_Paragraph_20_Font"><text:span text:style-name="T1">ng</text:span></text:span>i<text:span text:style-name="Default_20_Paragraph_20_Font"><text:span text:style-name="T1">tur. </text:span></text:span>Li<text:span text:style-name="Default_20_Paragraph_20_Font"><text:span text:style-name="T1">b</text:span></text:span>i <text:span text:style-name="Default_20_Paragraph_20_Font"><text:span text:style-name="T1">panno</text:span></text:span>s o<text:span text:style-name="Default_20_Paragraph_20_Font"><text:span text:style-name="T1">b</text:span></text:span>i<text:span text:style-name="Default_20_Paragraph_20_Font"><text:span text:style-name="T1">ecerint qua functura<text:line-break/>exstat, sic ut ea par</text:span></text:span>t<text:span text:style-name="Default_20_Paragraph_20_Font"><text:span text:style-name="T1">e</text:span></text:span> ni t<text:span text:style-name="Default_20_Paragraph_20_Font"><text:span text:style-name="T1">umorem adsurgant, caput<text:line-break/></text:span></text:span>fasci<text:span text:style-name="Default_20_Paragraph_20_Font"><text:span text:style-name="T1">ae ad c</text:span></text:span>i<text:span text:style-name="Default_20_Paragraph_20_Font"><text:span text:style-name="T1">ngulum a pr</text:span></text:span>i<text:span text:style-name="Default_20_Paragraph_20_Font"><text:span text:style-name="T1">or</text:span></text:span>i <text:span text:style-name="Default_20_Paragraph_20_Font"><text:span text:style-name="T1">parte dev</text:span></text:span>i<text:span text:style-name="Default_20_Paragraph_20_Font"><text:span text:style-name="T1">nc</text:span></text:span>i<text:span text:style-name="Default_20_Paragraph_20_Font"><text:span text:style-name="T1">unt, fasc</text:span></text:span>i<text:span text:style-name="Default_20_Paragraph_20_Font"><text:span text:style-name="T1">a</text:span></text:span>m-<text:line-break/><text:span text:style-name="Default_20_Paragraph_20_Font"><text:span text:style-name="T1">que ereg</text:span></text:span>i<text:span text:style-name="Default_20_Paragraph_20_Font"><text:span text:style-name="T1">one sagul</text:span></text:span>i <text:span text:style-name="Default_20_Paragraph_20_Font"><text:span text:style-name="T1">porr</text:span></text:span>i<text:span text:style-name="Default_20_Paragraph_20_Font"><text:span text:style-name="T1">gunt ad par</text:span></text:span>t<text:span text:style-name="Default_20_Paragraph_20_Font"><text:span text:style-name="T1">e</text:span></text:span>m <text:span text:style-name="Default_20_Paragraph_20_Font"><text:span text:style-name="T1">posteriore</text:span></text:span>m<text:line-break/><text:span text:style-name="Default_20_Paragraph_20_Font"><text:span text:style-name="T1">et in c</text:span></text:span>i<text:span text:style-name="Default_20_Paragraph_20_Font"><text:span text:style-name="T1">ngu</text:span></text:span>l<text:span text:style-name="Default_20_Paragraph_20_Font"><text:span text:style-name="T1">u</text:span></text:span>m <text:span text:style-name="Default_20_Paragraph_20_Font"><text:span text:style-name="T1">de</text:span></text:span>missem <text:span text:style-name="Default_20_Paragraph_20_Font"><text:span text:style-name="T1">ad pr</text:span></text:span>i<text:span text:style-name="Default_20_Paragraph_20_Font"><text:span text:style-name="T1">orem adducunt, . atque<text:line-break/></text:span></text:span>i<text:span text:style-name="Default_20_Paragraph_20_Font"><text:span text:style-name="T1">nde rursus ad p</text:span></text:span>o<text:span text:style-name="Default_20_Paragraph_20_Font"><text:span text:style-name="T1">ster</text:span></text:span>io<text:span text:style-name="Default_20_Paragraph_20_Font"><text:span text:style-name="T1">re</text:span></text:span>m. <text:span text:style-name="Default_20_Paragraph_20_Font"><text:span text:style-name="T1">Al</text:span></text:span>ii fasci<text:span text:style-name="Default_20_Paragraph_20_Font"><text:span text:style-name="T1">am</text:span></text:span> i<text:span text:style-name="Default_20_Paragraph_20_Font"><text:span text:style-name="T1">n c</text:span></text:span>i<text:span text:style-name="Default_20_Paragraph_20_Font"><text:span text:style-name="T1">ngulu</text:span></text:span>m</text:p>
      <text:p text:style-name="P10"><text:span text:style-name="Default_20_Paragraph_20_Font"><text:span text:style-name="T1">non de</text:span></text:span>mitt<text:span text:style-name="Default_20_Paragraph_20_Font"><text:span text:style-name="T1">un</text:span></text:span>t, <text:span text:style-name="Default_20_Paragraph_20_Font"><text:span text:style-name="T1">sud inter anu</text:span></text:span>m <text:span text:style-name="Default_20_Paragraph_20_Font"><text:span text:style-name="T1">e</text:span></text:span>t <text:span text:style-name="Default_20_Paragraph_20_Font"><text:span text:style-name="T1">naturale; tum juxta<text:line-break/>anu</text:span></text:span>m i<text:span text:style-name="Default_20_Paragraph_20_Font"><text:span text:style-name="T1">psu</text:span></text:span>m; <text:span text:style-name="Default_20_Paragraph_20_Font"><text:span text:style-name="T1">de</text:span></text:span>i<text:span text:style-name="Default_20_Paragraph_20_Font"><text:span text:style-name="T1">n c</text:span></text:span>i<text:span text:style-name="Default_20_Paragraph_20_Font"><text:span text:style-name="T1">rca spina</text:span></text:span>m <text:span text:style-name="Default_20_Paragraph_20_Font"><text:span text:style-name="T1">ducentes sicscactura</text:span></text:span>m<text:line-break/><text:span text:style-name="Default_20_Paragraph_20_Font"><text:span text:style-name="T1">co</text:span></text:span>m<text:span text:style-name="Default_20_Paragraph_20_Font"><text:span text:style-name="T1">primunt. Haec quum ab eo aud</text:span></text:span>i<text:span text:style-name="Default_20_Paragraph_20_Font"><text:span text:style-name="T1">untur. qu</text:span></text:span>i i<text:span text:style-name="Default_20_Paragraph_20_Font"><text:span text:style-name="T1">nusum<text:line-break/>non habe</text:span></text:span>t, <text:span text:style-name="Default_20_Paragraph_20_Font"><text:span text:style-name="T1">prope v</text:span></text:span>i<text:span text:style-name="Default_20_Paragraph_20_Font"><text:span text:style-name="T1">den</text:span></text:span>t<text:span text:style-name="Default_20_Paragraph_20_Font"><text:span text:style-name="T1">ur secundu</text:span></text:span>m <text:span text:style-name="Default_20_Paragraph_20_Font"><text:span text:style-name="T1">na</text:span></text:span>t<text:span text:style-name="Default_20_Paragraph_20_Font"><text:span text:style-name="T1">ura</text:span></text:span>m <text:span text:style-name="Default_20_Paragraph_20_Font"><text:span text:style-name="T1">esse;. at<text:line-break/>ub</text:span></text:span>i <text:span text:style-name="Default_20_Paragraph_20_Font"><text:span text:style-name="T1">qu</text:span></text:span>is <text:span text:style-name="Default_20_Paragraph_20_Font"><text:span text:style-name="T1">ea experiatur , </text:span></text:span>i<text:span text:style-name="Default_20_Paragraph_20_Font"><text:span text:style-name="T1">nu</text:span></text:span>tili<text:span text:style-name="Default_20_Paragraph_20_Font"><text:span text:style-name="T1">a comperiet neque en</text:span></text:span>im<text:line-break/><text:span text:style-name="Default_20_Paragraph_20_Font"><text:span text:style-name="T1">a</text:span></text:span>li<text:span text:style-name="Default_20_Paragraph_20_Font"><text:span text:style-name="T1">quod</text:span></text:span> t<text:span text:style-name="Default_20_Paragraph_20_Font"><text:span text:style-name="T1">e</text:span></text:span>m<text:span text:style-name="Default_20_Paragraph_20_Font"><text:span text:style-name="T1">pus</text:span></text:span> imm<text:span text:style-name="Default_20_Paragraph_20_Font"><text:span text:style-name="T1">ob</text:span></text:span>i<text:span text:style-name="Default_20_Paragraph_20_Font"><text:span text:style-name="T1">le</text:span></text:span>s <text:span text:style-name="Default_20_Paragraph_20_Font"><text:span text:style-name="T1">manen</text:span></text:span>t, <text:span text:style-name="Default_20_Paragraph_20_Font"><text:span text:style-name="T1">et</text:span></text:span>i<text:span text:style-name="Default_20_Paragraph_20_Font"><text:span text:style-name="T1">amsi ho</text:span></text:span>mo <text:span text:style-name="Default_20_Paragraph_20_Font"><text:span text:style-name="T1">cubet,<text:line-break/>quamqua</text:span></text:span>m <text:span text:style-name="Default_20_Paragraph_20_Font"><text:span text:style-name="T1">hoc modo pr</text:span></text:span>o<text:span text:style-name="Default_20_Paragraph_20_Font"><text:span text:style-name="T1">x</text:span></text:span>im<text:span text:style-name="Default_20_Paragraph_20_Font"><text:span text:style-name="T1">a essent, tamen si cuban</text:span></text:span>s<text:line-break/><text:span text:style-name="Default_20_Paragraph_20_Font"><text:span text:style-name="T1">cru</text:span></text:span>s. <text:span text:style-name="Default_20_Paragraph_20_Font"><text:span text:style-name="T1">ste</text:span></text:span>r<text:span text:style-name="Default_20_Paragraph_20_Font"><text:span text:style-name="T1">ta</text:span></text:span>t.<text:span text:style-name="Default_20_Paragraph_20_Font"><text:span text:style-name="T1">aut</text:span></text:span> i<text:span text:style-name="Default_20_Paragraph_20_Font"><text:span text:style-name="T1">pse curvetur, o</text:span></text:span>m<text:span text:style-name="Default_20_Paragraph_20_Font"><text:span text:style-name="T1">ne</text:span></text:span>s <text:span text:style-name="Default_20_Paragraph_20_Font"><text:span text:style-name="T1">fasciae</text:span></text:span> m<text:span text:style-name="Default_20_Paragraph_20_Font"><text:span text:style-name="T1">ovebun-<text:line-break/>tur; praeterquam quod haec vinc</text:span></text:span>i<text:span text:style-name="Default_20_Paragraph_20_Font"><text:span text:style-name="T1">end</text:span></text:span>i <text:span text:style-name="Default_20_Paragraph_20_Font"><text:span text:style-name="T1">rat</text:span></text:span>io <text:span text:style-name="Default_20_Paragraph_20_Font"><text:span text:style-name="T1">al</text:span></text:span>i<text:span text:style-name="Default_20_Paragraph_20_Font"><text:span text:style-name="T1">oquin<text:line-break/>su eda est.</text:span></text:span></text:p>
      <text:p text:style-name="P3">Cautam ipfe adjungit, quamobrem haec celeriter sa-<text:line-break/>nescant.; fed cur callus mature increscat, causam non ex-<text:line-break/>pressit , ut quae ex natura ossium de quibus tractatur per-<text:line-break/>cipi possit, quoniam in iis quae rara sunt multum humoris<text:line-break/>contrahitur. In prioribus autem demonstravimus, recepto<text:line-break/>humore ob affecti ossis vim spissat<text:span text:style-name="Default_20_Paragraph_20_Font"><text:span text:style-name="T1">a</text:span></text:span> in oris fracturae- cal-</text:p>
      <text:p text:style-name="P11">tum increscere. Qui ubi satis increvit ; fracturae oras<text:line-break/>illigat atque adstringit; neque enim os altioribus partibus<text:line-break/>solidatur, quemadmodum caro,sed, ut dictumest, in summo<text:line-break/>quasi vinculo adstringitur. Quae sequuntur si diligenter<text:line-break/>considerentur, omnia plana fonti<text:span text:style-name="Default_20_Paragraph_20_Font"><text:span text:style-name="T1">.</text:span></text:span></text:p>
      <text:h text:style-name="Heading_20_2" text:outline-level="2">LXU</text:h>
      <text:p text:style-name="Normal"><text:span text:style-name="Default_20_Paragraph_20_Font"><text:span text:style-name="T1">s</text:span></text:span>i<text:span text:style-name="Default_20_Paragraph_20_Font"><text:span text:style-name="T1">qu</text:span></text:span>i<text:span text:style-name="Default_20_Paragraph_20_Font"><text:span text:style-name="T1">dem anus c</text:span></text:span>o<text:span text:style-name="Default_20_Paragraph_20_Font"><text:span text:style-name="T1">mprehend</text:span></text:span>i<text:span text:style-name="Default_20_Paragraph_20_Font"><text:span text:style-name="T1">tur fasu</text:span></text:span>i<text:span text:style-name="Default_20_Paragraph_20_Font"><text:span text:style-name="T1">aeque</text:span></text:span> i<text:span text:style-name="Default_20_Paragraph_20_Font"><text:span text:style-name="T1">n hac loci an-<text:line-break/>gusi</text:span></text:span>i<text:span text:style-name="Default_20_Paragraph_20_Font"><text:span text:style-name="T1">a coll</text:span></text:span>i<text:span text:style-name="Default_20_Paragraph_20_Font"><text:span text:style-name="T1">guntur. Qu</text:span></text:span>o<text:span text:style-name="Default_20_Paragraph_20_Font"><text:span text:style-name="T1">d ver</text:span></text:span>o <text:span text:style-name="Default_20_Paragraph_20_Font"><text:span text:style-name="T1">ad eas /asc</text:span></text:span>i<text:span text:style-name="Default_20_Paragraph_20_Font"><text:span text:style-name="T1">as pertinet<text:line-break/>quae</text:span></text:span> i<text:span text:style-name="Default_20_Paragraph_20_Font"><text:span text:style-name="T1">n</text:span></text:span> x<text:span text:style-name="Default_20_Paragraph_20_Font"><text:span text:style-name="T1">onam</text:span></text:span> i<text:span text:style-name="Default_20_Paragraph_20_Font"><text:span text:style-name="T1">nduntur , non ita arcte haec ring</text:span></text:span>it<text:span text:style-name="Default_20_Paragraph_20_Font"><text:span text:style-name="T1">ur<text:line-break/>qu</text:span></text:span>i<text:span text:style-name="Default_20_Paragraph_20_Font"><text:span text:style-name="T1">n sursum ferr</text:span></text:span>i <text:span text:style-name="Default_20_Paragraph_20_Font"><text:span text:style-name="T1">c</text:span></text:span>o<text:span text:style-name="Default_20_Paragraph_20_Font"><text:span text:style-name="T1">gatur,. qu</text:span></text:span>o<text:span text:style-name="Default_20_Paragraph_20_Font"><text:span text:style-name="T1">d ub</text:span></text:span>i <text:span text:style-name="Default_20_Paragraph_20_Font"><text:span text:style-name="T1">acc</text:span></text:span>i<text:span text:style-name="Default_20_Paragraph_20_Font"><text:span text:style-name="T1">d</text:span></text:span>i<text:span text:style-name="Default_20_Paragraph_20_Font"><text:span text:style-name="T1">t, necesse<text:line-break/>est</text:span></text:span> t<text:span text:style-name="Default_20_Paragraph_20_Font"><text:span text:style-name="T1">otum v</text:span></text:span>i<text:span text:style-name="Default_20_Paragraph_20_Font"><text:span text:style-name="T1">nculum relaxar</text:span></text:span>e P<text:span text:style-name="Default_20_Paragraph_20_Font"><text:span text:style-name="T1">rox</text:span></text:span>im<text:span text:style-name="Default_20_Paragraph_20_Font"><text:span text:style-name="T1">e au</text:span></text:span>t<text:span text:style-name="Default_20_Paragraph_20_Font"><text:span text:style-name="T1">em</text:span></text:span> m<text:span text:style-name="Default_20_Paragraph_20_Font"><text:span text:style-name="T1">ol</text:span></text:span>i<text:span text:style-name="Default_20_Paragraph_20_Font"><text:span text:style-name="T1">ri<text:line-break/>qu</text:span></text:span>i<text:span text:style-name="Default_20_Paragraph_20_Font"><text:span text:style-name="T1">s sib</text:span></text:span>i <text:span text:style-name="Default_20_Paragraph_20_Font"><text:span text:style-name="T1">v</text:span></text:span>i<text:span text:style-name="Default_20_Paragraph_20_Font"><text:span text:style-name="T1">deb</text:span></text:span>it<text:span text:style-name="Default_20_Paragraph_20_Font"><text:span text:style-name="T1">ur, qua</text:span></text:span>m<text:span text:style-name="Default_20_Paragraph_20_Font"><text:span text:style-name="T1">vis nih</text:span></text:span>i<text:span text:style-name="Default_20_Paragraph_20_Font"><text:span text:style-name="T1">l magnum esu</text:span></text:span>ri<text:span text:style-name="Default_20_Paragraph_20_Font"><text:span text:style-name="T1">at, si<text:line-break/>fascias nonnulla</text:span></text:span>s <text:span text:style-name="Default_20_Paragraph_20_Font"><text:span text:style-name="T1">in cingulum dem</text:span></text:span>i<text:span text:style-name="Default_20_Paragraph_20_Font"><text:span text:style-name="T1">ttat, sed plerasque<text:line-break/>ad pr</text:span></text:span>i<text:span text:style-name="Default_20_Paragraph_20_Font"><text:span text:style-name="T1">mu</text:span></text:span>m <text:span text:style-name="Default_20_Paragraph_20_Font"><text:span text:style-name="T1">v</text:span></text:span>i<text:span text:style-name="Default_20_Paragraph_20_Font"><text:span text:style-name="T1">nculum adhibeat: , hac en</text:span></text:span>im <text:span text:style-name="Default_20_Paragraph_20_Font"><text:span text:style-name="T1">ratione</text:span></text:span> m<text:span text:style-name="Default_20_Paragraph_20_Font"><text:span text:style-name="T1">a-<text:line-break/>x</text:span></text:span>i<text:span text:style-name="Default_20_Paragraph_20_Font"><text:span text:style-name="T1">me stab</text:span></text:span>i<text:span text:style-name="Default_20_Paragraph_20_Font"><text:span text:style-name="T1">les erunt et alter</text:span></text:span>i <text:span text:style-name="Default_20_Paragraph_20_Font"><text:span text:style-name="T1">c</text:span></text:span>i<text:span text:style-name="Default_20_Paragraph_20_Font"><text:span text:style-name="T1">rcu</text:span></text:span>i<text:span text:style-name="Default_20_Paragraph_20_Font"><text:span text:style-name="T1">tus al</text:span></text:span>t<text:span text:style-name="Default_20_Paragraph_20_Font"><text:span text:style-name="T1">er aux</text:span></text:span>i<text:span text:style-name="Default_20_Paragraph_20_Font"><text:span text:style-name="T1">l</text:span></text:span>i<text:span text:style-name="Default_20_Paragraph_20_Font"><text:span text:style-name="T1">abitur.<text:line-break/></text:span></text:span>pluri<text:span text:style-name="Default_20_Paragraph_20_Font"><text:span text:style-name="T1">ma qu</text:span></text:span>i<text:span text:style-name="Default_20_Paragraph_20_Font"><text:span text:style-name="T1">dem d</text:span></text:span>i<text:span text:style-name="Default_20_Paragraph_20_Font"><text:span text:style-name="T1">cta sunt ex</text:span></text:span> i<text:span text:style-name="Default_20_Paragraph_20_Font"><text:span text:style-name="T1">i</text:span></text:span>s <text:span text:style-name="Default_20_Paragraph_20_Font"><text:span text:style-name="T1">quae ad saguli /ra-</text:span></text:span></text:p>
      <text:p text:style-name="P2"><text:span text:style-name="Default_20_Paragraph_20_Font"><text:span text:style-name="T1">c</text:span></text:span>l<text:span text:style-name="Default_20_Paragraph_20_Font"><text:span text:style-name="T1">uram att</text:span></text:span>i<text:span text:style-name="Default_20_Paragraph_20_Font"><text:span text:style-name="T1">nent. scire autem licet sagu</text:span></text:span>l<text:span text:style-name="Default_20_Paragraph_20_Font"><text:span text:style-name="T1">um plerum-<text:line-break/>que</text:span></text:span> i<text:span text:style-name="Default_20_Paragraph_20_Font"><text:span text:style-name="T1">ta scang</text:span></text:span>i <text:span text:style-name="Default_20_Paragraph_20_Font"><text:span text:style-name="T1">ut ea pars quae a pectore est sursum fa-<text:line-break/>ratur; quae a su</text:span></text:span>m<text:span text:style-name="Default_20_Paragraph_20_Font"><text:span text:style-name="T1">mita</text:span></text:span>t<text:span text:style-name="Default_20_Paragraph_20_Font"><text:span text:style-name="T1">e</text:span></text:span> l<text:span text:style-name="Default_20_Paragraph_20_Font"><text:span text:style-name="T1">at</text:span></text:span>i <text:span text:style-name="Default_20_Paragraph_20_Font"><text:span text:style-name="T1">scapularum ost</text:span></text:span>ii, <text:span text:style-name="Default_20_Paragraph_20_Font"><text:span text:style-name="T1">deorsum.<text:line-break/>Cu</text:span></text:span>j<text:span text:style-name="Default_20_Paragraph_20_Font"><text:span text:style-name="T1">u</text:span></text:span>s <text:span text:style-name="Default_20_Paragraph_20_Font"><text:span text:style-name="T1">causa esi -pectus, quod neque ad</text:span></text:span>m<text:span text:style-name="Default_20_Paragraph_20_Font"><text:span text:style-name="T1">odum sursum<text:line-break/>neque ad</text:span></text:span>m<text:span text:style-name="Default_20_Paragraph_20_Font"><text:span text:style-name="T1">odu</text:span></text:span>m <text:span text:style-name="Default_20_Paragraph_20_Font"><text:span text:style-name="T1">deosum</text:span></text:span> m<text:span text:style-name="Default_20_Paragraph_20_Font"><text:span text:style-name="T1">ovetur.</text:span></text:span></text:p>
      <text:p text:style-name="P3">Loci angustiam dixit <text:span text:style-name="Default_20_Paragraph_20_Font"><text:span text:style-name="T6">στενυγροχωρίην</text:span></text:span><text:span text:style-name="Default_20_Paragraph_20_Font"><text:span text:style-name="T8"> </text:span></text:span>, quod nomen<text:line-break/>ut. quibusdam placet non componitur- ex. vocabulis <text:span text:style-name="Default_20_Paragraph_20_Font"><text:span text:style-name="T6">ύγροῆ</text:span></text:span><text:span text:style-name="Default_20_Paragraph_20_Font"><text:span text:style-name="T8">,<text:line-break/></text:span></text:span><text:span text:style-name="Default_20_Paragraph_20_Font"><text:span text:style-name="T6">στεν</text:span></text:span><text:span text:style-name="Default_20_Paragraph_20_Font"><text:span text:style-name="T7">ο</text:span></text:span><text:span text:style-name="Default_20_Paragraph_20_Font"><text:span text:style-name="T6">ύ</text:span></text:span><text:span text:style-name="Default_20_Paragraph_20_Font"><text:span text:style-name="T8"> </text:span></text:span>et <text:span text:style-name="Default_20_Paragraph_20_Font"><text:span text:style-name="T6">χώρας</text:span></text:span><text:span text:style-name="Default_20_Paragraph_20_Font"><text:span text:style-name="T8">, </text:span></text:span>quae significarent humidum locum eun,<text:line-break/>denique angustum; fed deducitur a voce <text:span text:style-name="Default_20_Paragraph_20_Font"><text:span text:style-name="T6">στενυγρὸν</text:span></text:span><text:span text:style-name="Default_20_Paragraph_20_Font"><text:span text:style-name="T8">, </text:span></text:span>quae<text:line-break/>nihil amplius sibi vult quam <text:span text:style-name="Default_20_Paragraph_20_Font"><text:span text:style-name="T6">στενὸν</text:span></text:span><text:span text:style-name="Default_20_Paragraph_20_Font"><text:span text:style-name="T8">, </text:span></text:span>quod significat an-<text:line-break/>gustum. Unde quadam additione, quam figuram <text:span text:style-name="Default_20_Paragraph_20_Font"><text:span text:style-name="T6">παραγω</text:span></text:span><text:span text:style-name="Default_20_Paragraph_20_Font"><text:span text:style-name="T8">-<text:line-break/></text:span></text:span><text:span text:style-name="Default_20_Paragraph_20_Font"><text:span text:style-name="T6">γὴν</text:span></text:span><text:span text:style-name="Default_20_Paragraph_20_Font"><text:span text:style-name="T8"> </text:span></text:span>dicunt, deducitur <text:span text:style-name="Default_20_Paragraph_20_Font"><text:span text:style-name="T6">στενυγροχωρίη</text:span></text:span><text:span text:style-name="Default_20_Paragraph_20_Font"><text:span text:style-name="T8">, </text:span></text:span>quae nihil. aliud sibi<text:line-break/>vult quam angustiam. Quod ex iis evidenter colligitur<text:line-break/>quae Simonides sic scribit: <text:span text:style-name="Default_20_Paragraph_20_Font"><text:span text:style-name="T7">Ο</text:span></text:span><text:span text:style-name="Default_20_Paragraph_20_Font"><text:span text:style-name="T6">ύπω</text:span></text:span><text:span text:style-name="Default_20_Paragraph_20_Font"><text:span text:style-name="T8"> </text:span></text:span><text:span text:style-name="Default_20_Paragraph_20_Font"><text:span text:style-name="T6">τις</text:span></text:span><text:span text:style-name="Default_20_Paragraph_20_Font"><text:span text:style-name="T8"> </text:span></text:span>ori<text:span text:style-name="Default_20_Paragraph_20_Font"><text:span text:style-name="T1">t</text:span></text:span>ur <text:span text:style-name="Default_20_Paragraph_20_Font"><text:span text:style-name="T6">δασκίοις</text:span></text:span><text:span text:style-name="Default_20_Paragraph_20_Font"><text:span text:style-name="T8"> </text:span></text:span><text:span text:style-name="Default_20_Paragraph_20_Font"><text:span text:style-name="T6">ἐν</text:span></text:span><text:span text:style-name="Default_20_Paragraph_20_Font"><text:span text:style-name="T8"> </text:span></text:span><text:span text:style-name="Default_20_Paragraph_20_Font"><text:span text:style-name="T6">ού</text:span></text:span><text:span text:style-name="Default_20_Paragraph_20_Font"><text:span text:style-name="T8">-<text:line-break/></text:span></text:span><text:span text:style-name="Default_20_Paragraph_20_Font"><text:span text:style-name="T6">ρεσιν</text:span></text:span><text:span text:style-name="Default_20_Paragraph_20_Font"><text:span text:style-name="T8"> </text:span></text:span><text:span text:style-name="Default_20_Paragraph_20_Font"><text:span text:style-name="T6">ἀνὴρ</text:span></text:span><text:span text:style-name="Default_20_Paragraph_20_Font"><text:span text:style-name="T8"> </text:span></text:span><text:span text:style-name="Default_20_Paragraph_20_Font"><text:span text:style-name="T6">λεγεται</text:span></text:span><text:span text:style-name="Default_20_Paragraph_20_Font"><text:span text:style-name="T8"> </text:span></text:span><text:span text:style-name="Default_20_Paragraph_20_Font"><text:span text:style-name="T6">λῖν</text:span></text:span><text:span text:style-name="Default_20_Paragraph_20_Font"><text:span text:style-name="T8">, </text:span></text:span><text:span text:style-name="Default_20_Paragraph_20_Font"><text:span text:style-name="T6">ούδὲ</text:span></text:span><text:span text:style-name="Default_20_Paragraph_20_Font"><text:span text:style-name="T8"> </text:span></text:span><text:span text:style-name="Default_20_Paragraph_20_Font"><text:span text:style-name="T6">πάρδαλιν</text:span></text:span><text:span text:style-name="Default_20_Paragraph_20_Font"><text:span text:style-name="T8"> </text:span></text:span><text:span text:style-name="Default_20_Paragraph_20_Font"><text:span text:style-name="T6">μουνος</text:span></text:span><text:span text:style-name="Default_20_Paragraph_20_Font"><text:span text:style-name="T8"> </text:span></text:span><text:span text:style-name="Default_20_Paragraph_20_Font"><text:span text:style-name="T6">στενυγρψ</text:span></text:span><text:span text:style-name="Default_20_Paragraph_20_Font"><text:span text:style-name="T8"><text:line-break/></text:span></text:span><text:span text:style-name="Default_20_Paragraph_20_Font"><text:span text:style-name="T6">συντ</text:span></text:span><text:span text:style-name="Default_20_Paragraph_20_Font"><text:span text:style-name="T7">ν</text:span></text:span><text:span text:style-name="Default_20_Paragraph_20_Font"><text:span text:style-name="T6">χών</text:span></text:span><text:span text:style-name="Default_20_Paragraph_20_Font"><text:span text:style-name="T8"> </text:span></text:span><text:span text:style-name="Default_20_Paragraph_20_Font"><text:span text:style-name="T6">ἐν</text:span></text:span><text:span text:style-name="Default_20_Paragraph_20_Font"><text:span text:style-name="T8"> </text:span></text:span><text:span text:style-name="Default_20_Paragraph_20_Font"><text:span text:style-name="T6">ἀτράπω</text:span></text:span><text:span text:style-name="Default_20_Paragraph_20_Font"><text:span text:style-name="T8">. </text:span></text:span>Effertur autem fecunda syllaba te-<text:line-break/>nui spiritu.</text:p>
      <text:h text:style-name="P15" text:outline-level="2">LXVI.</text:h>
      <text:p text:style-name="Normal"><text:span text:style-name="Default_20_Paragraph_20_Font"><text:span text:style-name="T1">Exiguus est en</text:span></text:span>i<text:span text:style-name="Default_20_Paragraph_20_Font"><text:span text:style-name="T1">m m</text:span></text:span>ot<text:span text:style-name="Default_20_Paragraph_20_Font"><text:span text:style-name="T1">us articul</text:span></text:span>i <text:span text:style-name="Default_20_Paragraph_20_Font"><text:span text:style-name="T1">a par</text:span></text:span>t<text:span text:style-name="Default_20_Paragraph_20_Font"><text:span text:style-name="T1">e ossis pector</text:span></text:span>is.</text:p>
      <text:p text:style-name="P3">Exiguum motum vocavit <text:span text:style-name="Default_20_Paragraph_20_Font"><text:span text:style-name="T6">κιγκλισμόν</text:span></text:span><text:span text:style-name="Default_20_Paragraph_20_Font"><text:span text:style-name="T8">. </text:span></text:span>Atsive voca-<text:line-break/>bulum fumatur a motacilla ave,- quae Graece <text:span text:style-name="Default_20_Paragraph_20_Font"><text:span text:style-name="T6">κίγκλος</text:span></text:span><text:span text:style-name="Default_20_Paragraph_20_Font"><text:span text:style-name="T8"> </text:span></text:span>di-<text:line-break/>eitur, eo quod assidue caudam moveat, sive a quovis atio,<text:line-break/>non. pertinet proprie ad hunc locum. Sed magis perfe-<text:line-break/>qui caufam oportet, .cur commissura saguli cum pectore,<text:line-break/>quamvis sicut aliae nonnullae referri inter minimas non<text:line-break/>debeat; tamen nihil. fere moveatur, sed quam hujus rei<text:line-break/>caufam Hippocrates tradat, audiamus de verbis ipsius. os<text:line-break/>pectoris <text:span text:style-name="Default_20_Paragraph_20_Font"><text:span text:style-name="T6">στῆθος</text:span></text:span><text:span text:style-name="Default_20_Paragraph_20_Font"><text:span text:style-name="T8"> </text:span></text:span>appellat, quo nomine significasse nunc<text:line-break/>videtur non omne id quod est a. priori parte thoracis,<text:line-break/>fed medium os in qu<text:span text:style-name="Default_20_Paragraph_20_Font"><text:span text:style-name="T1">o</text:span></text:span>d fe inferunt costae , quod Graece<text:line-break/>a juni<text:span text:style-name="Default_20_Paragraph_20_Font"><text:span text:style-name="T1">o</text:span></text:span>ribus medicis <text:span text:style-name="Default_20_Paragraph_20_Font"><text:span text:style-name="T6">στέρνο</text:span></text:span><text:span text:style-name="Default_20_Paragraph_20_Font"><text:span text:style-name="T7">ν</text:span></text:span><text:span text:style-name="Default_20_Paragraph_20_Font"><text:span text:style-name="T8"> </text:span></text:span>vocatur, de quo recte dixit.</text:p>
      <text:h text:style-name="P15" text:outline-level="2">LXV1I.</text:h>
      <text:p text:style-name="Normal">I<text:span text:style-name="Default_20_Paragraph_20_Font"><text:span text:style-name="T1">psum en</text:span></text:span>im <text:span text:style-name="Default_20_Paragraph_20_Font"><text:span text:style-name="T1">os pectoris sib</text:span></text:span>i <text:span text:style-name="Default_20_Paragraph_20_Font"><text:span text:style-name="T1">continua</text:span></text:span>t<text:span text:style-name="Default_20_Paragraph_20_Font"><text:span text:style-name="T1">ur et spinae.</text:span></text:span></text:p>
      <text:p text:style-name="P3">os pectoris sibi ipsi continuari manifestissimum est,<text:line-break/>fed et spinae etiam liquido constabit, si quando in cada-<text:line-break/>vere detracta carne costas videris a posseriori parte spinae,<text:line-break/>a .priori ossi pectoris inhaerere.</text:p>
      <text:h text:style-name="Heading_20_2" text:outline-level="2">LXVllI.</text:h>
      <text:p text:style-name="Normal">Ae<text:span text:style-name="Default_20_Paragraph_20_Font"><text:span text:style-name="T1">d et sagulum prope humeri ar</text:span></text:span>tic<text:span text:style-name="Default_20_Paragraph_20_Font"><text:span text:style-name="T1">ulum supernatat, Co-<text:line-break/>g</text:span></text:span>it<text:span text:style-name="Default_20_Paragraph_20_Font"><text:span text:style-name="T1">ur autem mover</text:span></text:span>i <text:span text:style-name="Default_20_Paragraph_20_Font"><text:span text:style-name="T1">suep</text:span></text:span>i/sim<text:span text:style-name="Default_20_Paragraph_20_Font"><text:span text:style-name="T1">e, eo quod cum summ</text:span></text:span>i<text:span text:style-name="Default_20_Paragraph_20_Font"><text:span text:style-name="T1">ta</text:span></text:span>t<text:span text:style-name="Default_20_Paragraph_20_Font"><text:span text:style-name="T1">e<text:line-break/>la</text:span></text:span>t<text:span text:style-name="Default_20_Paragraph_20_Font"><text:span text:style-name="T1">i scapularum osas /ungatur. Max</text:span></text:span>i<text:span text:style-name="Default_20_Paragraph_20_Font"><text:span text:style-name="T1">me au</text:span></text:span>t<text:span text:style-name="Default_20_Paragraph_20_Font"><text:span text:style-name="T1">em ubi per-<text:line-break/>rumpi</text:span></text:span>t<text:span text:style-name="Default_20_Paragraph_20_Font"><text:span text:style-name="T1">ur pars quae ab oste pectoris est; sursum fertur,<text:line-break/>neque facile solet deorsum repell</text:span></text:span>i, <text:span text:style-name="Default_20_Paragraph_20_Font"><text:span text:style-name="T1">quon</text:span></text:span>i<text:span text:style-name="Default_20_Paragraph_20_Font"><text:span text:style-name="T1">am natura levis<text:line-break/>est , spat</text:span></text:span>i<text:span text:style-name="Default_20_Paragraph_20_Font"><text:span text:style-name="T1">umque</text:span></text:span> i<text:span text:style-name="Default_20_Paragraph_20_Font"><text:span text:style-name="T1">psi latius patet a superior</text:span></text:span>i <text:span text:style-name="Default_20_Paragraph_20_Font"><text:span text:style-name="T1">par</text:span></text:span>t<text:span text:style-name="Default_20_Paragraph_20_Font"><text:span text:style-name="T1">e, quam<text:line-break/>ab infer</text:span></text:span>i<text:span text:style-name="Default_20_Paragraph_20_Font"><text:span text:style-name="T1">ori. Latum vero scapularum os , hu</text:span></text:span>m<text:span text:style-name="Default_20_Paragraph_20_Font"><text:span text:style-name="T1">erus et<text:line-break/>quae hi</text:span></text:span>s <text:span text:style-name="Default_20_Paragraph_20_Font"><text:span text:style-name="T1">inhaerescun</text:span></text:span>t, <text:span text:style-name="Default_20_Paragraph_20_Font"><text:span text:style-name="T1">a cost</text:span></text:span>is <text:span text:style-name="Default_20_Paragraph_20_Font"><text:span text:style-name="T1">e</text:span></text:span>t <text:span text:style-name="Default_20_Paragraph_20_Font"><text:span text:style-name="T1">oste pectori</text:span></text:span>s <text:span text:style-name="Default_20_Paragraph_20_Font"><text:span text:style-name="T1">optime<text:line-break/>sal</text:span></text:span>li<text:span text:style-name="Default_20_Paragraph_20_Font"><text:span text:style-name="T1">un</text:span></text:span>t<text:span text:style-name="Default_20_Paragraph_20_Font"><text:span text:style-name="T1">ur; qua</text:span></text:span>mo<text:span text:style-name="Default_20_Paragraph_20_Font"><text:span text:style-name="T1">bre</text:span></text:span>m <text:span text:style-name="Default_20_Paragraph_20_Font"><text:span text:style-name="T1">p</text:span></text:span>osse<text:span text:style-name="Default_20_Paragraph_20_Font"><text:span text:style-name="T1">nt plur</text:span></text:span>im<text:span text:style-name="Default_20_Paragraph_20_Font"><text:span text:style-name="T1">um a</text:span></text:span>t<text:span text:style-name="Default_20_Paragraph_20_Font"><text:span text:style-name="T1">t</text:span></text:span>o<text:span text:style-name="Default_20_Paragraph_20_Font"><text:span text:style-name="T1">lli atque</text:span></text:span></text:p>
      <text:p text:style-name="P2"><text:span text:style-name="Default_20_Paragraph_20_Font"><text:span text:style-name="T1">demitti. </text:span></text:span>I<text:span text:style-name="Default_20_Paragraph_20_Font"><text:span text:style-name="T1">taque ubi sugulum pangi</text:span></text:span>t<text:span text:style-name="Default_20_Paragraph_20_Font"><text:span text:style-name="T1">ur, ea par</text:span></text:span>s <text:span text:style-name="Default_20_Paragraph_20_Font"><text:span text:style-name="T1">quae<text:line-break/>est a</text:span></text:span> l<text:span text:style-name="Default_20_Paragraph_20_Font"><text:span text:style-name="T1">a</text:span></text:span>t<text:span text:style-name="Default_20_Paragraph_20_Font"><text:span text:style-name="T1">o scapu</text:span></text:span>l<text:span text:style-name="Default_20_Paragraph_20_Font"><text:span text:style-name="T1">aru</text:span></text:span>m <text:span text:style-name="Default_20_Paragraph_20_Font"><text:span text:style-name="T1">oste deorsum converti</text:span></text:span>t<text:span text:style-name="Default_20_Paragraph_20_Font"><text:span text:style-name="T1">ur: suc</text:span></text:span>iti<text:span text:style-name="Default_20_Paragraph_20_Font"><text:span text:style-name="T1">u</text:span></text:span>s<text:line-break/><text:span text:style-name="Default_20_Paragraph_20_Font"><text:span text:style-name="T1">en</text:span></text:span>i<text:span text:style-name="Default_20_Paragraph_20_Font"><text:span text:style-name="T1">m deorsum fer</text:span></text:span>t<text:span text:style-name="Default_20_Paragraph_20_Font"><text:span text:style-name="T1">ur una eum humero ac lato scapula-<text:line-break/>rum o/su quam sursum. Quando</text:span></text:span> i<text:span text:style-name="Default_20_Paragraph_20_Font"><text:span text:style-name="T1">g</text:span></text:span>i<text:span text:style-name="Default_20_Paragraph_20_Font"><text:span text:style-name="T1">tur sic se re</text:span></text:span>s <text:span text:style-name="Default_20_Paragraph_20_Font"><text:span text:style-name="T1">sta-<text:line-break/>bet, decip</text:span></text:span>i<text:span text:style-name="Default_20_Paragraph_20_Font"><text:span text:style-name="T1">untur qu</text:span></text:span>i <text:span text:style-name="Default_20_Paragraph_20_Font"><text:span text:style-name="T1">censent p</text:span></text:span>o<text:span text:style-name="Default_20_Paragraph_20_Font"><text:span text:style-name="T1">ste quod superexced</text:span></text:span>it <text:span text:style-name="Default_20_Paragraph_20_Font"><text:span text:style-name="T1">o</text:span></text:span>s<text:line-break/><text:span text:style-name="Default_20_Paragraph_20_Font"><text:span text:style-name="T1">deorsum compe</text:span></text:span>l<text:span text:style-name="Default_20_Paragraph_20_Font"><text:span text:style-name="T1">l</text:span></text:span>i; <text:span text:style-name="Default_20_Paragraph_20_Font"><text:span text:style-name="T1">namque in apert</text:span></text:span>o <text:span text:style-name="Default_20_Paragraph_20_Font"><text:span text:style-name="T1">est</text:span></text:span>, i<text:span text:style-name="Default_20_Paragraph_20_Font"><text:span text:style-name="T1">nte</text:span></text:span>rio<text:span text:style-name="Default_20_Paragraph_20_Font"><text:span text:style-name="T1">rem par-<text:line-break/>tem ad super</text:span></text:span>i<text:span text:style-name="Default_20_Paragraph_20_Font"><text:span text:style-name="T1">orem adducenda</text:span></text:span>m <text:span text:style-name="Default_20_Paragraph_20_Font"><text:span text:style-name="T1">este, ea siqu</text:span></text:span>i<text:span text:style-name="Default_20_Paragraph_20_Font"><text:span text:style-name="T1">dem</text:span></text:span> mo<text:span text:style-name="Default_20_Paragraph_20_Font"><text:span text:style-name="T1">ve-<text:line-break/>tur, ea a natura</text:span></text:span>l<text:span text:style-name="Default_20_Paragraph_20_Font"><text:span text:style-name="T1">i sede reced</text:span></text:span>it. <text:span text:style-name="Default_20_Paragraph_20_Font"><text:span text:style-name="T1">Constat autem hanc<text:line-break/>a</text:span></text:span>lit<text:span text:style-name="Default_20_Paragraph_20_Font"><text:span text:style-name="T1">er. nu</text:span></text:span>ll<text:span text:style-name="Default_20_Paragraph_20_Font"><text:span text:style-name="T1">o m</text:span></text:span>o<text:span text:style-name="Default_20_Paragraph_20_Font"><text:span text:style-name="T1">d</text:span></text:span>o <text:span text:style-name="Default_20_Paragraph_20_Font"><text:span text:style-name="T1">pr</text:span></text:span>o<text:span text:style-name="Default_20_Paragraph_20_Font"><text:span text:style-name="T1">pell</text:span></text:span>i <text:span text:style-name="Default_20_Paragraph_20_Font"><text:span text:style-name="T1">posse, v</text:span></text:span>i<text:span text:style-name="Default_20_Paragraph_20_Font"><text:span text:style-name="T1">ncu</text:span></text:span>l<text:span text:style-name="Default_20_Paragraph_20_Font"><text:span text:style-name="T1">a en</text:span></text:span>im <text:span text:style-name="Default_20_Paragraph_20_Font"><text:span text:style-name="T1">n</text:span></text:span>i<text:span text:style-name="Default_20_Paragraph_20_Font"><text:span text:style-name="T1">hil<text:line-break/></text:span></text:span>m<text:span text:style-name="Default_20_Paragraph_20_Font"><text:span text:style-name="T1">ag</text:span></text:span>is <text:span text:style-name="Default_20_Paragraph_20_Font"><text:span text:style-name="T1">adducunt quam repe</text:span></text:span>l<text:span text:style-name="Default_20_Paragraph_20_Font"><text:span text:style-name="T1">lunt. si qui</text:span></text:span>s <text:span text:style-name="Default_20_Paragraph_20_Font"><text:span text:style-name="T1">au</text:span></text:span>t<text:span text:style-name="Default_20_Paragraph_20_Font"><text:span text:style-name="T1">em humo-<text:line-break/></text:span></text:span>t<text:span text:style-name="Default_20_Paragraph_20_Font"><text:span text:style-name="T1">u</text:span></text:span>m <text:span text:style-name="Default_20_Paragraph_20_Font"><text:span text:style-name="T1">ad la</text:span></text:span>t<text:span text:style-name="Default_20_Paragraph_20_Font"><text:span text:style-name="T1">u</text:span></text:span>s <text:span text:style-name="Default_20_Paragraph_20_Font"><text:span text:style-name="T1">quantum p</text:span></text:span>o<text:span text:style-name="Default_20_Paragraph_20_Font"><text:span text:style-name="T1">test adduc</text:span></text:span>t<text:span text:style-name="Default_20_Paragraph_20_Font"><text:span text:style-name="T1">um sursum a</text:span></text:span>t<text:span text:style-name="Default_20_Paragraph_20_Font"><text:span text:style-name="T1">to</text:span></text:span>l<text:span text:style-name="Default_20_Paragraph_20_Font"><text:span text:style-name="T1">la</text:span></text:span>t,<text:line-break/><text:span text:style-name="Default_20_Paragraph_20_Font"><text:span text:style-name="T1">ut humeri commi/sura max</text:span></text:span>im<text:span text:style-name="Default_20_Paragraph_20_Font"><text:span text:style-name="T1">e acutam su ostendat, hoc<text:line-break/></text:span></text:span>v <text:span text:style-name="Default_20_Paragraph_20_Font"><text:span text:style-name="T1">pac</text:span></text:span>to <text:span text:style-name="Default_20_Paragraph_20_Font"><text:span text:style-name="T1">c</text:span></text:span>o<text:span text:style-name="Default_20_Paragraph_20_Font"><text:span text:style-name="T1">ncurret cum</text:span></text:span> o<text:span text:style-name="Default_20_Paragraph_20_Font"><text:span text:style-name="T1">sse pectoris a qu</text:span></text:span>o <text:span text:style-name="Default_20_Paragraph_20_Font"><text:span text:style-name="T1">rece/sit.</text:span></text:span></text:p>
      <text:p text:style-name="P3">Solet Hippocrates quasdam figuras ac linguarum pro-<text:line-break/>prietates usurpare, quamvis co<text:span text:style-name="Default_20_Paragraph_20_Font"><text:span text:style-name="T1">n</text:span></text:span>suetam loquutionem siequa-<text:line-break/>tur. simile quid apud Xenophontem legitur ; iple enim,</text:p>
      <text:p text:style-name="P1">si quisquam est qui usitata loquutione utatur, in. his uo-<text:line-break/>meu profitetur <text:span text:style-name="Default_20_Paragraph_20_Font"><text:span text:style-name="T1">t</text:span></text:span>uum, saepius tamen inserit vocabula liu-<text:line-break/>guae propria ac translata. Quod tamen rarius apud hunc,<text:line-break/>frequentius apud Hsppocratem reperitur, quemadmodum<text:line-break/>in praecedentibus verbis, ubi <text:span text:style-name="Default_20_Paragraph_20_Font"><text:span text:style-name="T6">κιγκλισμὸν</text:span></text:span><text:span text:style-name="Default_20_Paragraph_20_Font"><text:span text:style-name="T8"> </text:span></text:span>dixit parvum<text:line-break/>motum , nunc vero <text:span text:style-name="Default_20_Paragraph_20_Font"><text:span text:style-name="T6">πλοώδης</text:span></text:span><text:span text:style-name="Default_20_Paragraph_20_Font"><text:span text:style-name="T8"> </text:span></text:span><text:span text:style-name="Default_20_Paragraph_20_Font"><text:span text:style-name="T6">ἐστὶ</text:span></text:span><text:span text:style-name="Default_20_Paragraph_20_Font"><text:span text:style-name="T8">, </text:span></text:span>quod supernatat. Id<text:line-break/>autem quasi sine fulcro significat, cujus rei testimonium<text:line-break/>facit quod fubjicit, quum inquit: cogitur autem moveri<text:line-break/>saepissime, eo quod cum summitate lati scapularum ossis<text:line-break/>coniungatur; at summitas lati scapularum ossis rursus ob<text:line-break/>humeri articulum saepissime movetur, quum ip<text:span text:style-name="Default_20_Paragraph_20_Font"><text:span text:style-name="T1">t</text:span></text:span>e imbecil-<text:line-break/>lis sit et maximi motus. luitio vero sermonis prope di-<text:line-break/>xit: dubium autem est ad locumne an ad rem debeat<text:line-break/>referri. Vel enim accipiemus <text:span text:style-name="Default_20_Paragraph_20_Font"><text:span text:style-name="T1">prope art</text:span></text:span>i<text:span text:style-name="Default_20_Paragraph_20_Font"><text:span text:style-name="T1">culum</text:span></text:span> frequenter<text:line-break/>jugulum moveri, quam sententiam magis probo; velut<text:line-break/>quibusdam placet <text:span text:style-name="Default_20_Paragraph_20_Font"><text:span text:style-name="T1">prope</text:span></text:span> reseremus ad frequentem motum,<text:line-break/>ita ut mens ejus sit: jugulum maxime prope accedit ad</text:p>
      <text:p text:style-name="P1">ea quae frequenter moventur, quum humeri articulo<text:line-break/>jungatur. -.</text:p>
      <text:h text:style-name="Heading_20_2" text:outline-level="2">LXSX.</text:h>
      <text:p text:style-name="P5"><text:span text:style-name="Default_20_Paragraph_20_Font"><text:span text:style-name="T1">s</text:span></text:span>i <text:span text:style-name="Default_20_Paragraph_20_Font"><text:span text:style-name="T1">quis</text:span></text:span> i<text:span text:style-name="Default_20_Paragraph_20_Font"><text:span text:style-name="T1">gitur legit</text:span></text:span>i<text:span text:style-name="Default_20_Paragraph_20_Font"><text:span text:style-name="T1">mum v</text:span></text:span>i<text:span text:style-name="Default_20_Paragraph_20_Font"><text:span text:style-name="T1">nculum adh</text:span></text:span>i<text:span text:style-name="Default_20_Paragraph_20_Font"><text:span text:style-name="T1">bea</text:span></text:span>t, <text:span text:style-name="Default_20_Paragraph_20_Font"><text:span text:style-name="T1">ut celer</text:span></text:span>it<text:span text:style-name="Default_20_Paragraph_20_Font"><text:span text:style-name="T1">er<text:line-break/>glut</text:span></text:span>i<text:span text:style-name="Default_20_Paragraph_20_Font"><text:span text:style-name="T1">ne</text:span></text:span>t<text:span text:style-name="Default_20_Paragraph_20_Font"><text:span text:style-name="T1">ur; ce</text:span></text:span>t<text:span text:style-name="Default_20_Paragraph_20_Font"><text:span text:style-name="T1">era vero omnia extra hu</text:span></text:span>j<text:span text:style-name="Default_20_Paragraph_20_Font"><text:span text:style-name="T1">us</text:span></text:span>mo<text:span text:style-name="Default_20_Paragraph_20_Font"><text:span text:style-name="T1">di habitu</text:span></text:span>m<text:line-break/><text:span text:style-name="Default_20_Paragraph_20_Font"><text:span text:style-name="T1">supervacua ex</text:span></text:span>i<text:span text:style-name="Default_20_Paragraph_20_Font"><text:span text:style-name="T1">stime</text:span></text:span>t, <text:span text:style-name="Default_20_Paragraph_20_Font"><text:span text:style-name="T1">recte u</text:span></text:span>ti<text:span text:style-name="Default_20_Paragraph_20_Font"><text:span text:style-name="T1">que sent</text:span></text:span>i<text:span text:style-name="Default_20_Paragraph_20_Font"><text:span text:style-name="T1">et cele</text:span></text:span>rit<text:span text:style-name="Default_20_Paragraph_20_Font"><text:span text:style-name="T1">erque<text:line-break/>bom</text:span></text:span>i<text:span text:style-name="Default_20_Paragraph_20_Font"><text:span text:style-name="T1">nem ad</text:span></text:span> o<text:span text:style-name="Default_20_Paragraph_20_Font"><text:span text:style-name="T1">p</text:span></text:span>ti<text:span text:style-name="Default_20_Paragraph_20_Font"><text:span text:style-name="T1">mam valetudine</text:span></text:span>m <text:span text:style-name="Default_20_Paragraph_20_Font"><text:span text:style-name="T1">perducet. Quem /a-<text:line-break/>cere</text:span></text:span> m<text:span text:style-name="Default_20_Paragraph_20_Font"><text:span text:style-name="T1">axime ad rem pert</text:span></text:span>i<text:span text:style-name="Default_20_Paragraph_20_Font"><text:span text:style-name="T1">net, sut</text:span></text:span>h<text:span text:style-name="Default_20_Paragraph_20_Font"><text:span text:style-name="T1">que sunt qua</text:span></text:span>t<text:span text:style-name="Default_20_Paragraph_20_Font"><text:span text:style-name="T1">uorde-<text:line-break/>c</text:span></text:span>i<text:span text:style-name="Default_20_Paragraph_20_Font"><text:span text:style-name="T1">m die</text:span></text:span>s, <text:span text:style-name="Default_20_Paragraph_20_Font"><text:span text:style-name="T1">si qu</text:span></text:span>i<text:span text:style-name="Default_20_Paragraph_20_Font"><text:span text:style-name="T1">escat; ad su</text:span></text:span>m<text:span text:style-name="Default_20_Paragraph_20_Font"><text:span text:style-name="T1">mum vigint</text:span></text:span>i.</text:p>
      <text:p text:style-name="P3">Legitimum vinculum appellat quod omnibus in con-<text:line-break/>suetudine est, ac jam est veluti lex quaedam non scripta:<text:line-break/>sic enim et in vita fit, ut quos mores omnes student<text:line-break/>legibus similes sint. Vinculum igitur quod ad fracturas<text:line-break/>pertinet huc non admodum accommodatur, atque idcirco<text:line-break/>fusius de ipso scripsit in primo de fracturis. Hic autem<text:line-break/>nullum vitium exponitur, ad quod ejusmodi vinculum</text:p>
      <text:p text:style-name="P1">adhibeatur. -ostendimus enim in commentariis in eos li-<text:line-break/>bros et nunc etiam in memoriam redigimus, morbos om-<text:line-break/>nes quibus accommodatur id vinculum quod ad fracturas<text:line-break/>pertinet traditos fuisse ab Hippocrate in eo volumine, in<text:line-break/>hoc autem omnes qui alteram vinciendi rationem posse-<text:line-break/>lant. Porro autem in eo vinculo quod ad <text:span text:style-name="Default_20_Paragraph_20_Font"><text:span text:style-name="T1">t</text:span></text:span>racturae per-<text:line-break/>linet fascia super affectum membrum in orbem circumda-<text:line-break/>tur, <text:span text:style-name="Default_20_Paragraph_20_Font"><text:span text:style-name="T1">t</text:span></text:span>ed in altera vinciendi ratione sertu<text:span text:style-name="Default_20_Paragraph_20_Font"><text:span text:style-name="T1">s</text:span></text:span> ad alias partes,<text:line-break/>ac plurimum ad eas quae vitiatae fedi contrariae <text:span text:style-name="Default_20_Paragraph_20_Font"><text:span text:style-name="T1">t</text:span></text:span>uus,<text:line-break/>quod in libro de officina medici testatur, quum inquit;<text:line-break/>consentit autem cum capite humeri fascia ad alteram alam<text:line-break/>demissa.</text:p>
      <text:h text:style-name="Heading_20_2" text:outline-level="2">LXX,</text:h>
      <text:p text:style-name="P5"><text:span text:style-name="Default_20_Paragraph_20_Font"><text:span text:style-name="T1">s</text:span></text:span>i <text:span text:style-name="Default_20_Paragraph_20_Font"><text:span text:style-name="T1">in sagul</text:span></text:span>i stri<text:span text:style-name="Default_20_Paragraph_20_Font"><text:span text:style-name="T1">c</text:span></text:span>t<text:span text:style-name="Default_20_Paragraph_20_Font"><text:span text:style-name="T1">ura, quod rar</text:span></text:span>o <text:span text:style-name="Default_20_Paragraph_20_Font"><text:span text:style-name="T1">accidit, con</text:span></text:span>t<text:span text:style-name="Default_20_Paragraph_20_Font"><text:span text:style-name="T1">rariu</text:span></text:span>m <text:span text:style-name="Default_20_Paragraph_20_Font"><text:span text:style-name="T1">eve-<text:line-break/>n</text:span></text:span>i<text:span text:style-name="Default_20_Paragraph_20_Font"><text:span text:style-name="T1">at, u</text:span></text:span>t sci<text:span text:style-name="Default_20_Paragraph_20_Font"><text:span text:style-name="T1">l</text:span></text:span>i<text:span text:style-name="Default_20_Paragraph_20_Font"><text:span text:style-name="T1">cet</text:span></text:span> i<text:span text:style-name="Default_20_Paragraph_20_Font"><text:span text:style-name="T1">d osas quod a pectore est sub</text:span></text:span>i<text:span text:style-name="Default_20_Paragraph_20_Font"><text:span text:style-name="T1">ic</text:span></text:span>i<text:span text:style-name="Default_20_Paragraph_20_Font"><text:span text:style-name="T1">a</text:span></text:span>t<text:span text:style-name="Default_20_Paragraph_20_Font"><text:span text:style-name="T1">ur,<text:line-break/></text:span></text:span>i<text:span text:style-name="Default_20_Paragraph_20_Font"><text:span text:style-name="T1">d quod a summ</text:span></text:span>it<text:span text:style-name="Default_20_Paragraph_20_Font"><text:span text:style-name="T1">a</text:span></text:span>t<text:span text:style-name="Default_20_Paragraph_20_Font"><text:span text:style-name="T1">e lati scapularum osus sublim</text:span></text:span>i<text:span text:style-name="Default_20_Paragraph_20_Font"><text:span text:style-name="T1">u</text:span></text:span>s se-<text:line-break/><text:span text:style-name="Default_20_Paragraph_20_Font"><text:span text:style-name="T1">ra</text:span></text:span>t<text:span text:style-name="Default_20_Paragraph_20_Font"><text:span text:style-name="T1">ur</text:span></text:span> a<text:span text:style-name="Default_20_Paragraph_20_Font"><text:span text:style-name="T1">c super al</text:span></text:span>t<text:span text:style-name="Default_20_Paragraph_20_Font"><text:span text:style-name="T1">era</text:span></text:span>m <text:span text:style-name="Default_20_Paragraph_20_Font"><text:span text:style-name="T1">excedat, nullo magno praesid</text:span></text:span>i<text:span text:style-name="Default_20_Paragraph_20_Font"><text:span text:style-name="T1">o<text:line-break/></text:span></text:span>o<text:span text:style-name="Default_20_Paragraph_20_Font"><text:span text:style-name="T1">pu</text:span></text:span>s <text:span text:style-name="Default_20_Paragraph_20_Font"><text:span text:style-name="T1">est,. demissi</text:span></text:span>o <text:span text:style-name="Default_20_Paragraph_20_Font"><text:span text:style-name="T1">en</text:span></text:span>im <text:span text:style-name="Default_20_Paragraph_20_Font"><text:span text:style-name="T1">la</text:span></text:span>t<text:span text:style-name="Default_20_Paragraph_20_Font"><text:span text:style-name="T1">o scapu</text:span></text:span>l<text:span text:style-name="Default_20_Paragraph_20_Font"><text:span text:style-name="T1">aru</text:span></text:span>m o<text:span text:style-name="Default_20_Paragraph_20_Font"><text:span text:style-name="T1">ste cum hu</text:span></text:span>m<text:span text:style-name="Default_20_Paragraph_20_Font"><text:span text:style-name="T1">ero</text:span></text:span></text:p>
      <text:p text:style-name="P2"><text:span text:style-name="Default_20_Paragraph_20_Font"><text:span text:style-name="T1">recte</text:span></text:span> i<text:span text:style-name="Default_20_Paragraph_20_Font"><text:span text:style-name="T1">n</text:span></text:span>t<text:span text:style-name="Default_20_Paragraph_20_Font"><text:span text:style-name="T1">er su osia concurrent, ac quaevis ra</text:span></text:span>ti<text:span text:style-name="Default_20_Paragraph_20_Font"><text:span text:style-name="T1">o vinciend</text:span></text:span>i<text:line-break/>sutis <text:span text:style-name="Default_20_Paragraph_20_Font"><text:span text:style-name="T1">er</text:span></text:span>it <text:span text:style-name="Default_20_Paragraph_20_Font"><text:span text:style-name="T1">et callu</text:span></text:span>s <text:span text:style-name="Default_20_Paragraph_20_Font"><text:span text:style-name="T1">pauc</text:span></text:span>is <text:span text:style-name="Default_20_Paragraph_20_Font"><text:span text:style-name="T1">d</text:span></text:span>i<text:span text:style-name="Default_20_Paragraph_20_Font"><text:span text:style-name="T1">ebu</text:span></text:span>s i<text:span text:style-name="Default_20_Paragraph_20_Font"><text:span text:style-name="T1">ncresc</text:span></text:span>a<text:span text:style-name="Default_20_Paragraph_20_Font"><text:span text:style-name="T1">t.</text:span></text:span></text:p>
      <text:p text:style-name="P12">In superioribus quidem demonstravit, ubi totum ju-<text:line-break/>gulum transversum abrumpatur, fere quod a pectore est<text:line-break/>sursum converti ; quod a summitate lati scapularum ossis,<text:line-break/>deorsum. Nunc eum modum persequitur qui rarius ac-<text:line-break/>cidit, sub quo ea pars juguli quae est a summitate lati<text:line-break/>scapularum ossis sursum fertur, quae a pectore demittitur;<text:line-break/>atque hic, ut ait, facilius sauefcit. Nam demissa summitate<text:line-break/>lati scapularum ossis , simul etiam demittitur ea juguli pars<text:line-break/>quae ipsi continuatur, sicque alteri aequata illigatur ca-<text:line-break/>raturque.</text:p>
      <text:h text:style-name="Heading_20_2" text:outline-level="2">LXXI.</text:h>
      <text:p text:style-name="P5">Q<text:span text:style-name="Default_20_Paragraph_20_Font"><text:span text:style-name="T1">uodsi non com</text:span></text:span>mi<text:span text:style-name="Default_20_Paragraph_20_Font"><text:span text:style-name="T1">nua</text:span></text:span>t<text:span text:style-name="Default_20_Paragraph_20_Font"><text:span text:style-name="T1">ur h</text:span></text:span>o<text:span text:style-name="Default_20_Paragraph_20_Font"><text:span text:style-name="T1">c pacto , sed ab hac vel</text:span></text:span> i<text:span text:style-name="Default_20_Paragraph_20_Font"><text:span text:style-name="T1">lla<text:line-break/>parte in latere eru</text:span></text:span>m<text:span text:style-name="Default_20_Paragraph_20_Font"><text:span text:style-name="T1">pat, in su</text:span></text:span>am <text:span text:style-name="Default_20_Paragraph_20_Font"><text:span text:style-name="T1">locum collocandum</text:span></text:span></text:p>
      <text:p text:style-name="P2"><text:span text:style-name="Default_20_Paragraph_20_Font"><text:span text:style-name="T1">er</text:span></text:span>it, l<text:span text:style-name="Default_20_Paragraph_20_Font"><text:span text:style-name="T1">a</text:span></text:span>t<text:span text:style-name="Default_20_Paragraph_20_Font"><text:span text:style-name="T1">o scapu</text:span></text:span>l<text:span text:style-name="Default_20_Paragraph_20_Font"><text:span text:style-name="T1">aru</text:span></text:span>m <text:span text:style-name="Default_20_Paragraph_20_Font"><text:span text:style-name="T1">osse una cum hu</text:span></text:span>m<text:span text:style-name="Default_20_Paragraph_20_Font"><text:span text:style-name="T1">ero exci</text:span></text:span>t<text:span text:style-name="Default_20_Paragraph_20_Font"><text:span text:style-name="T1">a</text:span></text:span>t<text:span text:style-name="Default_20_Paragraph_20_Font"><text:span text:style-name="T1">o,<text:line-break/>quemadmodum et in super</text:span></text:span>i<text:span text:style-name="Default_20_Paragraph_20_Font"><text:span text:style-name="T1">oribus expl</text:span></text:span>i<text:span text:style-name="Default_20_Paragraph_20_Font"><text:span text:style-name="T1">cav</text:span></text:span>im<text:span text:style-name="Default_20_Paragraph_20_Font"><text:span text:style-name="T1">us. </text:span></text:span>U<text:span text:style-name="Default_20_Paragraph_20_Font"><text:span text:style-name="T1">bi<text:line-break/>rest</text:span></text:span>i<text:span text:style-name="Default_20_Paragraph_20_Font"><text:span text:style-name="T1">tu</text:span></text:span>t<text:span text:style-name="Default_20_Paragraph_20_Font"><text:span text:style-name="T1">u</text:span></text:span>m <text:span text:style-name="Default_20_Paragraph_20_Font"><text:span text:style-name="T1">suerit</text:span></text:span> i<text:span text:style-name="Default_20_Paragraph_20_Font"><text:span text:style-name="T1">n pr</text:span></text:span>i<text:span text:style-name="Default_20_Paragraph_20_Font"><text:span text:style-name="T1">stinu</text:span></text:span>m <text:span text:style-name="Default_20_Paragraph_20_Font"><text:span text:style-name="T1">sia</text:span></text:span>t<text:span text:style-name="Default_20_Paragraph_20_Font"><text:span text:style-name="T1">um, re</text:span></text:span>li<text:span text:style-name="Default_20_Paragraph_20_Font"><text:span text:style-name="T1">qua cura</text:span></text:span>tio<text:line-break/><text:span text:style-name="Default_20_Paragraph_20_Font"><text:span text:style-name="T1">celerrime pe</text:span></text:span>r<text:span text:style-name="Default_20_Paragraph_20_Font"><text:span text:style-name="T1">sic</text:span></text:span>i<text:span text:style-name="Default_20_Paragraph_20_Font"><text:span text:style-name="T1">e</text:span></text:span>t<text:span text:style-name="Default_20_Paragraph_20_Font"><text:span text:style-name="T1">ur. </text:span></text:span>P<text:span text:style-name="Default_20_Paragraph_20_Font"><text:span text:style-name="T1">lerumque</text:span></text:span> i<text:span text:style-name="Default_20_Paragraph_20_Font"><text:span text:style-name="T1">gitur quu</text:span></text:span>m <text:span text:style-name="Default_20_Paragraph_20_Font"><text:span text:style-name="T1">partes<text:line-break/></text:span></text:span>i<text:span text:style-name="Default_20_Paragraph_20_Font"><text:span text:style-name="T1">n</text:span></text:span>t<text:span text:style-name="Default_20_Paragraph_20_Font"><text:span text:style-name="T1">er se ceperunt</text:span></text:span>, i<text:span text:style-name="Default_20_Paragraph_20_Font"><text:span text:style-name="T1">psa humero sursum coact</text:span></text:span>o <text:span text:style-name="Default_20_Paragraph_20_Font"><text:span text:style-name="T1">resti</text:span></text:span>t<text:span text:style-name="Default_20_Paragraph_20_Font"><text:span text:style-name="T1">uitur.</text:span></text:span></text:p>
      <text:p text:style-name="P3">Quod ab ipfo nunc proponitur, accipere debemus in<text:line-break/>osse quod in interiorem vel exteriorem partem prolabitur.<text:line-break/>Intellige nunc quam dico interiorem partem , eam quae<text:line-break/>alte sita est in corpore ; exteriorem , quae in superficie<text:line-break/>ad cutem.</text:p>
      <text:h text:style-name="Heading_20_2" text:outline-level="2">LXXlli</text:h>
      <text:p text:style-name="P5">U<text:span text:style-name="Default_20_Paragraph_20_Font"><text:span text:style-name="T1">ticunque au</text:span></text:span>t<text:span text:style-name="Default_20_Paragraph_20_Font"><text:span text:style-name="T1">e</text:span></text:span>m <text:span text:style-name="Default_20_Paragraph_20_Font"><text:span text:style-name="T1">qu</text:span></text:span>o<text:span text:style-name="Default_20_Paragraph_20_Font"><text:span text:style-name="T1">d a super</text:span></text:span>i<text:span text:style-name="Default_20_Paragraph_20_Font"><text:span text:style-name="T1">ori parte est</text:span></text:span> i<text:span text:style-name="Default_20_Paragraph_20_Font"><text:span text:style-name="T1">n latus vel<text:line-break/>in</text:span></text:span> i<text:span text:style-name="Default_20_Paragraph_20_Font"><text:span text:style-name="T1">nferiorem parte</text:span></text:span>m <text:span text:style-name="Default_20_Paragraph_20_Font"><text:span text:style-name="T1">ven</text:span></text:span>i<text:span text:style-name="Default_20_Paragraph_20_Font"><text:span text:style-name="T1">at, co</text:span></text:span>m<text:span text:style-name="Default_20_Paragraph_20_Font"><text:span text:style-name="T1">mode rest</text:span></text:span>i<text:span text:style-name="Default_20_Paragraph_20_Font"><text:span text:style-name="T1">tui</text:span></text:span>t<text:span text:style-name="Default_20_Paragraph_20_Font"><text:span text:style-name="T1">ur, si<text:line-break/>h</text:span></text:span>o<text:span text:style-name="Default_20_Paragraph_20_Font"><text:span text:style-name="T1">mo resup</text:span></text:span>i<text:span text:style-name="Default_20_Paragraph_20_Font"><text:span text:style-name="T1">netur, subsuta al</text:span></text:span>i<text:span text:style-name="Default_20_Paragraph_20_Font"><text:span text:style-name="T1">qua re</text:span></text:span> i<text:span text:style-name="Default_20_Paragraph_20_Font"><text:span text:style-name="T1">nter scapula</text:span></text:span>s <text:span text:style-name="Default_20_Paragraph_20_Font"><text:span text:style-name="T1">quae<text:line-break/>att</text:span></text:span>oll<text:span text:style-name="Default_20_Paragraph_20_Font"><text:span text:style-name="T1">at sic ut pectu</text:span></text:span>s <text:span text:style-name="Default_20_Paragraph_20_Font"><text:span text:style-name="T1">quam max</text:span></text:span>i<text:span text:style-name="Default_20_Paragraph_20_Font"><text:span text:style-name="T1">me recurv</text:span></text:span>at<text:span text:style-name="Default_20_Paragraph_20_Font"><text:span text:style-name="T1">ur; al</text:span></text:span>i<text:span text:style-name="Default_20_Paragraph_20_Font"><text:span text:style-name="T1">quis<text:line-break/>:tem hu</text:span></text:span>m<text:span text:style-name="Default_20_Paragraph_20_Font"><text:span text:style-name="T1">erum</text:span></text:span> j<text:span text:style-name="Default_20_Paragraph_20_Font"><text:span text:style-name="T1">uxta la</text:span></text:span>t<text:span text:style-name="Default_20_Paragraph_20_Font"><text:span text:style-name="T1">us exten</text:span></text:span>t<text:span text:style-name="Default_20_Paragraph_20_Font"><text:span text:style-name="T1">um sursu</text:span></text:span>m <text:span text:style-name="Default_20_Paragraph_20_Font"><text:span text:style-name="T1">adducat.</text:span></text:span></text:p>
      <text:p text:style-name="P2"><text:span text:style-name="Default_20_Paragraph_20_Font"><text:span text:style-name="T1">Medicus ver</text:span></text:span>o <text:span text:style-name="Default_20_Paragraph_20_Font"><text:span text:style-name="T1">altera</text:span></text:span> m<text:span text:style-name="Default_20_Paragraph_20_Font"><text:span text:style-name="T1">anu ad hu</text:span></text:span>m<text:span text:style-name="Default_20_Paragraph_20_Font"><text:span text:style-name="T1">eri caput data pr</text:span></text:span>o-<text:line-break/><text:span text:style-name="Default_20_Paragraph_20_Font"><text:span text:style-name="T1">m</text:span></text:span>i<text:span text:style-name="Default_20_Paragraph_20_Font"><text:span text:style-name="T1">nent</text:span></text:span>io<text:span text:style-name="Default_20_Paragraph_20_Font"><text:span text:style-name="T1">r</text:span></text:span>i <text:span text:style-name="Default_20_Paragraph_20_Font"><text:span text:style-name="T1">pal</text:span></text:span>m<text:span text:style-name="Default_20_Paragraph_20_Font"><text:span text:style-name="T1">ae parte repellat, altera qu</text:span></text:span>o<text:span text:style-name="Default_20_Paragraph_20_Font"><text:span text:style-name="T1">d diductu</text:span></text:span>m<text:line-break/><text:span text:style-name="Default_20_Paragraph_20_Font"><text:span text:style-name="T1">esi comp</text:span></text:span>o<text:span text:style-name="Default_20_Paragraph_20_Font"><text:span text:style-name="T1">nat: sic en</text:span></text:span>i<text:span text:style-name="Default_20_Paragraph_20_Font"><text:span text:style-name="T1">m</text:span></text:span> m<text:span text:style-name="Default_20_Paragraph_20_Font"><text:span text:style-name="T1">axime</text:span></text:span> i<text:span text:style-name="Default_20_Paragraph_20_Font"><text:span text:style-name="T1">n na</text:span></text:span>t<text:span text:style-name="Default_20_Paragraph_20_Font"><text:span text:style-name="T1">uralem sudem re-<text:line-break/>siituet. sed, sicut</text:span></text:span> j<text:span text:style-name="Default_20_Paragraph_20_Font"><text:span text:style-name="T1">a</text:span></text:span>m <text:span text:style-name="Default_20_Paragraph_20_Font"><text:span text:style-name="T1">diximus, super</text:span></text:span>i<text:span text:style-name="Default_20_Paragraph_20_Font"><text:span text:style-name="T1">u</text:span></text:span>s <text:span text:style-name="Default_20_Paragraph_20_Font"><text:span text:style-name="T1">os deorsum<text:line-break/>ferri</text:span></text:span> m<text:span text:style-name="Default_20_Paragraph_20_Font"><text:span text:style-name="T1">ax</text:span></text:span>i<text:span text:style-name="Default_20_Paragraph_20_Font"><text:span text:style-name="T1">me solat. </text:span></text:span>P<text:span text:style-name="Default_20_Paragraph_20_Font"><text:span text:style-name="T1">ler</text:span></text:span>is<text:span text:style-name="Default_20_Paragraph_20_Font"><text:span text:style-name="T1">que ub</text:span></text:span>i <text:span text:style-name="Default_20_Paragraph_20_Font"><text:span text:style-name="T1">alligat</text:span></text:span>i <text:span text:style-name="Default_20_Paragraph_20_Font"><text:span text:style-name="T1">sunt, con-<text:line-break/>ven</text:span></text:span>i<text:span text:style-name="Default_20_Paragraph_20_Font"><text:span text:style-name="T1">t</text:span></text:span> i<text:span text:style-name="Default_20_Paragraph_20_Font"><text:span text:style-name="T1">ta figurar</text:span></text:span>i , <text:span text:style-name="Default_20_Paragraph_20_Font"><text:span text:style-name="T1">ut cub</text:span></text:span>i<text:span text:style-name="Default_20_Paragraph_20_Font"><text:span text:style-name="T1">tu</text:span></text:span>s j<text:span text:style-name="Default_20_Paragraph_20_Font"><text:span text:style-name="T1">uxta latu</text:span></text:span>s <text:span text:style-name="Default_20_Paragraph_20_Font"><text:span text:style-name="T1">cont</text:span></text:span>i<text:span text:style-name="Default_20_Paragraph_20_Font"><text:span text:style-name="T1">neatur,<text:line-break/>sicqu</text:span></text:span>e <text:span text:style-name="Default_20_Paragraph_20_Font"><text:span text:style-name="T1">humer</text:span></text:span>i <text:span text:style-name="Default_20_Paragraph_20_Font"><text:span text:style-name="T1">caput exc</text:span></text:span>i<text:span text:style-name="Default_20_Paragraph_20_Font"><text:span text:style-name="T1">tetur.</text:span></text:span></text:p>
      <text:p text:style-name="P13">Ubi ea pars juguli quae cum pectoris osse committi-<text:line-break/>tur vel in latus vel in inferiorem partem prorumpat,<text:line-break/>tunc alt commode restitui, si homo resupinetur, fubjecto<text:line-break/>inter scapulas juxta spinam pulvino seu cervicali, .sive<text:line-break/>tali quopiam, ut hac via thorax totus recurvatur. Hoc<text:line-break/>autem expressit vocabulo <text:span text:style-name="Default_20_Paragraph_20_Font"><text:span text:style-name="T6">περιῤῥηδὲς</text:span></text:span><text:span text:style-name="Default_20_Paragraph_20_Font"><text:span text:style-name="T8"> </text:span></text:span>, quod poeta etiam<text:line-break/>usurpavit quum inquito<text:tab/>...</text:p>
      <text:p text:style-name="P3"><text:span text:style-name="Default_20_Paragraph_20_Font"><text:span text:style-name="T6">Η.ριῤῥηδής τε τραπέζης κατέπεσε.</text:span></text:span></text:p>
      <text:p text:style-name="P1">Homine igitur ita figurato praecipit ut medicus altera<text:line-break/>manu humeri ad latus adducti caput in exteriorem par-<text:line-break/>tem repellat; sic enim diductae juguli partes plurimum<text:line-break/>inter se recedent, recurvato pectoris habitu multum ad<text:line-break/>eam rem conferente; altera manu componat atque in<text:line-break/>unum adducat diductas juguli partes; humerum vero juxta<text:line-break/>latus <text:span text:style-name="Default_20_Paragraph_20_Font"><text:span text:style-name="T1">t</text:span></text:span>urium compelli interdum fatias esse in sequentibus<text:line-break/>adscribit.</text:p>
      <text:h text:style-name="Heading_20_2" text:outline-level="2">LXXlll.</text:h>
      <text:p text:style-name="P5"><text:span text:style-name="Default_20_Paragraph_20_Font"><text:span text:style-name="T1">sed quibu</text:span></text:span>s<text:span text:style-name="Default_20_Paragraph_20_Font"><text:span text:style-name="T1">da</text:span></text:span>m, <text:span text:style-name="Default_20_Paragraph_20_Font"><text:span text:style-name="T1">ut narravi</text:span></text:span>m<text:span text:style-name="Default_20_Paragraph_20_Font"><text:span text:style-name="T1">us, debe</text:span></text:span>t <text:span text:style-name="Default_20_Paragraph_20_Font"><text:span text:style-name="T1">hu</text:span></text:span>m<text:span text:style-name="Default_20_Paragraph_20_Font"><text:span text:style-name="T1">er</text:span></text:span>i <text:span text:style-name="Default_20_Paragraph_20_Font"><text:span text:style-name="T1">capu</text:span></text:span>t <text:span text:style-name="Default_20_Paragraph_20_Font"><text:span text:style-name="T1">sursu</text:span></text:span>m<text:line-break/><text:span text:style-name="Default_20_Paragraph_20_Font"><text:span text:style-name="T1">urger</text:span></text:span>i, <text:span text:style-name="Default_20_Paragraph_20_Font"><text:span text:style-name="T1">cub</text:span></text:span>i<text:span text:style-name="Default_20_Paragraph_20_Font"><text:span text:style-name="T1">tu</text:span></text:span>s <text:span text:style-name="Default_20_Paragraph_20_Font"><text:span text:style-name="T1">au</text:span></text:span>t<text:span text:style-name="Default_20_Paragraph_20_Font"><text:span text:style-name="T1">em ad pectu</text:span></text:span>s <text:span text:style-name="Default_20_Paragraph_20_Font"><text:span text:style-name="T1">adduc</text:span></text:span>i, <text:span text:style-name="Default_20_Paragraph_20_Font"><text:span text:style-name="T1">manu</text:span></text:span>s <text:span text:style-name="Default_20_Paragraph_20_Font"><text:span text:style-name="T1">vero<text:line-break/>ad summ</text:span></text:span>it<text:span text:style-name="Default_20_Paragraph_20_Font"><text:span text:style-name="T1">atem la</text:span></text:span>ti <text:span text:style-name="Default_20_Paragraph_20_Font"><text:span text:style-name="T1">scapularu</text:span></text:span>m <text:span text:style-name="Default_20_Paragraph_20_Font"><text:span text:style-name="T1">osu</text:span></text:span>s <text:span text:style-name="Default_20_Paragraph_20_Font"><text:span text:style-name="T1">ab</text:span></text:span> i<text:span text:style-name="Default_20_Paragraph_20_Font"><text:span text:style-name="T1">n</text:span></text:span>t<text:span text:style-name="Default_20_Paragraph_20_Font"><text:span text:style-name="T1">egra parte.<text:line-break/>porr</text:span></text:span>i<text:span text:style-name="Default_20_Paragraph_20_Font"><text:span text:style-name="T1">genda esu</text:span></text:span> o<text:span text:style-name="Default_20_Paragraph_20_Font"><text:span text:style-name="T1">uodsi homo cubare nonreeusct, a</text:span></text:span>ha<text:line-break/><text:span text:style-name="Default_20_Paragraph_20_Font"><text:span text:style-name="T1">qu</text:span></text:span>i<text:span text:style-name="Default_20_Paragraph_20_Font"><text:span text:style-name="T1">d</text:span></text:span> im<text:span text:style-name="Default_20_Paragraph_20_Font"><text:span text:style-name="T1">ponere conven</text:span></text:span>it <text:span text:style-name="Default_20_Paragraph_20_Font"><text:span text:style-name="T1">quo sulc</text:span></text:span>i<text:span text:style-name="Default_20_Paragraph_20_Font"><text:span text:style-name="T1">atur, sic ut humeri<text:line-break/>capu</text:span></text:span>t m<text:span text:style-name="Default_20_Paragraph_20_Font"><text:span text:style-name="T1">ax</text:span></text:span>im<text:span text:style-name="Default_20_Paragraph_20_Font"><text:span text:style-name="T1">e subli</text:span></text:span>m<text:span text:style-name="Default_20_Paragraph_20_Font"><text:span text:style-name="T1">e sit; a</text:span></text:span>t si i<text:span text:style-name="Default_20_Paragraph_20_Font"><text:span text:style-name="T1">na</text:span></text:span>m<text:span text:style-name="Default_20_Paragraph_20_Font"><text:span text:style-name="T1">bula</text:span></text:span>t, <text:span text:style-name="Default_20_Paragraph_20_Font"><text:span text:style-name="T1">funda</text:span></text:span>m <text:span text:style-name="Default_20_Paragraph_20_Font"><text:span text:style-name="T1">a<text:line-break/>cerv</text:span></text:span>i<text:span text:style-name="Default_20_Paragraph_20_Font"><text:span text:style-name="T1">c</text:span></text:span>i<text:span text:style-name="Default_20_Paragraph_20_Font"><text:span text:style-name="T1">bu</text:span></text:span>s <text:span text:style-name="Default_20_Paragraph_20_Font"><text:span text:style-name="T1">suspendere ex fasc</text:span></text:span>i<text:span text:style-name="Default_20_Paragraph_20_Font"><text:span text:style-name="T1">a</text:span></text:span> o<text:span text:style-name="Default_20_Paragraph_20_Font"><text:span text:style-name="T1">porte</text:span></text:span>t, <text:span text:style-name="Default_20_Paragraph_20_Font"><text:span text:style-name="T1">quae cub</text:span></text:span>i<text:span text:style-name="Default_20_Paragraph_20_Font"><text:span text:style-name="T1">t</text:span></text:span>i <text:span text:style-name="Default_20_Paragraph_20_Font"><text:span text:style-name="T1">em</text:span></text:span>i-<text:line-break/><text:span text:style-name="Default_20_Paragraph_20_Font"><text:span text:style-name="T1">nen</text:span></text:span>t<text:span text:style-name="Default_20_Paragraph_20_Font"><text:span text:style-name="T1">ia</text:span></text:span>m <text:span text:style-name="Default_20_Paragraph_20_Font"><text:span text:style-name="T1">complec</text:span></text:span>t<text:span text:style-name="Default_20_Paragraph_20_Font"><text:span text:style-name="T1">a</text:span></text:span>t<text:span text:style-name="Default_20_Paragraph_20_Font"><text:span text:style-name="T1">ur.</text:span></text:span></text:p>
      <text:p text:style-name="P2">Haec figurandi ratio efficit ut humeri caput in exte-<text:line-break/>riorem partem compellatur, cum quo adducitur et juguli<text:line-break/>pars quae summitati lati scapularum ossis adjuncta esu<text:line-break/>Sed ejusmodi habitu inquit fere opus non esse, quod fu-<text:line-break/>periori satis restituatur, fub quo humerus juxta latus ex-<text:line-break/>tentus adducebatur cubito ibidem collocato, non quemad-<text:line-break/>modum nunc pectori superimposito. Abstinere igitur de-<text:line-break/>bemus ab imponendo cubito super pectus, non quod hic<text:line-break/>habitus priori sit deterior, feti quod per illum dumtaxat<text:line-break/>pleraque praestari possint, quae ad reponendum idonea<text:line-break/>posita <text:span text:style-name="Default_20_Paragraph_20_Font"><text:span text:style-name="T1">t</text:span></text:span>unc Quomodo si res non succedat, ad habitum<text:line-break/>transibimus fecundo loco ossenfu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9T12:57:00Z</meta:creation-date>
    <dc:date>2023-01-19T14:04:04.027000000</dc:date>
    <meta:editing-cycles>4</meta:editing-cycles>
    <meta:editing-duration>PT6M1S</meta:editing-duration>
    <meta:document-statistic meta:table-count="0" meta:image-count="0" meta:object-count="0" meta:page-count="77" meta:paragraph-count="221" meta:word-count="9440" meta:character-count="62383" meta:non-whitespace-character-count="53162"/>
    <meta:template xlink:type="simple" xlink:actuate="onRequest" xlink:title="" xlink:href="Normal.dotm"/>
  </office:meta>
</office:document-meta>
</file>